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ample1" table:style-name="ta1">
        <table:shapes>
          <draw:frame draw:z-index="0" draw:style-name="gr1" draw:text-style-name="P1" svg:width="11.9047in" svg:height="6.6961in" svg:x="5.665in" svg:y="0.4571in">
            <draw:object draw:notify-on-update-of-ranges="Example1.A2:Example1.A152 Example1.B2:Example1.B152 Example1.E1:Example1.E1 Example1.E2:Example1.E152 Example1.D2:Example1.D1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float" office:value="0.26265" calcext:value-type="float">
            <text:p>0.26265</text:p>
          </table:table-cell>
          <table:table-cell office:value-type="float" office:value="-0.425458" calcext:value-type="float">
            <text:p>-0.4254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18198" calcext:value-type="float">
            <text:p>-0.218198</text:p>
          </table:table-cell>
          <table:table-cell office:value-type="float" office:value="-0.449877" calcext:value-type="float">
            <text:p>-0.44987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64963" calcext:value-type="float">
            <text:p>-0.364963</text:p>
          </table:table-cell>
          <table:table-cell office:value-type="float" office:value="-0.341763" calcext:value-type="float">
            <text:p>-0.34176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2276" calcext:value-type="float">
            <text:p>0.102276</text:p>
          </table:table-cell>
          <table:table-cell office:value-type="float" office:value="0.489428" calcext:value-type="float">
            <text:p>0.48942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5443" calcext:value-type="float">
            <text:p>0.285443</text:p>
          </table:table-cell>
          <table:table-cell office:value-type="float" office:value="0.410515" calcext:value-type="float">
            <text:p>0.41051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91249" calcext:value-type="float">
            <text:p>0.191249</text:p>
          </table:table-cell>
          <table:table-cell office:value-type="float" office:value="0.461978" calcext:value-type="float">
            <text:p>0.46197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80253" calcext:value-type="float">
            <text:p>0.180253</text:p>
          </table:table-cell>
          <table:table-cell office:value-type="float" office:value="-0.466378" calcext:value-type="float">
            <text:p>-0.46637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25571" calcext:value-type="float">
            <text:p>-0.225571</text:p>
          </table:table-cell>
          <table:table-cell office:value-type="float" office:value="-0.446226" calcext:value-type="float">
            <text:p>-0.44622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53147" calcext:value-type="float">
            <text:p>-0.253147</text:p>
          </table:table-cell>
          <table:table-cell office:value-type="float" office:value="0.43118" calcext:value-type="float">
            <text:p>0.4311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8944" calcext:value-type="float">
            <text:p>0.288944</text:p>
          </table:table-cell>
          <table:table-cell office:value-type="float" office:value="-0.408058" calcext:value-type="float">
            <text:p>-0.4080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444965" calcext:value-type="float">
            <text:p>0.00444965</text:p>
          </table:table-cell>
          <table:table-cell office:value-type="float" office:value="0.49998" calcext:value-type="float">
            <text:p>0.4999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806969" calcext:value-type="float">
            <text:p>-0.0806969</text:p>
          </table:table-cell>
          <table:table-cell office:value-type="float" office:value="0.493445" calcext:value-type="float">
            <text:p>0.49344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10919" calcext:value-type="float">
            <text:p>0.0710919</text:p>
          </table:table-cell>
          <table:table-cell office:value-type="float" office:value="-0.49492" calcext:value-type="float">
            <text:p>-0.4949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28478" calcext:value-type="float">
            <text:p>-0.328478</text:p>
          </table:table-cell>
          <table:table-cell office:value-type="float" office:value="-0.376964" calcext:value-type="float">
            <text:p>-0.37696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1549" calcext:value-type="float">
            <text:p>-0.11549</text:p>
          </table:table-cell>
          <table:table-cell office:value-type="float" office:value="0.486479" calcext:value-type="float">
            <text:p>0.48647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30261" calcext:value-type="float">
            <text:p>-0.230261</text:p>
          </table:table-cell>
          <table:table-cell office:value-type="float" office:value="-0.443824" calcext:value-type="float">
            <text:p>-0.44382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63153" calcext:value-type="float">
            <text:p>-0.363153</text:p>
          </table:table-cell>
          <table:table-cell office:value-type="float" office:value="-0.343686" calcext:value-type="float">
            <text:p>-0.34368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29399" calcext:value-type="float">
            <text:p>0.0729399</text:p>
          </table:table-cell>
          <table:table-cell office:value-type="float" office:value="0.494651" calcext:value-type="float">
            <text:p>0.49465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05999" calcext:value-type="float">
            <text:p>0.305999</text:p>
          </table:table-cell>
          <table:table-cell office:value-type="float" office:value="-0.39543" calcext:value-type="float">
            <text:p>-0.3954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08344" calcext:value-type="float">
            <text:p>-0.108344</text:p>
          </table:table-cell>
          <table:table-cell office:value-type="float" office:value="-0.48812" calcext:value-type="float">
            <text:p>-0.4881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0922" calcext:value-type="float">
            <text:p>0.410922</text:p>
          </table:table-cell>
          <table:table-cell office:value-type="float" office:value="0.284857" calcext:value-type="float">
            <text:p>0.28485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502109" calcext:value-type="float">
            <text:p>-0.00502109</text:p>
          </table:table-cell>
          <table:table-cell office:value-type="float" office:value="0.499975" calcext:value-type="float">
            <text:p>0.49997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60468" calcext:value-type="float">
            <text:p>-0.160468</text:p>
          </table:table-cell>
          <table:table-cell office:value-type="float" office:value="0.47355" calcext:value-type="float">
            <text:p>0.4735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924583" calcext:value-type="float">
            <text:p>-0.0924583</text:p>
          </table:table-cell>
          <table:table-cell office:value-type="float" office:value="-0.491377" calcext:value-type="float">
            <text:p>-0.49137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13527" calcext:value-type="float">
            <text:p>-0.213527</text:p>
          </table:table-cell>
          <table:table-cell office:value-type="float" office:value="0.452113" calcext:value-type="float">
            <text:p>0.45211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7951" calcext:value-type="float">
            <text:p>0.417951</text:p>
          </table:table-cell>
          <table:table-cell office:value-type="float" office:value="-0.274439" calcext:value-type="float">
            <text:p>-0.27443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41836" calcext:value-type="float">
            <text:p>-0.041836</text:p>
          </table:table-cell>
          <table:table-cell office:value-type="float" office:value="0.498247" calcext:value-type="float">
            <text:p>0.49824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85619" calcext:value-type="float">
            <text:p>-0.385619</text:p>
          </table:table-cell>
          <table:table-cell office:value-type="float" office:value="0.318274" calcext:value-type="float">
            <text:p>0.31827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4982" calcext:value-type="float">
            <text:p>0.464982</text:p>
          </table:table-cell>
          <table:table-cell office:value-type="float" office:value="0.183825" calcext:value-type="float">
            <text:p>0.18382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2203" calcext:value-type="float">
            <text:p>0.152203</text:p>
          </table:table-cell>
          <table:table-cell office:value-type="float" office:value="-0.476271" calcext:value-type="float">
            <text:p>-0.47627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1559" calcext:value-type="float">
            <text:p>0.461559</text:p>
          </table:table-cell>
          <table:table-cell office:value-type="float" office:value="0.192258" calcext:value-type="float">
            <text:p>0.1922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38319" calcext:value-type="float">
            <text:p>0.0638319</text:p>
          </table:table-cell>
          <table:table-cell office:value-type="float" office:value="0.495909" calcext:value-type="float">
            <text:p>0.49590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0853" calcext:value-type="float">
            <text:p>0.280853</text:p>
          </table:table-cell>
          <table:table-cell office:value-type="float" office:value="0.413668" calcext:value-type="float">
            <text:p>0.41366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13151" calcext:value-type="float">
            <text:p>-0.413151</text:p>
          </table:table-cell>
          <table:table-cell office:value-type="float" office:value="0.281614" calcext:value-type="float">
            <text:p>0.28161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71784" calcext:value-type="float">
            <text:p>0.0571784</text:p>
          </table:table-cell>
          <table:table-cell office:value-type="float" office:value="0.49672" calcext:value-type="float">
            <text:p>0.4967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22943" calcext:value-type="float">
            <text:p>0.222943</text:p>
          </table:table-cell>
          <table:table-cell office:value-type="float" office:value="-0.447545" calcext:value-type="float">
            <text:p>-0.44754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95814" calcext:value-type="float">
            <text:p>0.195814</text:p>
          </table:table-cell>
          <table:table-cell office:value-type="float" office:value="0.460062" calcext:value-type="float">
            <text:p>0.46006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4071" calcext:value-type="float">
            <text:p>0.384071</text:p>
          </table:table-cell>
          <table:table-cell office:value-type="float" office:value="0.32014" calcext:value-type="float">
            <text:p>0.3201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50372" calcext:value-type="float">
            <text:p>-0.150372</text:p>
          </table:table-cell>
          <table:table-cell office:value-type="float" office:value="0.476852" calcext:value-type="float">
            <text:p>0.47685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89385" calcext:value-type="float">
            <text:p>-0.489385</text:p>
          </table:table-cell>
          <table:table-cell office:value-type="float" office:value="-0.10248" calcext:value-type="float">
            <text:p>-0.1024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00656" calcext:value-type="float">
            <text:p>0.200656</text:p>
          </table:table-cell>
          <table:table-cell office:value-type="float" office:value="-0.457971" calcext:value-type="float">
            <text:p>-0.45797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97135" calcext:value-type="float">
            <text:p>-0.197135</text:p>
          </table:table-cell>
          <table:table-cell office:value-type="float" office:value="-0.459497" calcext:value-type="float">
            <text:p>-0.45949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0039" calcext:value-type="float">
            <text:p>0.120039</text:p>
          </table:table-cell>
          <table:table-cell office:value-type="float" office:value="-0.485377" calcext:value-type="float">
            <text:p>-0.48537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7091" calcext:value-type="float">
            <text:p>0.257091</text:p>
          </table:table-cell>
          <table:table-cell office:value-type="float" office:value="0.428841" calcext:value-type="float">
            <text:p>0.42884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8126" calcext:value-type="float">
            <text:p>0.398126</text:p>
          </table:table-cell>
          <table:table-cell office:value-type="float" office:value="0.302483" calcext:value-type="float">
            <text:p>0.30248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02951" calcext:value-type="float">
            <text:p>0.0902951</text:p>
          </table:table-cell>
          <table:table-cell office:value-type="float" office:value="0.491779" calcext:value-type="float">
            <text:p>0.49177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21974" calcext:value-type="float">
            <text:p>-0.321974</text:p>
          </table:table-cell>
          <table:table-cell office:value-type="float" office:value="0.382534" calcext:value-type="float">
            <text:p>0.38253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553061" calcext:value-type="float">
            <text:p>-0.0553061</text:p>
          </table:table-cell>
          <table:table-cell office:value-type="float" office:value="-0.496932" calcext:value-type="float">
            <text:p>-0.49693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1629" calcext:value-type="float">
            <text:p>-0.11629</text:p>
          </table:table-cell>
          <table:table-cell office:value-type="float" office:value="-0.486289" calcext:value-type="float">
            <text:p>-0.48628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83446" calcext:value-type="float">
            <text:p>-0.483446</text:p>
          </table:table-cell>
          <table:table-cell office:value-type="float" office:value="0.127592" calcext:value-type="float">
            <text:p>0.12759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.05865" calcext:value-type="float">
            <text:p>-7.05865</text:p>
          </table:table-cell>
          <table:table-cell office:value-type="float" office:value="-7.08346" calcext:value-type="float">
            <text:p>-7.0834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0717" calcext:value-type="float">
            <text:p>-1.0717</text:p>
          </table:table-cell>
          <table:table-cell office:value-type="float" office:value="9.94241" calcext:value-type="float">
            <text:p>9.9424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2466" calcext:value-type="float">
            <text:p>6.12466</text:p>
          </table:table-cell>
          <table:table-cell office:value-type="float" office:value="7.90497" calcext:value-type="float">
            <text:p>7.9049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2199" calcext:value-type="float">
            <text:p>8.02199</text:p>
          </table:table-cell>
          <table:table-cell office:value-type="float" office:value="-5.97056" calcext:value-type="float">
            <text:p>-5.9705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32752" calcext:value-type="float">
            <text:p>-6.32752</text:p>
          </table:table-cell>
          <table:table-cell office:value-type="float" office:value="7.74355" calcext:value-type="float">
            <text:p>7.7435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5613" calcext:value-type="float">
            <text:p>6.35613</text:p>
          </table:table-cell>
          <table:table-cell office:value-type="float" office:value="-7.72008" calcext:value-type="float">
            <text:p>-7.7200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8054" calcext:value-type="float">
            <text:p>9.38054</text:p>
          </table:table-cell>
          <table:table-cell office:value-type="float" office:value="3.46489" calcext:value-type="float">
            <text:p>3.4648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.26526" calcext:value-type="float">
            <text:p>-4.26526</text:p>
          </table:table-cell>
          <table:table-cell office:value-type="float" office:value="-9.04475" calcext:value-type="float">
            <text:p>-9.0447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17843" calcext:value-type="float">
            <text:p>-6.17843</text:p>
          </table:table-cell>
          <table:table-cell office:value-type="float" office:value="-7.86302" calcext:value-type="float">
            <text:p>-7.8630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14881" calcext:value-type="float">
            <text:p>4.14881</text:p>
          </table:table-cell>
          <table:table-cell office:value-type="float" office:value="-9.09876" calcext:value-type="float">
            <text:p>-9.0987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6739" calcext:value-type="float">
            <text:p>1.6739</text:p>
          </table:table-cell>
          <table:table-cell office:value-type="float" office:value="-9.85891" calcext:value-type="float">
            <text:p>-9.8589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4531" calcext:value-type="float">
            <text:p>5.94531</text:p>
          </table:table-cell>
          <table:table-cell office:value-type="float" office:value="8.04073" calcext:value-type="float">
            <text:p>8.0407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1603" calcext:value-type="float">
            <text:p>9.21603</text:p>
          </table:table-cell>
          <table:table-cell office:value-type="float" office:value="-3.88133" calcext:value-type="float">
            <text:p>-3.8813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.47909" calcext:value-type="float">
            <text:p>-3.47909</text:p>
          </table:table-cell>
          <table:table-cell office:value-type="float" office:value="9.37528" calcext:value-type="float">
            <text:p>9.3752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9024" calcext:value-type="float">
            <text:p>5.19024</text:p>
          </table:table-cell>
          <table:table-cell office:value-type="float" office:value="-8.54759" calcext:value-type="float">
            <text:p>-8.5475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3058" calcext:value-type="float">
            <text:p>9.13058</text:p>
          </table:table-cell>
          <table:table-cell office:value-type="float" office:value="4.0783" calcext:value-type="float">
            <text:p>4.078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7468" calcext:value-type="float">
            <text:p>0.27468</text:p>
          </table:table-cell>
          <table:table-cell office:value-type="float" office:value="9.99623" calcext:value-type="float">
            <text:p>9.9962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0512" calcext:value-type="float">
            <text:p>5.90512</text:p>
          </table:table-cell>
          <table:table-cell office:value-type="float" office:value="8.07029" calcext:value-type="float">
            <text:p>8.0702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92337" calcext:value-type="float">
            <text:p>-1.92337</text:p>
          </table:table-cell>
          <table:table-cell office:value-type="float" office:value="9.81329" calcext:value-type="float">
            <text:p>9.8132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89548" calcext:value-type="float">
            <text:p>-9.89548</text:p>
          </table:table-cell>
          <table:table-cell office:value-type="float" office:value="1.44205" calcext:value-type="float">
            <text:p>1.4420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8738" calcext:value-type="float">
            <text:p>0.978738</text:p>
          </table:table-cell>
          <table:table-cell office:value-type="float" office:value="-9.95199" calcext:value-type="float">
            <text:p>-9.9519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68171" calcext:value-type="float">
            <text:p>-8.68171</text:p>
          </table:table-cell>
          <table:table-cell office:value-type="float" office:value="-4.96265" calcext:value-type="float">
            <text:p>-4.9626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77988" calcext:value-type="float">
            <text:p>-0.577988</text:p>
          </table:table-cell>
          <table:table-cell office:value-type="float" office:value="-9.98328" calcext:value-type="float">
            <text:p>-9.9832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89738" calcext:value-type="float">
            <text:p>1.89738</text:p>
          </table:table-cell>
          <table:table-cell office:value-type="float" office:value="-9.81835" calcext:value-type="float">
            <text:p>-9.8183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.9083" calcext:value-type="float">
            <text:p>-5.9083</text:p>
          </table:table-cell>
          <table:table-cell office:value-type="float" office:value="-8.06796" calcext:value-type="float">
            <text:p>-8.0679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92923" calcext:value-type="float">
            <text:p>3.92923</text:p>
          </table:table-cell>
          <table:table-cell office:value-type="float" office:value="9.19572" calcext:value-type="float">
            <text:p>9.1957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89767" calcext:value-type="float">
            <text:p>4.89767</text:p>
          </table:table-cell>
          <table:table-cell office:value-type="float" office:value="8.71853" calcext:value-type="float">
            <text:p>8.7185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.88782" calcext:value-type="float">
            <text:p>-3.88782</text:p>
          </table:table-cell>
          <table:table-cell office:value-type="float" office:value="9.2133" calcext:value-type="float">
            <text:p>9.213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3594" calcext:value-type="float">
            <text:p>7.13594</text:p>
          </table:table-cell>
          <table:table-cell office:value-type="float" office:value="-7.0056" calcext:value-type="float">
            <text:p>-7.005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61737" calcext:value-type="float">
            <text:p>-9.61737</text:p>
          </table:table-cell>
          <table:table-cell office:value-type="float" office:value="-2.73975" calcext:value-type="float">
            <text:p>-2.7397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.40113" calcext:value-type="float">
            <text:p>-7.40113</text:p>
          </table:table-cell>
          <table:table-cell office:value-type="float" office:value="-6.72483" calcext:value-type="float">
            <text:p>-6.7248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9087" calcext:value-type="float">
            <text:p>1.09087</text:p>
          </table:table-cell>
          <table:table-cell office:value-type="float" office:value="-9.94032" calcext:value-type="float">
            <text:p>-9.9403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35904" calcext:value-type="float">
            <text:p>-6.35904</text:p>
          </table:table-cell>
          <table:table-cell office:value-type="float" office:value="7.71768" calcext:value-type="float">
            <text:p>7.7176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30001" calcext:value-type="float">
            <text:p>2.30001</text:p>
          </table:table-cell>
          <table:table-cell office:value-type="float" office:value="-9.7319" calcext:value-type="float">
            <text:p>-9.731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05693" calcext:value-type="float">
            <text:p>0.0205693</text:p>
          </table:table-cell>
          <table:table-cell office:value-type="float" office:value="9.99998" calcext:value-type="float">
            <text:p>9.9999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821" calcext:value-type="float">
            <text:p>6.3821</text:p>
          </table:table-cell>
          <table:table-cell office:value-type="float" office:value="7.69862" calcext:value-type="float">
            <text:p>7.6986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20459" calcext:value-type="float">
            <text:p>-9.20459</text:p>
          </table:table-cell>
          <table:table-cell office:value-type="float" office:value="3.90839" calcext:value-type="float">
            <text:p>3.9083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424" calcext:value-type="float">
            <text:p>1.4424</text:p>
          </table:table-cell>
          <table:table-cell office:value-type="float" office:value="-9.89543" calcext:value-type="float">
            <text:p>-9.8954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5748" calcext:value-type="float">
            <text:p>8.65748</text:p>
          </table:table-cell>
          <table:table-cell office:value-type="float" office:value="-5.0048" calcext:value-type="float">
            <text:p>-5.004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9334" calcext:value-type="float">
            <text:p>5.39334</text:p>
          </table:table-cell>
          <table:table-cell office:value-type="float" office:value="8.42092" calcext:value-type="float">
            <text:p>8.4209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8626" calcext:value-type="float">
            <text:p>1.78626</text:p>
          </table:table-cell>
          <table:table-cell office:value-type="float" office:value="-9.83917" calcext:value-type="float">
            <text:p>-9.8391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0056" calcext:value-type="float">
            <text:p>3.0056</text:p>
          </table:table-cell>
          <table:table-cell office:value-type="float" office:value="9.53763" calcext:value-type="float">
            <text:p>9.5376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0891" calcext:value-type="float">
            <text:p>0.870891</text:p>
          </table:table-cell>
          <table:table-cell office:value-type="float" office:value="-9.96201" calcext:value-type="float">
            <text:p>-9.9620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4106" calcext:value-type="float">
            <text:p>5.34106</text:p>
          </table:table-cell>
          <table:table-cell office:value-type="float" office:value="-8.45418" calcext:value-type="float">
            <text:p>-8.4541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31449" calcext:value-type="float">
            <text:p>4.31449</text:p>
          </table:table-cell>
          <table:table-cell office:value-type="float" office:value="-9.02137" calcext:value-type="float">
            <text:p>-9.0213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81442" calcext:value-type="float">
            <text:p>-0.181442</text:p>
          </table:table-cell>
          <table:table-cell office:value-type="float" office:value="-9.99835" calcext:value-type="float">
            <text:p>-9.9983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252" calcext:value-type="float">
            <text:p>7.1252</text:p>
          </table:table-cell>
          <table:table-cell office:value-type="float" office:value="7.01652" calcext:value-type="float">
            <text:p>7.0165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44328" calcext:value-type="float">
            <text:p>-8.44328</text:p>
          </table:table-cell>
          <table:table-cell office:value-type="float" office:value="-5.35826" calcext:value-type="float">
            <text:p>-5.3582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73695" calcext:value-type="float">
            <text:p>-1.73695</text:p>
          </table:table-cell>
          <table:table-cell office:value-type="float" office:value="-9.84799" calcext:value-type="float">
            <text:p>-9.8479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.19778" calcext:value-type="float">
            <text:p>-5.19778</text:p>
          </table:table-cell>
          <table:table-cell office:value-type="float" office:value="-8.54301" calcext:value-type="float">
            <text:p>-8.5430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0802" calcext:value-type="float">
            <text:p>22.0802</text:p>
          </table:table-cell>
          <table:table-cell office:value-type="float" office:value="22.266" calcext:value-type="float">
            <text:p>22.26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6304" calcext:value-type="float">
            <text:p>24.6304</text:p>
          </table:table-cell>
          <table:table-cell office:value-type="float" office:value="21.0171" calcext:value-type="float">
            <text:p>21.017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7172" calcext:value-type="float">
            <text:p>23.7172</text:p>
          </table:table-cell>
          <table:table-cell office:value-type="float" office:value="21.2113" calcext:value-type="float">
            <text:p>21.211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1205" calcext:value-type="float">
            <text:p>21.1205</text:p>
          </table:table-cell>
          <table:table-cell office:value-type="float" office:value="25.9743" calcext:value-type="float">
            <text:p>25.974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1928" calcext:value-type="float">
            <text:p>21.1928</text:p>
          </table:table-cell>
          <table:table-cell office:value-type="float" office:value="26.2268" calcext:value-type="float">
            <text:p>26.226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4714" calcext:value-type="float">
            <text:p>22.4714</text:p>
          </table:table-cell>
          <table:table-cell office:value-type="float" office:value="21.9006" calcext:value-type="float">
            <text:p>21.900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2294" calcext:value-type="float">
            <text:p>25.2294</text:p>
          </table:table-cell>
          <table:table-cell office:value-type="float" office:value="21.0066" calcext:value-type="float">
            <text:p>21.006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7088" calcext:value-type="float">
            <text:p>24.7088</text:p>
          </table:table-cell>
          <table:table-cell office:value-type="float" office:value="28.9894" calcext:value-type="float">
            <text:p>28.989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5798" calcext:value-type="float">
            <text:p>23.5798</text:p>
          </table:table-cell>
          <table:table-cell office:value-type="float" office:value="21.2606" calcext:value-type="float">
            <text:p>21.260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2167" calcext:value-type="float">
            <text:p>21.2167</text:p>
          </table:table-cell>
          <table:table-cell office:value-type="float" office:value="26.2987" calcext:value-type="float">
            <text:p>26.298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4555" calcext:value-type="float">
            <text:p>24.4555</text:p>
          </table:table-cell>
          <table:table-cell office:value-type="float" office:value="21.0372" calcext:value-type="float">
            <text:p>21.037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1122" calcext:value-type="float">
            <text:p>21.1122</text:p>
          </table:table-cell>
          <table:table-cell office:value-type="float" office:value="25.9406" calcext:value-type="float">
            <text:p>25.940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3267" calcext:value-type="float">
            <text:p>25.3267</text:p>
          </table:table-cell>
          <table:table-cell office:value-type="float" office:value="28.9866" calcext:value-type="float">
            <text:p>28.986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5957" calcext:value-type="float">
            <text:p>23.5957</text:p>
          </table:table-cell>
          <table:table-cell office:value-type="float" office:value="21.2546" calcext:value-type="float">
            <text:p>21.254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7755" calcext:value-type="float">
            <text:p>24.7755</text:p>
          </table:table-cell>
          <table:table-cell office:value-type="float" office:value="21.0063" calcext:value-type="float">
            <text:p>21.006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1448" calcext:value-type="float">
            <text:p>28.1448</text:p>
          </table:table-cell>
          <table:table-cell office:value-type="float" office:value="22.5281" calcext:value-type="float">
            <text:p>22.528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558" calcext:value-type="float">
            <text:p>21.558</text:p>
          </table:table-cell>
          <table:table-cell office:value-type="float" office:value="27.0378" calcext:value-type="float">
            <text:p>27.037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2852" calcext:value-type="float">
            <text:p>24.2852</text:p>
          </table:table-cell>
          <table:table-cell office:value-type="float" office:value="21.0644" calcext:value-type="float">
            <text:p>21.064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3585" calcext:value-type="float">
            <text:p>28.3585</text:p>
          </table:table-cell>
          <table:table-cell office:value-type="float" office:value="22.8274" calcext:value-type="float">
            <text:p>22.827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6645" calcext:value-type="float">
            <text:p>21.6645</text:p>
          </table:table-cell>
          <table:table-cell office:value-type="float" office:value="22.7922" calcext:value-type="float">
            <text:p>22.792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2211" calcext:value-type="float">
            <text:p>27.2211</text:p>
          </table:table-cell>
          <table:table-cell office:value-type="float" office:value="21.6733" calcext:value-type="float">
            <text:p>21.673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3094" calcext:value-type="float">
            <text:p>25.3094</text:p>
          </table:table-cell>
          <table:table-cell office:value-type="float" office:value="21.012" calcext:value-type="float">
            <text:p>21.01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0659" calcext:value-type="float">
            <text:p>26.0659</text:p>
          </table:table-cell>
          <table:table-cell office:value-type="float" office:value="21.1446" calcext:value-type="float">
            <text:p>21.144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4862" calcext:value-type="float">
            <text:p>23.4862</text:p>
          </table:table-cell>
          <table:table-cell office:value-type="float" office:value="21.2975" calcext:value-type="float">
            <text:p>21.297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6253" calcext:value-type="float">
            <text:p>28.6253</text:p>
          </table:table-cell>
          <table:table-cell office:value-type="float" office:value="26.6904" calcext:value-type="float">
            <text:p>26.690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6435" calcext:value-type="float">
            <text:p>24.6435</text:p>
          </table:table-cell>
          <table:table-cell office:value-type="float" office:value="21.0159" calcext:value-type="float">
            <text:p>21.015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5388" calcext:value-type="float">
            <text:p>26.5388</text:p>
          </table:table-cell>
          <table:table-cell office:value-type="float" office:value="28.6921" calcext:value-type="float">
            <text:p>28.692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9926" calcext:value-type="float">
            <text:p>26.9926</text:p>
          </table:table-cell>
          <table:table-cell office:value-type="float" office:value="28.4684" calcext:value-type="float">
            <text:p>28.468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5809" calcext:value-type="float">
            <text:p>28.5809</text:p>
          </table:table-cell>
          <table:table-cell office:value-type="float" office:value="23.2175" calcext:value-type="float">
            <text:p>23.217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3494" calcext:value-type="float">
            <text:p>25.3494</text:p>
          </table:table-cell>
          <table:table-cell office:value-type="float" office:value="28.9847" calcext:value-type="float">
            <text:p>28.984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7979" calcext:value-type="float">
            <text:p>21.7979</text:p>
          </table:table-cell>
          <table:table-cell office:value-type="float" office:value="22.6028" calcext:value-type="float">
            <text:p>22.602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4688" calcext:value-type="float">
            <text:p>21.4688</text:p>
          </table:table-cell>
          <table:table-cell office:value-type="float" office:value="23.121" calcext:value-type="float">
            <text:p>23.12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3074" calcext:value-type="float">
            <text:p>24.3074</text:p>
          </table:table-cell>
          <table:table-cell office:value-type="float" office:value="28.9396" calcext:value-type="float">
            <text:p>28.939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5178" calcext:value-type="float">
            <text:p>25.5178</text:p>
          </table:table-cell>
          <table:table-cell office:value-type="float" office:value="21.0337" calcext:value-type="float">
            <text:p>21.033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9522" calcext:value-type="float">
            <text:p>25.9522</text:p>
          </table:table-cell>
          <table:table-cell office:value-type="float" office:value="28.885" calcext:value-type="float">
            <text:p>28.88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3882" calcext:value-type="float">
            <text:p>22.3882</text:p>
          </table:table-cell>
          <table:table-cell office:value-type="float" office:value="28.0296" calcext:value-type="float">
            <text:p>28.029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8667" calcext:value-type="float">
            <text:p>22.8667</text:p>
          </table:table-cell>
          <table:table-cell office:value-type="float" office:value="21.6164" calcext:value-type="float">
            <text:p>21.616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8428" calcext:value-type="float">
            <text:p>25.8428</text:p>
          </table:table-cell>
          <table:table-cell office:value-type="float" office:value="28.9102" calcext:value-type="float">
            <text:p>28.910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4236" calcext:value-type="float">
            <text:p>28.4236</text:p>
          </table:table-cell>
          <table:table-cell office:value-type="float" office:value="22.9314" calcext:value-type="float">
            <text:p>22.931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3086" calcext:value-type="float">
            <text:p>25.3086</text:p>
          </table:table-cell>
          <table:table-cell office:value-type="float" office:value="28.9881" calcext:value-type="float">
            <text:p>28.988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8485" calcext:value-type="float">
            <text:p>25.8485</text:p>
          </table:table-cell>
          <table:table-cell office:value-type="float" office:value="28.909" calcext:value-type="float">
            <text:p>28.90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806" calcext:value-type="float">
            <text:p>22.5806</text:p>
          </table:table-cell>
          <table:table-cell office:value-type="float" office:value="21.8147" calcext:value-type="float">
            <text:p>21.814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4445" calcext:value-type="float">
            <text:p>23.4445</text:p>
          </table:table-cell>
          <table:table-cell office:value-type="float" office:value="28.6852" calcext:value-type="float">
            <text:p>28.685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393" calcext:value-type="float">
            <text:p>24.393</text:p>
          </table:table-cell>
          <table:table-cell office:value-type="float" office:value="28.9537" calcext:value-type="float">
            <text:p>28.953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1738" calcext:value-type="float">
            <text:p>25.1738</text:p>
          </table:table-cell>
          <table:table-cell office:value-type="float" office:value="21.0038" calcext:value-type="float">
            <text:p>21.003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7343" calcext:value-type="float">
            <text:p>28.7343</text:p>
          </table:table-cell>
          <table:table-cell office:value-type="float" office:value="26.4336" calcext:value-type="float">
            <text:p>26.433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1376" calcext:value-type="float">
            <text:p>26.1376</text:p>
          </table:table-cell>
          <table:table-cell office:value-type="float" office:value="28.8348" calcext:value-type="float">
            <text:p>28.834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4427" calcext:value-type="float">
            <text:p>24.4427</text:p>
          </table:table-cell>
          <table:table-cell office:value-type="float" office:value="21.039" calcext:value-type="float">
            <text:p>21.03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9976" calcext:value-type="float">
            <text:p>27.9976</text:p>
          </table:table-cell>
          <table:table-cell office:value-type="float" office:value="22.3515" calcext:value-type="float">
            <text:p>22.351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0368" calcext:value-type="float">
            <text:p>25.0368</text:p>
          </table:table-cell>
          <table:table-cell office:value-type="float" office:value="21.0002" calcext:value-type="float">
            <text:p>21.000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tarSky" table:style-name="ta1">
        <table:shapes>
          <draw:frame draw:z-index="0" draw:style-name="gr1" draw:text-style-name="P1" svg:width="12.9819in" svg:height="7.302in" svg:x="5.5248in" svg:y="0.6669in">
            <draw:object draw:notify-on-update-of-ranges="StarSky.A2:StarSky.A202 StarSky.B2:StarSky.B202 StarSky.E1:StarSky.E1 StarSky.E2:StarSky.E202 StarSky.D2:StarSky.D2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float" office:value="-75.6343" calcext:value-type="float">
            <text:p>-75.6343</text:p>
          </table:table-cell>
          <table:table-cell office:value-type="float" office:value="-30.054" calcext:value-type="float">
            <text:p>-30.05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8.5967" calcext:value-type="float">
            <text:p>-88.5967</text:p>
          </table:table-cell>
          <table:table-cell office:value-type="float" office:value="-4.21491" calcext:value-type="float">
            <text:p>-4.2149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.7318" calcext:value-type="float">
            <text:p>42.7318</text:p>
          </table:table-cell>
          <table:table-cell office:value-type="float" office:value="4.72559" calcext:value-type="float">
            <text:p>4.7255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.7832" calcext:value-type="float">
            <text:p>54.7832</text:p>
          </table:table-cell>
          <table:table-cell office:value-type="float" office:value="52.1888" calcext:value-type="float">
            <text:p>52.188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6.7704" calcext:value-type="float">
            <text:p>-16.7704</text:p>
          </table:table-cell>
          <table:table-cell office:value-type="float" office:value="44.2336" calcext:value-type="float">
            <text:p>44.233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686" calcext:value-type="float">
            <text:p>15.8686</text:p>
          </table:table-cell>
          <table:table-cell office:value-type="float" office:value="83.08" calcext:value-type="float">
            <text:p>83.0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0358" calcext:value-type="float">
            <text:p>98.0358</text:p>
          </table:table-cell>
          <table:table-cell office:value-type="float" office:value="78.4924" calcext:value-type="float">
            <text:p>78.492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.3821" calcext:value-type="float">
            <text:p>37.3821</text:p>
          </table:table-cell>
          <table:table-cell office:value-type="float" office:value="-21.9477" calcext:value-type="float">
            <text:p>-21.947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.8309" calcext:value-type="float">
            <text:p>75.8309</text:p>
          </table:table-cell>
          <table:table-cell office:value-type="float" office:value="-38.7403" calcext:value-type="float">
            <text:p>-38.740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.3218" calcext:value-type="float">
            <text:p>69.3218</text:p>
          </table:table-cell>
          <table:table-cell office:value-type="float" office:value="-52.1246" calcext:value-type="float">
            <text:p>-52.124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4.4136" calcext:value-type="float">
            <text:p>-24.4136</text:p>
          </table:table-cell>
          <table:table-cell office:value-type="float" office:value="43.5368" calcext:value-type="float">
            <text:p>43.536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0005" calcext:value-type="float">
            <text:p>22.0005</text:p>
          </table:table-cell>
          <table:table-cell office:value-type="float" office:value="-27.4708" calcext:value-type="float">
            <text:p>-27.470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7.6456" calcext:value-type="float">
            <text:p>-97.6456</text:p>
          </table:table-cell>
          <table:table-cell office:value-type="float" office:value="-40.0361" calcext:value-type="float">
            <text:p>-40.036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2.0622" calcext:value-type="float">
            <text:p>-92.0622</text:p>
          </table:table-cell>
          <table:table-cell office:value-type="float" office:value="-44.4207" calcext:value-type="float">
            <text:p>-44.420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8.3925" calcext:value-type="float">
            <text:p>-58.3925</text:p>
          </table:table-cell>
          <table:table-cell office:value-type="float" office:value="-44.6745" calcext:value-type="float">
            <text:p>-44.674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7971" calcext:value-type="float">
            <text:p>-45.7971</text:p>
          </table:table-cell>
          <table:table-cell office:value-type="float" office:value="-74.6223" calcext:value-type="float">
            <text:p>-74.622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.0829" calcext:value-type="float">
            <text:p>60.0829</text:p>
          </table:table-cell>
          <table:table-cell office:value-type="float" office:value="-36.623" calcext:value-type="float">
            <text:p>-36.62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5.2343" calcext:value-type="float">
            <text:p>-55.2343</text:p>
          </table:table-cell>
          <table:table-cell office:value-type="float" office:value="22.2682" calcext:value-type="float">
            <text:p>22.268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.7843" calcext:value-type="float">
            <text:p>72.7843</text:p>
          </table:table-cell>
          <table:table-cell office:value-type="float" office:value="12.3683" calcext:value-type="float">
            <text:p>12.368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6477" calcext:value-type="float">
            <text:p>53.6477</text:p>
          </table:table-cell>
          <table:table-cell office:value-type="float" office:value="64.7338" calcext:value-type="float">
            <text:p>64.733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9.0985" calcext:value-type="float">
            <text:p>-69.0985</text:p>
          </table:table-cell>
          <table:table-cell office:value-type="float" office:value="-3.97628" calcext:value-type="float">
            <text:p>-3.9762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.3518" calcext:value-type="float">
            <text:p>42.3518</text:p>
          </table:table-cell>
          <table:table-cell office:value-type="float" office:value="-6.35938" calcext:value-type="float">
            <text:p>-6.3593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381" calcext:value-type="float">
            <text:p>11.5381</text:p>
          </table:table-cell>
          <table:table-cell office:value-type="float" office:value="81.9717" calcext:value-type="float">
            <text:p>81.971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821" calcext:value-type="float">
            <text:p>22.5821</text:p>
          </table:table-cell>
          <table:table-cell office:value-type="float" office:value="-91.6367" calcext:value-type="float">
            <text:p>-91.636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.25241" calcext:value-type="float">
            <text:p>-3.25241</text:p>
          </table:table-cell>
          <table:table-cell office:value-type="float" office:value="-77.9206" calcext:value-type="float">
            <text:p>-77.920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4948" calcext:value-type="float">
            <text:p>53.4948</text:p>
          </table:table-cell>
          <table:table-cell office:value-type="float" office:value="-36.9009" calcext:value-type="float">
            <text:p>-36.900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.5717" calcext:value-type="float">
            <text:p>43.5717</text:p>
          </table:table-cell>
          <table:table-cell office:value-type="float" office:value="88.0037" calcext:value-type="float">
            <text:p>88.003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6.7839" calcext:value-type="float">
            <text:p>-46.7839</text:p>
          </table:table-cell>
          <table:table-cell office:value-type="float" office:value="6.39777" calcext:value-type="float">
            <text:p>6.3977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.327" calcext:value-type="float">
            <text:p>54.327</text:p>
          </table:table-cell>
          <table:table-cell office:value-type="float" office:value="69.729" calcext:value-type="float">
            <text:p>69.72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8853" calcext:value-type="float">
            <text:p>53.8853</text:p>
          </table:table-cell>
          <table:table-cell office:value-type="float" office:value="-81.182" calcext:value-type="float">
            <text:p>-81.18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1.6007" calcext:value-type="float">
            <text:p>-81.6007</text:p>
          </table:table-cell>
          <table:table-cell office:value-type="float" office:value="77.583" calcext:value-type="float">
            <text:p>77.58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4.3477" calcext:value-type="float">
            <text:p>-84.3477</text:p>
          </table:table-cell>
          <table:table-cell office:value-type="float" office:value="35.0341" calcext:value-type="float">
            <text:p>35.034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4.962" calcext:value-type="float">
            <text:p>-64.962</text:p>
          </table:table-cell>
          <table:table-cell office:value-type="float" office:value="-71.256" calcext:value-type="float">
            <text:p>-71.25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6.9492" calcext:value-type="float">
            <text:p>-96.9492</text:p>
          </table:table-cell>
          <table:table-cell office:value-type="float" office:value="48.9232" calcext:value-type="float">
            <text:p>48.923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.656" calcext:value-type="float">
            <text:p>84.656</text:p>
          </table:table-cell>
          <table:table-cell office:value-type="float" office:value="-68.5775" calcext:value-type="float">
            <text:p>-68.577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7.3009" calcext:value-type="float">
            <text:p>-97.3009</text:p>
          </table:table-cell>
          <table:table-cell office:value-type="float" office:value="-77.9574" calcext:value-type="float">
            <text:p>-77.957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72027" calcext:value-type="float">
            <text:p>-8.72027</text:p>
          </table:table-cell>
          <table:table-cell office:value-type="float" office:value="75.9481" calcext:value-type="float">
            <text:p>75.948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.9639" calcext:value-type="float">
            <text:p>64.9639</text:p>
          </table:table-cell>
          <table:table-cell office:value-type="float" office:value="-46.5123" calcext:value-type="float">
            <text:p>-46.512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.0027" calcext:value-type="float">
            <text:p>69.0027</text:p>
          </table:table-cell>
          <table:table-cell office:value-type="float" office:value="-18.4754" calcext:value-type="float">
            <text:p>-18.4754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.1721" calcext:value-type="float">
            <text:p>80.1721</text:p>
          </table:table-cell>
          <table:table-cell office:value-type="float" office:value="-6.31489" calcext:value-type="float">
            <text:p>-6.3148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1168" calcext:value-type="float">
            <text:p>19.1168</text:p>
          </table:table-cell>
          <table:table-cell office:value-type="float" office:value="63.4558" calcext:value-type="float">
            <text:p>63.455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5.8429" calcext:value-type="float">
            <text:p>-55.8429</text:p>
          </table:table-cell>
          <table:table-cell office:value-type="float" office:value="-4.07381" calcext:value-type="float">
            <text:p>-4.0738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.5872" calcext:value-type="float">
            <text:p>67.5872</text:p>
          </table:table-cell>
          <table:table-cell office:value-type="float" office:value="82.2795" calcext:value-type="float">
            <text:p>82.279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4.4333" calcext:value-type="float">
            <text:p>-34.4333</text:p>
          </table:table-cell>
          <table:table-cell office:value-type="float" office:value="64.1781" calcext:value-type="float">
            <text:p>64.178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5.3798" calcext:value-type="float">
            <text:p>-95.3798</text:p>
          </table:table-cell>
          <table:table-cell office:value-type="float" office:value="-10.2547" calcext:value-type="float">
            <text:p>-10.254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.077" calcext:value-type="float">
            <text:p>93.077</text:p>
          </table:table-cell>
          <table:table-cell office:value-type="float" office:value="65.684" calcext:value-type="float">
            <text:p>65.68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.8314" calcext:value-type="float">
            <text:p>51.8314</text:p>
          </table:table-cell>
          <table:table-cell office:value-type="float" office:value="-10.3185" calcext:value-type="float">
            <text:p>-10.318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1.2447" calcext:value-type="float">
            <text:p>-31.2447</text:p>
          </table:table-cell>
          <table:table-cell office:value-type="float" office:value="35.6582" calcext:value-type="float">
            <text:p>35.658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0857" calcext:value-type="float">
            <text:p>6.90857</text:p>
          </table:table-cell>
          <table:table-cell office:value-type="float" office:value="-3.16338" calcext:value-type="float">
            <text:p>-3.1633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.5711" calcext:value-type="float">
            <text:p>41.5711</text:p>
          </table:table-cell>
          <table:table-cell office:value-type="float" office:value="31.7047" calcext:value-type="float">
            <text:p>31.704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0.8844" calcext:value-type="float">
            <text:p>-50.8844</text:p>
          </table:table-cell>
          <table:table-cell office:value-type="float" office:value="89.4095" calcext:value-type="float">
            <text:p>89.409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0.7497" calcext:value-type="float">
            <text:p>-20.7497</text:p>
          </table:table-cell>
          <table:table-cell office:value-type="float" office:value="50.8262" calcext:value-type="float">
            <text:p>50.826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1.0454" calcext:value-type="float">
            <text:p>-51.0454</text:p>
          </table:table-cell>
          <table:table-cell office:value-type="float" office:value="88.5709" calcext:value-type="float">
            <text:p>88.570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4.6803" calcext:value-type="float">
            <text:p>-64.6803</text:p>
          </table:table-cell>
          <table:table-cell office:value-type="float" office:value="42.313" calcext:value-type="float">
            <text:p>42.31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1.5219" calcext:value-type="float">
            <text:p>-51.5219</text:p>
          </table:table-cell>
          <table:table-cell office:value-type="float" office:value="3.21572" calcext:value-type="float">
            <text:p>3.2157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.073" calcext:value-type="float">
            <text:p>94.073</text:p>
          </table:table-cell>
          <table:table-cell office:value-type="float" office:value="85.4145" calcext:value-type="float">
            <text:p>85.414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0.6313" calcext:value-type="float">
            <text:p>-60.6313</text:p>
          </table:table-cell>
          <table:table-cell office:value-type="float" office:value="28.7435" calcext:value-type="float">
            <text:p>28.743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3.7064" calcext:value-type="float">
            <text:p>-53.7064</text:p>
          </table:table-cell>
          <table:table-cell office:value-type="float" office:value="2.252" calcext:value-type="float">
            <text:p>2.25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.8685" calcext:value-type="float">
            <text:p>51.8685</text:p>
          </table:table-cell>
          <table:table-cell office:value-type="float" office:value="-71.9299" calcext:value-type="float">
            <text:p>-71.929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30999" calcext:value-type="float">
            <text:p>-6.30999</text:p>
          </table:table-cell>
          <table:table-cell office:value-type="float" office:value="10.4581" calcext:value-type="float">
            <text:p>10.458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6.6101" calcext:value-type="float">
            <text:p>-96.6101</text:p>
          </table:table-cell>
          <table:table-cell office:value-type="float" office:value="66.2837" calcext:value-type="float">
            <text:p>66.283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3.3451" calcext:value-type="float">
            <text:p>-83.3451</text:p>
          </table:table-cell>
          <table:table-cell office:value-type="float" office:value="17.4156" calcext:value-type="float">
            <text:p>17.415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.7235" calcext:value-type="float">
            <text:p>76.7235</text:p>
          </table:table-cell>
          <table:table-cell office:value-type="float" office:value="-3.70717" calcext:value-type="float">
            <text:p>-3.7071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.2073" calcext:value-type="float">
            <text:p>30.2073</text:p>
          </table:table-cell>
          <table:table-cell office:value-type="float" office:value="-0.303495" calcext:value-type="float">
            <text:p>-0.30349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.5481" calcext:value-type="float">
            <text:p>93.5481</text:p>
          </table:table-cell>
          <table:table-cell office:value-type="float" office:value="13.6366" calcext:value-type="float">
            <text:p>13.636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.3316" calcext:value-type="float">
            <text:p>78.3316</text:p>
          </table:table-cell>
          <table:table-cell office:value-type="float" office:value="97.8421" calcext:value-type="float">
            <text:p>97.842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8572" calcext:value-type="float">
            <text:p>21.8572</text:p>
          </table:table-cell>
          <table:table-cell office:value-type="float" office:value="59.4241" calcext:value-type="float">
            <text:p>59.424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6.5526" calcext:value-type="float">
            <text:p>-56.5526</text:p>
          </table:table-cell>
          <table:table-cell office:value-type="float" office:value="-19.4578" calcext:value-type="float">
            <text:p>-19.457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0564" calcext:value-type="float">
            <text:p>-38.0564</text:p>
          </table:table-cell>
          <table:table-cell office:value-type="float" office:value="12.4632" calcext:value-type="float">
            <text:p>12.463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.3292" calcext:value-type="float">
            <text:p>84.3292</text:p>
          </table:table-cell>
          <table:table-cell office:value-type="float" office:value="-79.4087" calcext:value-type="float">
            <text:p>-79.408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9.9209" calcext:value-type="float">
            <text:p>-99.9209</text:p>
          </table:table-cell>
          <table:table-cell office:value-type="float" office:value="-63.0009" calcext:value-type="float">
            <text:p>-63.000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3407" calcext:value-type="float">
            <text:p>32.3407</text:p>
          </table:table-cell>
          <table:table-cell office:value-type="float" office:value="45.3128" calcext:value-type="float">
            <text:p>45.312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.2487" calcext:value-type="float">
            <text:p>41.2487</text:p>
          </table:table-cell>
          <table:table-cell office:value-type="float" office:value="5.70782" calcext:value-type="float">
            <text:p>5.7078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.16477" calcext:value-type="float">
            <text:p>-3.16477</text:p>
          </table:table-cell>
          <table:table-cell office:value-type="float" office:value="-9.29461" calcext:value-type="float">
            <text:p>-9.2946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8.0003" calcext:value-type="float">
            <text:p>-78.0003</text:p>
          </table:table-cell>
          <table:table-cell office:value-type="float" office:value="-14.657" calcext:value-type="float">
            <text:p>-14.65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8079" calcext:value-type="float">
            <text:p>32.8079</text:p>
          </table:table-cell>
          <table:table-cell office:value-type="float" office:value="20.317" calcext:value-type="float">
            <text:p>20.31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0.4892" calcext:value-type="float">
            <text:p>-20.4892</text:p>
          </table:table-cell>
          <table:table-cell office:value-type="float" office:value="62.262" calcext:value-type="float">
            <text:p>62.26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238" calcext:value-type="float">
            <text:p>-38.238</text:p>
          </table:table-cell>
          <table:table-cell office:value-type="float" office:value="75.4289" calcext:value-type="float">
            <text:p>75.428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6.3487" calcext:value-type="float">
            <text:p>-76.3487</text:p>
          </table:table-cell>
          <table:table-cell office:value-type="float" office:value="87.9595" calcext:value-type="float">
            <text:p>87.959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0.6669" calcext:value-type="float">
            <text:p>-60.6669</text:p>
          </table:table-cell>
          <table:table-cell office:value-type="float" office:value="-59.8272" calcext:value-type="float">
            <text:p>-59.827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3.4712" calcext:value-type="float">
            <text:p>-13.4712</text:p>
          </table:table-cell>
          <table:table-cell office:value-type="float" office:value="91.6177" calcext:value-type="float">
            <text:p>91.617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5.169" calcext:value-type="float">
            <text:p>-95.169</text:p>
          </table:table-cell>
          <table:table-cell office:value-type="float" office:value="68.748" calcext:value-type="float">
            <text:p>68.74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1.9831" calcext:value-type="float">
            <text:p>-61.9831</text:p>
          </table:table-cell>
          <table:table-cell office:value-type="float" office:value="17.6036" calcext:value-type="float">
            <text:p>17.603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4122" calcext:value-type="float">
            <text:p>16.4122</text:p>
          </table:table-cell>
          <table:table-cell office:value-type="float" office:value="87.9636" calcext:value-type="float">
            <text:p>87.963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.8823" calcext:value-type="float">
            <text:p>79.8823</text:p>
          </table:table-cell>
          <table:table-cell office:value-type="float" office:value="-14.0651" calcext:value-type="float">
            <text:p>-14.065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1248" calcext:value-type="float">
            <text:p>5.61248</text:p>
          </table:table-cell>
          <table:table-cell office:value-type="float" office:value="-47.543" calcext:value-type="float">
            <text:p>-47.54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.8053" calcext:value-type="float">
            <text:p>55.8053</text:p>
          </table:table-cell>
          <table:table-cell office:value-type="float" office:value="50.1859" calcext:value-type="float">
            <text:p>50.185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4.4439" calcext:value-type="float">
            <text:p>-14.4439</text:p>
          </table:table-cell>
          <table:table-cell office:value-type="float" office:value="33.8425" calcext:value-type="float">
            <text:p>33.842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.7461" calcext:value-type="float">
            <text:p>63.7461</text:p>
          </table:table-cell>
          <table:table-cell office:value-type="float" office:value="-37.3244" calcext:value-type="float">
            <text:p>-37.3244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1.2809" calcext:value-type="float">
            <text:p>-11.2809</text:p>
          </table:table-cell>
          <table:table-cell office:value-type="float" office:value="-11.4814" calcext:value-type="float">
            <text:p>-11.481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.1757" calcext:value-type="float">
            <text:p>30.1757</text:p>
          </table:table-cell>
          <table:table-cell office:value-type="float" office:value="82.9237" calcext:value-type="float">
            <text:p>82.923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2103" calcext:value-type="float">
            <text:p>-42.2103</text:p>
          </table:table-cell>
          <table:table-cell office:value-type="float" office:value="84.8413" calcext:value-type="float">
            <text:p>84.841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0.3682" calcext:value-type="float">
            <text:p>-70.3682</text:p>
          </table:table-cell>
          <table:table-cell office:value-type="float" office:value="-26.9307" calcext:value-type="float">
            <text:p>-26.930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18843" calcext:value-type="float">
            <text:p>-9.18843</text:p>
          </table:table-cell>
          <table:table-cell office:value-type="float" office:value="-22.7622" calcext:value-type="float">
            <text:p>-22.762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6.2859" calcext:value-type="float">
            <text:p>-56.2859</text:p>
          </table:table-cell>
          <table:table-cell office:value-type="float" office:value="64.3856" calcext:value-type="float">
            <text:p>64.385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.8446" calcext:value-type="float">
            <text:p>75.8446</text:p>
          </table:table-cell>
          <table:table-cell office:value-type="float" office:value="-32.5332" calcext:value-type="float">
            <text:p>-32.533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.8266" calcext:value-type="float">
            <text:p>75.8266</text:p>
          </table:table-cell>
          <table:table-cell office:value-type="float" office:value="3.71033" calcext:value-type="float">
            <text:p>3.7103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90368" calcext:value-type="float">
            <text:p>4.90368</text:p>
          </table:table-cell>
          <table:table-cell office:value-type="float" office:value="91.9323" calcext:value-type="float">
            <text:p>91.932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4988" calcext:value-type="float">
            <text:p>53.4988</text:p>
          </table:table-cell>
          <table:table-cell office:value-type="float" office:value="-58.3132" calcext:value-type="float">
            <text:p>-58.313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8865" calcext:value-type="float">
            <text:p>99.8865</text:p>
          </table:table-cell>
          <table:table-cell office:value-type="float" office:value="79.6218" calcext:value-type="float">
            <text:p>79.621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7.3747" calcext:value-type="float">
            <text:p>-27.3747</text:p>
          </table:table-cell>
          <table:table-cell office:value-type="float" office:value="-27.124" calcext:value-type="float">
            <text:p>-27.12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.3673" calcext:value-type="float">
            <text:p>74.3673</text:p>
          </table:table-cell>
          <table:table-cell office:value-type="float" office:value="-72.6209" calcext:value-type="float">
            <text:p>-72.620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7646" calcext:value-type="float">
            <text:p>71.7646</text:p>
          </table:table-cell>
          <table:table-cell office:value-type="float" office:value="-55.8889" calcext:value-type="float">
            <text:p>-55.888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5243" calcext:value-type="float">
            <text:p>-48.5243</text:p>
          </table:table-cell>
          <table:table-cell office:value-type="float" office:value="67.4084" calcext:value-type="float">
            <text:p>67.408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8157" calcext:value-type="float">
            <text:p>71.8157</text:p>
          </table:table-cell>
          <table:table-cell office:value-type="float" office:value="2.25903" calcext:value-type="float">
            <text:p>2.2590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5.8043" calcext:value-type="float">
            <text:p>-55.8043</text:p>
          </table:table-cell>
          <table:table-cell office:value-type="float" office:value="-93.3446" calcext:value-type="float">
            <text:p>-93.344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.5741" calcext:value-type="float">
            <text:p>55.5741</text:p>
          </table:table-cell>
          <table:table-cell office:value-type="float" office:value="37.7057" calcext:value-type="float">
            <text:p>37.705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6.4" calcext:value-type="float">
            <text:p>-96.4</text:p>
          </table:table-cell>
          <table:table-cell office:value-type="float" office:value="-74.2876" calcext:value-type="float">
            <text:p>-74.287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.9876" calcext:value-type="float">
            <text:p>72.9876</text:p>
          </table:table-cell>
          <table:table-cell office:value-type="float" office:value="-39.1868" calcext:value-type="float">
            <text:p>-39.186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7.2046" calcext:value-type="float">
            <text:p>-67.2046</text:p>
          </table:table-cell>
          <table:table-cell office:value-type="float" office:value="6.3187" calcext:value-type="float">
            <text:p>6.318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.4009" calcext:value-type="float">
            <text:p>77.4009</text:p>
          </table:table-cell>
          <table:table-cell office:value-type="float" office:value="-17.5477" calcext:value-type="float">
            <text:p>-17.547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8553" calcext:value-type="float">
            <text:p>22.8553</text:p>
          </table:table-cell>
          <table:table-cell office:value-type="float" office:value="-4.01976" calcext:value-type="float">
            <text:p>-4.0197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.5137" calcext:value-type="float">
            <text:p>63.5137</text:p>
          </table:table-cell>
          <table:table-cell office:value-type="float" office:value="-96.9889" calcext:value-type="float">
            <text:p>-96.988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.3581" calcext:value-type="float">
            <text:p>49.3581</text:p>
          </table:table-cell>
          <table:table-cell office:value-type="float" office:value="52.5176" calcext:value-type="float">
            <text:p>52.517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8.356" calcext:value-type="float">
            <text:p>-58.356</text:p>
          </table:table-cell>
          <table:table-cell office:value-type="float" office:value="-46.7481" calcext:value-type="float">
            <text:p>-46.748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7.1637" calcext:value-type="float">
            <text:p>-87.1637</text:p>
          </table:table-cell>
          <table:table-cell office:value-type="float" office:value="90.0614" calcext:value-type="float">
            <text:p>90.061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.3813" calcext:value-type="float">
            <text:p>62.3813</text:p>
          </table:table-cell>
          <table:table-cell office:value-type="float" office:value="28.8582" calcext:value-type="float">
            <text:p>28.858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5.8304" calcext:value-type="float">
            <text:p>-85.8304</text:p>
          </table:table-cell>
          <table:table-cell office:value-type="float" office:value="26.1691" calcext:value-type="float">
            <text:p>26.169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.862" calcext:value-type="float">
            <text:p>69.862</text:p>
          </table:table-cell>
          <table:table-cell office:value-type="float" office:value="-59.4031" calcext:value-type="float">
            <text:p>-59.403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8.9567" calcext:value-type="float">
            <text:p>-68.9567</text:p>
          </table:table-cell>
          <table:table-cell office:value-type="float" office:value="49.6359" calcext:value-type="float">
            <text:p>49.635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.7157" calcext:value-type="float">
            <text:p>57.7157</text:p>
          </table:table-cell>
          <table:table-cell office:value-type="float" office:value="-75.7976" calcext:value-type="float">
            <text:p>-75.797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3.3225" calcext:value-type="float">
            <text:p>-63.3225</text:p>
          </table:table-cell>
          <table:table-cell office:value-type="float" office:value="-59.5941" calcext:value-type="float">
            <text:p>-59.594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1.4448" calcext:value-type="float">
            <text:p>-71.4448</text:p>
          </table:table-cell>
          <table:table-cell office:value-type="float" office:value="61.2166" calcext:value-type="float">
            <text:p>61.216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7804" calcext:value-type="float">
            <text:p>6.87804</text:p>
          </table:table-cell>
          <table:table-cell office:value-type="float" office:value="-2.40767" calcext:value-type="float">
            <text:p>-2.4076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.7064" calcext:value-type="float">
            <text:p>48.7064</text:p>
          </table:table-cell>
          <table:table-cell office:value-type="float" office:value="71.2884" calcext:value-type="float">
            <text:p>71.288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4278" calcext:value-type="float">
            <text:p>6.54278</text:p>
          </table:table-cell>
          <table:table-cell office:value-type="float" office:value="26.7464" calcext:value-type="float">
            <text:p>26.746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382" calcext:value-type="float">
            <text:p>12.6382</text:p>
          </table:table-cell>
          <table:table-cell office:value-type="float" office:value="80.5877" calcext:value-type="float">
            <text:p>80.587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1317" calcext:value-type="float">
            <text:p>-48.1317</text:p>
          </table:table-cell>
          <table:table-cell office:value-type="float" office:value="7.05197" calcext:value-type="float">
            <text:p>7.0519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5.4427" calcext:value-type="float">
            <text:p>-55.4427</text:p>
          </table:table-cell>
          <table:table-cell office:value-type="float" office:value="19.8239" calcext:value-type="float">
            <text:p>19.823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8.1598" calcext:value-type="float">
            <text:p>-68.1598</text:p>
          </table:table-cell>
          <table:table-cell office:value-type="float" office:value="26.6402" calcext:value-type="float">
            <text:p>26.640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6582" calcext:value-type="float">
            <text:p>-35.6582</text:p>
          </table:table-cell>
          <table:table-cell office:value-type="float" office:value="-57.8886" calcext:value-type="float">
            <text:p>-57.888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6291" calcext:value-type="float">
            <text:p>25.6291</text:p>
          </table:table-cell>
          <table:table-cell office:value-type="float" office:value="51.1315" calcext:value-type="float">
            <text:p>51.131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5333" calcext:value-type="float">
            <text:p>-48.5333</text:p>
          </table:table-cell>
          <table:table-cell office:value-type="float" office:value="-63.1828" calcext:value-type="float">
            <text:p>-63.182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8.1927" calcext:value-type="float">
            <text:p>-98.1927</text:p>
          </table:table-cell>
          <table:table-cell office:value-type="float" office:value="29.4687" calcext:value-type="float">
            <text:p>29.468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6.2708" calcext:value-type="float">
            <text:p>-96.2708</text:p>
          </table:table-cell>
          <table:table-cell office:value-type="float" office:value="-49.2677" calcext:value-type="float">
            <text:p>-49.267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.7294" calcext:value-type="float">
            <text:p>39.7294</text:p>
          </table:table-cell>
          <table:table-cell office:value-type="float" office:value="-6.88339" calcext:value-type="float">
            <text:p>-6.8833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1.2321" calcext:value-type="float">
            <text:p>-31.2321</text:p>
          </table:table-cell>
          <table:table-cell office:value-type="float" office:value="-91.7083" calcext:value-type="float">
            <text:p>-91.708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.6635" calcext:value-type="float">
            <text:p>63.6635</text:p>
          </table:table-cell>
          <table:table-cell office:value-type="float" office:value="35.6197" calcext:value-type="float">
            <text:p>35.619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.4903" calcext:value-type="float">
            <text:p>97.4903</text:p>
          </table:table-cell>
          <table:table-cell office:value-type="float" office:value="-6.05514" calcext:value-type="float">
            <text:p>-6.05514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0994" calcext:value-type="float">
            <text:p>-47.0994</text:p>
          </table:table-cell>
          <table:table-cell office:value-type="float" office:value="88.6869" calcext:value-type="float">
            <text:p>88.686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7.8532" calcext:value-type="float">
            <text:p>-87.8532</text:p>
          </table:table-cell>
          <table:table-cell office:value-type="float" office:value="74.0318" calcext:value-type="float">
            <text:p>74.031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3.249" calcext:value-type="float">
            <text:p>-73.249</text:p>
          </table:table-cell>
          <table:table-cell office:value-type="float" office:value="-58.3028" calcext:value-type="float">
            <text:p>-58.302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8013" calcext:value-type="float">
            <text:p>-48.8013</text:p>
          </table:table-cell>
          <table:table-cell office:value-type="float" office:value="-51.4172" calcext:value-type="float">
            <text:p>-51.417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6.0808" calcext:value-type="float">
            <text:p>-86.0808</text:p>
          </table:table-cell>
          <table:table-cell office:value-type="float" office:value="-50.1261" calcext:value-type="float">
            <text:p>-50.126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9736" calcext:value-type="float">
            <text:p>-40.9736</text:p>
          </table:table-cell>
          <table:table-cell office:value-type="float" office:value="55.1867" calcext:value-type="float">
            <text:p>55.186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1.2489" calcext:value-type="float">
            <text:p>-51.2489</text:p>
          </table:table-cell>
          <table:table-cell office:value-type="float" office:value="-37.4811" calcext:value-type="float">
            <text:p>-37.481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3.1113" calcext:value-type="float">
            <text:p>-23.1113</text:p>
          </table:table-cell>
          <table:table-cell office:value-type="float" office:value="13.5875" calcext:value-type="float">
            <text:p>13.587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3.0247" calcext:value-type="float">
            <text:p>-23.0247</text:p>
          </table:table-cell>
          <table:table-cell office:value-type="float" office:value="85.7664" calcext:value-type="float">
            <text:p>85.766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2111" calcext:value-type="float">
            <text:p>-35.2111</text:p>
          </table:table-cell>
          <table:table-cell office:value-type="float" office:value="84.7019" calcext:value-type="float">
            <text:p>84.701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.5095" calcext:value-type="float">
            <text:p>78.5095</text:p>
          </table:table-cell>
          <table:table-cell office:value-type="float" office:value="-43.3994" calcext:value-type="float">
            <text:p>-43.3994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0.6063" calcext:value-type="float">
            <text:p>-50.6063</text:p>
          </table:table-cell>
          <table:table-cell office:value-type="float" office:value="51.3839" calcext:value-type="float">
            <text:p>51.383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878" calcext:value-type="float">
            <text:p>99.6878</text:p>
          </table:table-cell>
          <table:table-cell office:value-type="float" office:value="-73.7248" calcext:value-type="float">
            <text:p>-73.724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6.4917" calcext:value-type="float">
            <text:p>-36.4917</text:p>
          </table:table-cell>
          <table:table-cell office:value-type="float" office:value="-7.94873" calcext:value-type="float">
            <text:p>-7.9487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.6513" calcext:value-type="float">
            <text:p>45.6513</text:p>
          </table:table-cell>
          <table:table-cell office:value-type="float" office:value="46.3461" calcext:value-type="float">
            <text:p>46.346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6293" calcext:value-type="float">
            <text:p>52.6293</text:p>
          </table:table-cell>
          <table:table-cell office:value-type="float" office:value="88.2223" calcext:value-type="float">
            <text:p>88.222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.3784" calcext:value-type="float">
            <text:p>61.3784</text:p>
          </table:table-cell>
          <table:table-cell office:value-type="float" office:value="-8.9226" calcext:value-type="float">
            <text:p>-8.922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6.0765" calcext:value-type="float">
            <text:p>-76.0765</text:p>
          </table:table-cell>
          <table:table-cell office:value-type="float" office:value="-75.7966" calcext:value-type="float">
            <text:p>-75.796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0.9802" calcext:value-type="float">
            <text:p>-30.9802</text:p>
          </table:table-cell>
          <table:table-cell office:value-type="float" office:value="-86.0607" calcext:value-type="float">
            <text:p>-86.060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4.906" calcext:value-type="float">
            <text:p>-84.906</text:p>
          </table:table-cell>
          <table:table-cell office:value-type="float" office:value="-89.0393" calcext:value-type="float">
            <text:p>-89.039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.0888" calcext:value-type="float">
            <text:p>59.0888</text:p>
          </table:table-cell>
          <table:table-cell office:value-type="float" office:value="-22.3039" calcext:value-type="float">
            <text:p>-22.303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5.5848" calcext:value-type="float">
            <text:p>-95.5848</text:p>
          </table:table-cell>
          <table:table-cell office:value-type="float" office:value="81.707" calcext:value-type="float">
            <text:p>81.70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.2205" calcext:value-type="float">
            <text:p>46.2205</text:p>
          </table:table-cell>
          <table:table-cell office:value-type="float" office:value="-1.62202" calcext:value-type="float">
            <text:p>-1.6220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0353" calcext:value-type="float">
            <text:p>-41.0353</text:p>
          </table:table-cell>
          <table:table-cell office:value-type="float" office:value="40.3124" calcext:value-type="float">
            <text:p>40.312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0.3245" calcext:value-type="float">
            <text:p>-70.3245</text:p>
          </table:table-cell>
          <table:table-cell office:value-type="float" office:value="-42.3465" calcext:value-type="float">
            <text:p>-42.346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.6322" calcext:value-type="float">
            <text:p>62.6322</text:p>
          </table:table-cell>
          <table:table-cell office:value-type="float" office:value="-24.367" calcext:value-type="float">
            <text:p>-24.36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.8638" calcext:value-type="float">
            <text:p>59.8638</text:p>
          </table:table-cell>
          <table:table-cell office:value-type="float" office:value="-97.173" calcext:value-type="float">
            <text:p>-97.17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2.5026" calcext:value-type="float">
            <text:p>-92.5026</text:p>
          </table:table-cell>
          <table:table-cell office:value-type="float" office:value="-31.4318" calcext:value-type="float">
            <text:p>-31.431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0398" calcext:value-type="float">
            <text:p>25.0398</text:p>
          </table:table-cell>
          <table:table-cell office:value-type="float" office:value="-6.80521" calcext:value-type="float">
            <text:p>-6.8052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.9564" calcext:value-type="float">
            <text:p>38.9564</text:p>
          </table:table-cell>
          <table:table-cell office:value-type="float" office:value="65.8432" calcext:value-type="float">
            <text:p>65.843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4.4224" calcext:value-type="float">
            <text:p>-24.4224</text:p>
          </table:table-cell>
          <table:table-cell office:value-type="float" office:value="33.5476" calcext:value-type="float">
            <text:p>33.547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87825" calcext:value-type="float">
            <text:p>-1.87825</text:p>
          </table:table-cell>
          <table:table-cell office:value-type="float" office:value="2.6188" calcext:value-type="float">
            <text:p>2.618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655" calcext:value-type="float">
            <text:p>13.5655</text:p>
          </table:table-cell>
          <table:table-cell office:value-type="float" office:value="80.138" calcext:value-type="float">
            <text:p>80.13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.6441" calcext:value-type="float">
            <text:p>-3.6441</text:p>
          </table:table-cell>
          <table:table-cell office:value-type="float" office:value="-73.7083" calcext:value-type="float">
            <text:p>-73.708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3.1135" calcext:value-type="float">
            <text:p>-83.1135</text:p>
          </table:table-cell>
          <table:table-cell office:value-type="float" office:value="89.5775" calcext:value-type="float">
            <text:p>89.577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1.0855" calcext:value-type="float">
            <text:p>-81.0855</text:p>
          </table:table-cell>
          <table:table-cell office:value-type="float" office:value="76.0216" calcext:value-type="float">
            <text:p>76.021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41696" calcext:value-type="float">
            <text:p>-6.41696</text:p>
          </table:table-cell>
          <table:table-cell office:value-type="float" office:value="18.9748" calcext:value-type="float">
            <text:p>18.974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6.944" calcext:value-type="float">
            <text:p>-96.944</text:p>
          </table:table-cell>
          <table:table-cell office:value-type="float" office:value="47.7807" calcext:value-type="float">
            <text:p>47.780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.9965" calcext:value-type="float">
            <text:p>48.9965</text:p>
          </table:table-cell>
          <table:table-cell office:value-type="float" office:value="-59.8763" calcext:value-type="float">
            <text:p>-59.876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6.0648" calcext:value-type="float">
            <text:p>-96.0648</text:p>
          </table:table-cell>
          <table:table-cell office:value-type="float" office:value="95.0661" calcext:value-type="float">
            <text:p>95.066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9.9136" calcext:value-type="float">
            <text:p>-19.9136</text:p>
          </table:table-cell>
          <table:table-cell office:value-type="float" office:value="-67.3655" calcext:value-type="float">
            <text:p>-67.365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.1322" calcext:value-type="float">
            <text:p>38.1322</text:p>
          </table:table-cell>
          <table:table-cell office:value-type="float" office:value="19.0111" calcext:value-type="float">
            <text:p>19.011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1.2925" calcext:value-type="float">
            <text:p>-11.2925</text:p>
          </table:table-cell>
          <table:table-cell office:value-type="float" office:value="40.8916" calcext:value-type="float">
            <text:p>40.891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6.2688" calcext:value-type="float">
            <text:p>-86.2688</text:p>
          </table:table-cell>
          <table:table-cell office:value-type="float" office:value="63.7594" calcext:value-type="float">
            <text:p>63.759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7.9729" calcext:value-type="float">
            <text:p>-97.9729</text:p>
          </table:table-cell>
          <table:table-cell office:value-type="float" office:value="-98.6316" calcext:value-type="float">
            <text:p>-98.631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.1198" calcext:value-type="float">
            <text:p>84.1198</text:p>
          </table:table-cell>
          <table:table-cell office:value-type="float" office:value="-98.7832" calcext:value-type="float">
            <text:p>-98.783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5.3297" calcext:value-type="float">
            <text:p>-85.3297</text:p>
          </table:table-cell>
          <table:table-cell office:value-type="float" office:value="25.7693" calcext:value-type="float">
            <text:p>25.769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7.4517" calcext:value-type="float">
            <text:p>-97.4517</text:p>
          </table:table-cell>
          <table:table-cell office:value-type="float" office:value="17.0347" calcext:value-type="float">
            <text:p>17.034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37673" calcext:value-type="float">
            <text:p>-1.37673</text:p>
          </table:table-cell>
          <table:table-cell office:value-type="float" office:value="33.6488" calcext:value-type="float">
            <text:p>33.648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.51312" calcext:value-type="float">
            <text:p>-7.51312</text:p>
          </table:table-cell>
          <table:table-cell office:value-type="float" office:value="5.96654" calcext:value-type="float">
            <text:p>5.9665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5068" calcext:value-type="float">
            <text:p>32.5068</text:p>
          </table:table-cell>
          <table:table-cell office:value-type="float" office:value="47.8211" calcext:value-type="float">
            <text:p>47.821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4.3454" calcext:value-type="float">
            <text:p>-34.3454</text:p>
          </table:table-cell>
          <table:table-cell office:value-type="float" office:value="-63.5758" calcext:value-type="float">
            <text:p>-63.57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.531" calcext:value-type="float">
            <text:p>49.531</text:p>
          </table:table-cell>
          <table:table-cell office:value-type="float" office:value="91.8561" calcext:value-type="float">
            <text:p>91.856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.5376" calcext:value-type="float">
            <text:p>84.5376</text:p>
          </table:table-cell>
          <table:table-cell office:value-type="float" office:value="54.3429" calcext:value-type="float">
            <text:p>54.342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.03141" calcext:value-type="float">
            <text:p>-2.03141</text:p>
          </table:table-cell>
          <table:table-cell office:value-type="float" office:value="42.2034" calcext:value-type="float">
            <text:p>42.203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34741" calcext:value-type="float">
            <text:p>-1.34741</text:p>
          </table:table-cell>
          <table:table-cell office:value-type="float" office:value="96.9382" calcext:value-type="float">
            <text:p>96.938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.94832" calcext:value-type="float">
            <text:p>-2.94832</text:p>
          </table:table-cell>
          <table:table-cell office:value-type="float" office:value="54.6552" calcext:value-type="float">
            <text:p>54.655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7.8147" calcext:value-type="float">
            <text:p>-17.8147</text:p>
          </table:table-cell>
          <table:table-cell office:value-type="float" office:value="-40.0525" calcext:value-type="float">
            <text:p>-40.052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.9262" calcext:value-type="float">
            <text:p>35.9262</text:p>
          </table:table-cell>
          <table:table-cell office:value-type="float" office:value="-46.9728" calcext:value-type="float">
            <text:p>-46.972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.8313" calcext:value-type="float">
            <text:p>40.8313</text:p>
          </table:table-cell>
          <table:table-cell office:value-type="float" office:value="-81.4462" calcext:value-type="float">
            <text:p>-81.446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43539" calcext:value-type="float">
            <text:p>-6.43539</text:p>
          </table:table-cell>
          <table:table-cell office:value-type="float" office:value="-21.8222" calcext:value-type="float">
            <text:p>-21.822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Лист3" table:style-name="ta1">
        <table:shapes>
          <draw:frame draw:z-index="0" draw:style-name="gr1" draw:text-style-name="P1" svg:width="11.9028in" svg:height="8.2008in" svg:x="5.3728in" svg:y="0.3638in">
            <draw:object draw:notify-on-update-of-ranges="Лист3.A2:Лист3.A352 Лист3.B2:Лист3.B352 Лист3.E1:Лист3.E1 Лист3.E2:Лист3.E352 Лист3.D2:Лист3.D3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float" office:value="0.187988" calcext:value-type="float">
            <text:p>0.187988</text:p>
          </table:table-cell>
          <table:table-cell office:value-type="float" office:value="0.982171" calcext:value-type="float">
            <text:p>0.98217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05668" calcext:value-type="float">
            <text:p>-0.405668</text:p>
          </table:table-cell>
          <table:table-cell office:value-type="float" office:value="-0.91402" calcext:value-type="float">
            <text:p>-0.9140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45769" calcext:value-type="float">
            <text:p>-0.745769</text:p>
          </table:table-cell>
          <table:table-cell office:value-type="float" office:value="-0.666204" calcext:value-type="float">
            <text:p>-0.66620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02372" calcext:value-type="float">
            <text:p>-0.702372</text:p>
          </table:table-cell>
          <table:table-cell office:value-type="float" office:value="0.71181" calcext:value-type="float">
            <text:p>0.7118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34638" calcext:value-type="float">
            <text:p>-0.734638</text:p>
          </table:table-cell>
          <table:table-cell office:value-type="float" office:value="-0.678459" calcext:value-type="float">
            <text:p>-0.67845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9469" calcext:value-type="float">
            <text:p>0.119469</text:p>
          </table:table-cell>
          <table:table-cell office:value-type="float" office:value="-0.992838" calcext:value-type="float">
            <text:p>-0.99283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6682" calcext:value-type="float">
            <text:p>0.666682</text:p>
          </table:table-cell>
          <table:table-cell office:value-type="float" office:value="0.745342" calcext:value-type="float">
            <text:p>0.74534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67684" calcext:value-type="float">
            <text:p>-0.767684</text:p>
          </table:table-cell>
          <table:table-cell office:value-type="float" office:value="-0.640828" calcext:value-type="float">
            <text:p>-0.64082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89819" calcext:value-type="float">
            <text:p>-0.489819</text:p>
          </table:table-cell>
          <table:table-cell office:value-type="float" office:value="0.871824" calcext:value-type="float">
            <text:p>0.87182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30534" calcext:value-type="float">
            <text:p>-0.230534</text:p>
          </table:table-cell>
          <table:table-cell office:value-type="float" office:value="0.973064" calcext:value-type="float">
            <text:p>0.97306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05139" calcext:value-type="float">
            <text:p>0.705139</text:p>
          </table:table-cell>
          <table:table-cell office:value-type="float" office:value="0.70907" calcext:value-type="float">
            <text:p>0.7090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38889" calcext:value-type="float">
            <text:p>0.838889</text:p>
          </table:table-cell>
          <table:table-cell office:value-type="float" office:value="0.544303" calcext:value-type="float">
            <text:p>0.54430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68572" calcext:value-type="float">
            <text:p>-0.368572</text:p>
          </table:table-cell>
          <table:table-cell office:value-type="float" office:value="-0.929599" calcext:value-type="float">
            <text:p>-0.92959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89233" calcext:value-type="float">
            <text:p>-0.89233</text:p>
          </table:table-cell>
          <table:table-cell office:value-type="float" office:value="-0.451383" calcext:value-type="float">
            <text:p>-0.45138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88188" calcext:value-type="float">
            <text:p>-0.388188</text:p>
          </table:table-cell>
          <table:table-cell office:value-type="float" office:value="0.92158" calcext:value-type="float">
            <text:p>0.921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93425" calcext:value-type="float">
            <text:p>0.893425</text:p>
          </table:table-cell>
          <table:table-cell office:value-type="float" office:value="0.449212" calcext:value-type="float">
            <text:p>0.44921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802542" calcext:value-type="float">
            <text:p>-0.802542</text:p>
          </table:table-cell>
          <table:table-cell office:value-type="float" office:value="-0.596596" calcext:value-type="float">
            <text:p>-0.59659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9243" calcext:value-type="float">
            <text:p>0.719243</text:p>
          </table:table-cell>
          <table:table-cell office:value-type="float" office:value="-0.694759" calcext:value-type="float">
            <text:p>-0.69475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26652" calcext:value-type="float">
            <text:p>-0.726652</text:p>
          </table:table-cell>
          <table:table-cell office:value-type="float" office:value="-0.687005" calcext:value-type="float">
            <text:p>-0.68700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59098" calcext:value-type="float">
            <text:p>0.959098</text:p>
          </table:table-cell>
          <table:table-cell office:value-type="float" office:value="0.283074" calcext:value-type="float">
            <text:p>0.28307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922594" calcext:value-type="float">
            <text:p>-0.0922594</text:p>
          </table:table-cell>
          <table:table-cell office:value-type="float" office:value="0.995735" calcext:value-type="float">
            <text:p>0.99573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0037" calcext:value-type="float">
            <text:p>0.940037</text:p>
          </table:table-cell>
          <table:table-cell office:value-type="float" office:value="-0.341074" calcext:value-type="float">
            <text:p>-0.34107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8531" calcext:value-type="float">
            <text:p>0.588531</text:p>
          </table:table-cell>
          <table:table-cell office:value-type="float" office:value="0.808475" calcext:value-type="float">
            <text:p>0.80847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89041" calcext:value-type="float">
            <text:p>-0.289041</text:p>
          </table:table-cell>
          <table:table-cell office:value-type="float" office:value="-0.957317" calcext:value-type="float">
            <text:p>-0.95731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73968" calcext:value-type="float">
            <text:p>-0.573968</text:p>
          </table:table-cell>
          <table:table-cell office:value-type="float" office:value="-0.818878" calcext:value-type="float">
            <text:p>-0.81887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5743" calcext:value-type="float">
            <text:p>0.615743</text:p>
          </table:table-cell>
          <table:table-cell office:value-type="float" office:value="-0.787947" calcext:value-type="float">
            <text:p>-0.78794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03239" calcext:value-type="float">
            <text:p>-0.203239</text:p>
          </table:table-cell>
          <table:table-cell office:value-type="float" office:value="-0.979129" calcext:value-type="float">
            <text:p>-0.97912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4044" calcext:value-type="float">
            <text:p>0.404044</text:p>
          </table:table-cell>
          <table:table-cell office:value-type="float" office:value="0.914739" calcext:value-type="float">
            <text:p>0.91473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92459" calcext:value-type="float">
            <text:p>-0.592459</text:p>
          </table:table-cell>
          <table:table-cell office:value-type="float" office:value="0.805601" calcext:value-type="float">
            <text:p>0.80560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51415" calcext:value-type="float">
            <text:p>-0.751415</text:p>
          </table:table-cell>
          <table:table-cell office:value-type="float" office:value="-0.65983" calcext:value-type="float">
            <text:p>-0.6598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82922" calcext:value-type="float">
            <text:p>-0.582922</text:p>
          </table:table-cell>
          <table:table-cell office:value-type="float" office:value="-0.812528" calcext:value-type="float">
            <text:p>-0.81252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06715" calcext:value-type="float">
            <text:p>0.706715</text:p>
          </table:table-cell>
          <table:table-cell office:value-type="float" office:value="-0.707499" calcext:value-type="float">
            <text:p>-0.70749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64589" calcext:value-type="float">
            <text:p>-0.464589</text:p>
          </table:table-cell>
          <table:table-cell office:value-type="float" office:value="-0.885527" calcext:value-type="float">
            <text:p>-0.88552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9306" calcext:value-type="float">
            <text:p>0.719306</text:p>
          </table:table-cell>
          <table:table-cell office:value-type="float" office:value="0.694694" calcext:value-type="float">
            <text:p>0.69469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31762" calcext:value-type="float">
            <text:p>-0.731762</text:p>
          </table:table-cell>
          <table:table-cell office:value-type="float" office:value="0.681561" calcext:value-type="float">
            <text:p>0.68156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23533" calcext:value-type="float">
            <text:p>-0.523533</text:p>
          </table:table-cell>
          <table:table-cell office:value-type="float" office:value="-0.852005" calcext:value-type="float">
            <text:p>-0.85200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96411" calcext:value-type="float">
            <text:p>-0.196411</text:p>
          </table:table-cell>
          <table:table-cell office:value-type="float" office:value="-0.980522" calcext:value-type="float">
            <text:p>-0.98052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37025" calcext:value-type="float">
            <text:p>-0.337025</text:p>
          </table:table-cell>
          <table:table-cell office:value-type="float" office:value="0.941496" calcext:value-type="float">
            <text:p>0.94149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2587" calcext:value-type="float">
            <text:p>0.372587</text:p>
          </table:table-cell>
          <table:table-cell office:value-type="float" office:value="0.927997" calcext:value-type="float">
            <text:p>0.92799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70914" calcext:value-type="float">
            <text:p>0.0270914</text:p>
          </table:table-cell>
          <table:table-cell office:value-type="float" office:value="0.999633" calcext:value-type="float">
            <text:p>0.99963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4515" calcext:value-type="float">
            <text:p>-0.14515</text:p>
          </table:table-cell>
          <table:table-cell office:value-type="float" office:value="0.98941" calcext:value-type="float">
            <text:p>0.9894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79081" calcext:value-type="float">
            <text:p>-0.379081</text:p>
          </table:table-cell>
          <table:table-cell office:value-type="float" office:value="-0.925363" calcext:value-type="float">
            <text:p>-0.92536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400503" calcext:value-type="float">
            <text:p>-0.0400503</text:p>
          </table:table-cell>
          <table:table-cell office:value-type="float" office:value="0.999198" calcext:value-type="float">
            <text:p>0.99919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372" calcext:value-type="float">
            <text:p>-0.4372</text:p>
          </table:table-cell>
          <table:table-cell office:value-type="float" office:value="-0.899365" calcext:value-type="float">
            <text:p>-0.89936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14298" calcext:value-type="float">
            <text:p>0.814298</text:p>
          </table:table-cell>
          <table:table-cell office:value-type="float" office:value="0.580447" calcext:value-type="float">
            <text:p>0.58044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78734" calcext:value-type="float">
            <text:p>-0.678734</text:p>
          </table:table-cell>
          <table:table-cell office:value-type="float" office:value="-0.734385" calcext:value-type="float">
            <text:p>-0.73438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23969" calcext:value-type="float">
            <text:p>0.723969</text:p>
          </table:table-cell>
          <table:table-cell office:value-type="float" office:value="0.689832" calcext:value-type="float">
            <text:p>0.68983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18686" calcext:value-type="float">
            <text:p>-0.218686</text:p>
          </table:table-cell>
          <table:table-cell office:value-type="float" office:value="0.975795" calcext:value-type="float">
            <text:p>0.97579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4029" calcext:value-type="float">
            <text:p>-0.44029</text:p>
          </table:table-cell>
          <table:table-cell office:value-type="float" office:value="-0.897856" calcext:value-type="float">
            <text:p>-0.89785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4212" calcext:value-type="float">
            <text:p>-0.124212</text:p>
          </table:table-cell>
          <table:table-cell office:value-type="float" office:value="0.992256" calcext:value-type="float">
            <text:p>0.99225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5263" calcext:value-type="float">
            <text:p>5.15263</text:p>
          </table:table-cell>
          <table:table-cell office:value-type="float" office:value="14.0872" calcext:value-type="float">
            <text:p>14.087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0.6457" calcext:value-type="float">
            <text:p>-10.6457</text:p>
          </table:table-cell>
          <table:table-cell office:value-type="float" office:value="10.5674" calcext:value-type="float">
            <text:p>10.567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1.1006" calcext:value-type="float">
            <text:p>-11.1006</text:p>
          </table:table-cell>
          <table:table-cell office:value-type="float" office:value="-10.0884" calcext:value-type="float">
            <text:p>-10.088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09258" calcext:value-type="float">
            <text:p>-0.709258</text:p>
          </table:table-cell>
          <table:table-cell office:value-type="float" office:value="-14.9832" calcext:value-type="float">
            <text:p>-14.983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74563" calcext:value-type="float">
            <text:p>5.74563</text:p>
          </table:table-cell>
          <table:table-cell office:value-type="float" office:value="-13.856" calcext:value-type="float">
            <text:p>-13.85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63574" calcext:value-type="float">
            <text:p>-8.63574</text:p>
          </table:table-cell>
          <table:table-cell office:value-type="float" office:value="-12.2647" calcext:value-type="float">
            <text:p>-12.264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.14886" calcext:value-type="float">
            <text:p>-3.14886</text:p>
          </table:table-cell>
          <table:table-cell office:value-type="float" office:value="-14.6658" calcext:value-type="float">
            <text:p>-14.66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1.5173" calcext:value-type="float">
            <text:p>-11.5173</text:p>
          </table:table-cell>
          <table:table-cell office:value-type="float" office:value="9.60996" calcext:value-type="float">
            <text:p>9.6099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82509" calcext:value-type="float">
            <text:p>-1.82509</text:p>
          </table:table-cell>
          <table:table-cell office:value-type="float" office:value="-14.8886" calcext:value-type="float">
            <text:p>-14.888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0359" calcext:value-type="float">
            <text:p>12.0359</text:p>
          </table:table-cell>
          <table:table-cell office:value-type="float" office:value="8.95199" calcext:value-type="float">
            <text:p>8.9519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804" calcext:value-type="float">
            <text:p>5.5804</text:p>
          </table:table-cell>
          <table:table-cell office:value-type="float" office:value="-13.9233" calcext:value-type="float">
            <text:p>-13.923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81351" calcext:value-type="float">
            <text:p>-8.81351</text:p>
          </table:table-cell>
          <table:table-cell office:value-type="float" office:value="-12.1376" calcext:value-type="float">
            <text:p>-12.137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3506" calcext:value-type="float">
            <text:p>0.433506</text:p>
          </table:table-cell>
          <table:table-cell office:value-type="float" office:value="-14.9937" calcext:value-type="float">
            <text:p>-14.993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.91123" calcext:value-type="float">
            <text:p>-5.91123</text:p>
          </table:table-cell>
          <table:table-cell office:value-type="float" office:value="-13.7861" calcext:value-type="float">
            <text:p>-13.786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327" calcext:value-type="float">
            <text:p>7.8327</text:p>
          </table:table-cell>
          <table:table-cell office:value-type="float" office:value="12.7925" calcext:value-type="float">
            <text:p>12.792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4253" calcext:value-type="float">
            <text:p>7.34253</text:p>
          </table:table-cell>
          <table:table-cell office:value-type="float" office:value="13.08" calcext:value-type="float">
            <text:p>13.0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75193" calcext:value-type="float">
            <text:p>-8.75193</text:p>
          </table:table-cell>
          <table:table-cell office:value-type="float" office:value="12.1821" calcext:value-type="float">
            <text:p>12.182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461" calcext:value-type="float">
            <text:p>12.7461</text:p>
          </table:table-cell>
          <table:table-cell office:value-type="float" office:value="7.90811" calcext:value-type="float">
            <text:p>7.9081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8173" calcext:value-type="float">
            <text:p>4.8173</text:p>
          </table:table-cell>
          <table:table-cell office:value-type="float" office:value="-14.2054" calcext:value-type="float">
            <text:p>-14.205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.20657" calcext:value-type="float">
            <text:p>-7.20657</text:p>
          </table:table-cell>
          <table:table-cell office:value-type="float" office:value="-13.1554" calcext:value-type="float">
            <text:p>-13.155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05021" calcext:value-type="float">
            <text:p>-6.05021</text:p>
          </table:table-cell>
          <table:table-cell office:value-type="float" office:value="13.7257" calcext:value-type="float">
            <text:p>13.725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4.6605" calcext:value-type="float">
            <text:p>-14.6605</text:p>
          </table:table-cell>
          <table:table-cell office:value-type="float" office:value="3.17334" calcext:value-type="float">
            <text:p>3.1733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6121" calcext:value-type="float">
            <text:p>6.06121</text:p>
          </table:table-cell>
          <table:table-cell office:value-type="float" office:value="13.7209" calcext:value-type="float">
            <text:p>13.720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6681" calcext:value-type="float">
            <text:p>13.6681</text:p>
          </table:table-cell>
          <table:table-cell office:value-type="float" office:value="6.17913" calcext:value-type="float">
            <text:p>6.1791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5581" calcext:value-type="float">
            <text:p>6.65581</text:p>
          </table:table-cell>
          <table:table-cell office:value-type="float" office:value="13.4425" calcext:value-type="float">
            <text:p>13.442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.61452" calcext:value-type="float">
            <text:p>-2.61452</text:p>
          </table:table-cell>
          <table:table-cell office:value-type="float" office:value="14.7704" calcext:value-type="float">
            <text:p>14.770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.65545" calcext:value-type="float">
            <text:p>-5.65545</text:p>
          </table:table-cell>
          <table:table-cell office:value-type="float" office:value="13.893" calcext:value-type="float">
            <text:p>13.89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17429" calcext:value-type="float">
            <text:p>2.17429</text:p>
          </table:table-cell>
          <table:table-cell office:value-type="float" office:value="14.8416" calcext:value-type="float">
            <text:p>14.841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38582" calcext:value-type="float">
            <text:p>2.38582</text:p>
          </table:table-cell>
          <table:table-cell office:value-type="float" office:value="14.809" calcext:value-type="float">
            <text:p>14.80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7051" calcext:value-type="float">
            <text:p>8.77051</text:p>
          </table:table-cell>
          <table:table-cell office:value-type="float" office:value="-12.1687" calcext:value-type="float">
            <text:p>-12.168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71" calcext:value-type="float">
            <text:p>5.271</text:p>
          </table:table-cell>
          <table:table-cell office:value-type="float" office:value="-14.0434" calcext:value-type="float">
            <text:p>-14.043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17482" calcext:value-type="float">
            <text:p>-6.17482</text:p>
          </table:table-cell>
          <table:table-cell office:value-type="float" office:value="-13.6701" calcext:value-type="float">
            <text:p>-13.670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.52435" calcext:value-type="float">
            <text:p>-7.52435</text:p>
          </table:table-cell>
          <table:table-cell office:value-type="float" office:value="12.9763" calcext:value-type="float">
            <text:p>12.976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388" calcext:value-type="float">
            <text:p>0.56388</text:p>
          </table:table-cell>
          <table:table-cell office:value-type="float" office:value="14.9894" calcext:value-type="float">
            <text:p>14.989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24043" calcext:value-type="float">
            <text:p>3.24043</text:p>
          </table:table-cell>
          <table:table-cell office:value-type="float" office:value="-14.6458" calcext:value-type="float">
            <text:p>-14.64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4.4556" calcext:value-type="float">
            <text:p>-14.4556</text:p>
          </table:table-cell>
          <table:table-cell office:value-type="float" office:value="4.00453" calcext:value-type="float">
            <text:p>4.0045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68087" calcext:value-type="float">
            <text:p>-9.68087</text:p>
          </table:table-cell>
          <table:table-cell office:value-type="float" office:value="11.4578" calcext:value-type="float">
            <text:p>11.457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96055" calcext:value-type="float">
            <text:p>4.96055</text:p>
          </table:table-cell>
          <table:table-cell office:value-type="float" office:value="14.156" calcext:value-type="float">
            <text:p>14.15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.33193" calcext:value-type="float">
            <text:p>-2.33193</text:p>
          </table:table-cell>
          <table:table-cell office:value-type="float" office:value="-14.8176" calcext:value-type="float">
            <text:p>-14.817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4.1588" calcext:value-type="float">
            <text:p>-14.1588</text:p>
          </table:table-cell>
          <table:table-cell office:value-type="float" office:value="4.9527" calcext:value-type="float">
            <text:p>4.952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92883" calcext:value-type="float">
            <text:p>-8.92883</text:p>
          </table:table-cell>
          <table:table-cell office:value-type="float" office:value="-12.0531" calcext:value-type="float">
            <text:p>-12.053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1.0359" calcext:value-type="float">
            <text:p>-11.0359</text:p>
          </table:table-cell>
          <table:table-cell office:value-type="float" office:value="10.1592" calcext:value-type="float">
            <text:p>10.159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.63933" calcext:value-type="float">
            <text:p>-2.63933</text:p>
          </table:table-cell>
          <table:table-cell office:value-type="float" office:value="-14.766" calcext:value-type="float">
            <text:p>-14.76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7539" calcext:value-type="float">
            <text:p>0.627539</text:p>
          </table:table-cell>
          <table:table-cell office:value-type="float" office:value="-14.9869" calcext:value-type="float">
            <text:p>-14.986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.88341" calcext:value-type="float">
            <text:p>-4.88341</text:p>
          </table:table-cell>
          <table:table-cell office:value-type="float" office:value="14.1828" calcext:value-type="float">
            <text:p>14.182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75365" calcext:value-type="float">
            <text:p>-8.75365</text:p>
          </table:table-cell>
          <table:table-cell office:value-type="float" office:value="12.1809" calcext:value-type="float">
            <text:p>12.180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67983" calcext:value-type="float">
            <text:p>0.767983</text:p>
          </table:table-cell>
          <table:table-cell office:value-type="float" office:value="-14.9803" calcext:value-type="float">
            <text:p>-14.980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4.2591" calcext:value-type="float">
            <text:p>-14.2591</text:p>
          </table:table-cell>
          <table:table-cell office:value-type="float" office:value="4.65592" calcext:value-type="float">
            <text:p>4.6559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75" calcext:value-type="float">
            <text:p>6.575</text:p>
          </table:table-cell>
          <table:table-cell office:value-type="float" office:value="13.4822" calcext:value-type="float">
            <text:p>13.482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6908" calcext:value-type="float">
            <text:p>13.6908</text:p>
          </table:table-cell>
          <table:table-cell office:value-type="float" office:value="6.1287" calcext:value-type="float">
            <text:p>6.128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2472" calcext:value-type="float">
            <text:p>26.2472</text:p>
          </table:table-cell>
          <table:table-cell office:value-type="float" office:value="29.842" calcext:value-type="float">
            <text:p>29.84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3099" calcext:value-type="float">
            <text:p>24.3099</text:p>
          </table:table-cell>
          <table:table-cell office:value-type="float" office:value="20.0479" calcext:value-type="float">
            <text:p>20.047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9932" calcext:value-type="float">
            <text:p>21.9932</text:p>
          </table:table-cell>
          <table:table-cell office:value-type="float" office:value="28.9949" calcext:value-type="float">
            <text:p>28.994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7398" calcext:value-type="float">
            <text:p>25.7398</text:p>
          </table:table-cell>
          <table:table-cell office:value-type="float" office:value="29.945" calcext:value-type="float">
            <text:p>29.94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7844" calcext:value-type="float">
            <text:p>25.7844</text:p>
          </table:table-cell>
          <table:table-cell office:value-type="float" office:value="20.0619" calcext:value-type="float">
            <text:p>20.061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8363" calcext:value-type="float">
            <text:p>26.8363</text:p>
          </table:table-cell>
          <table:table-cell office:value-type="float" office:value="20.3494" calcext:value-type="float">
            <text:p>20.349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4726" calcext:value-type="float">
            <text:p>24.4726</text:p>
          </table:table-cell>
          <table:table-cell office:value-type="float" office:value="20.0279" calcext:value-type="float">
            <text:p>20.027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1432" calcext:value-type="float">
            <text:p>26.1432</text:p>
          </table:table-cell>
          <table:table-cell office:value-type="float" office:value="20.1324" calcext:value-type="float">
            <text:p>20.132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1628" calcext:value-type="float">
            <text:p>22.1628</text:p>
          </table:table-cell>
          <table:table-cell office:value-type="float" office:value="20.8829" calcext:value-type="float">
            <text:p>20.882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5381" calcext:value-type="float">
            <text:p>27.5381</text:p>
          </table:table-cell>
          <table:table-cell office:value-type="float" office:value="20.6921" calcext:value-type="float">
            <text:p>20.692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7721" calcext:value-type="float">
            <text:p>27.7721</text:p>
          </table:table-cell>
          <table:table-cell office:value-type="float" office:value="29.1612" calcext:value-type="float">
            <text:p>29.161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9582" calcext:value-type="float">
            <text:p>28.9582</text:p>
          </table:table-cell>
          <table:table-cell office:value-type="float" office:value="21.9451" calcext:value-type="float">
            <text:p>21.945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8454" calcext:value-type="float">
            <text:p>27.8454</text:p>
          </table:table-cell>
          <table:table-cell office:value-type="float" office:value="20.8886" calcext:value-type="float">
            <text:p>20.888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5202" calcext:value-type="float">
            <text:p>28.5202</text:p>
          </table:table-cell>
          <table:table-cell office:value-type="float" office:value="21.4492" calcext:value-type="float">
            <text:p>21.449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8922" calcext:value-type="float">
            <text:p>22.8922</text:p>
          </table:table-cell>
          <table:table-cell office:value-type="float" office:value="20.466" calcext:value-type="float">
            <text:p>20.46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8931" calcext:value-type="float">
            <text:p>28.8931</text:p>
          </table:table-cell>
          <table:table-cell office:value-type="float" office:value="21.8625" calcext:value-type="float">
            <text:p>21.862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679" calcext:value-type="float">
            <text:p>25.679</text:p>
          </table:table-cell>
          <table:table-cell office:value-type="float" office:value="20.0463" calcext:value-type="float">
            <text:p>20.046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4436" calcext:value-type="float">
            <text:p>21.4436</text:p>
          </table:table-cell>
          <table:table-cell office:value-type="float" office:value="21.4854" calcext:value-type="float">
            <text:p>21.485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1324" calcext:value-type="float">
            <text:p>29.1324</text:p>
          </table:table-cell>
          <table:table-cell office:value-type="float" office:value="27.8148" calcext:value-type="float">
            <text:p>27.814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607" calcext:value-type="float">
            <text:p>21.607</text:p>
          </table:table-cell>
          <table:table-cell office:value-type="float" office:value="21.3275" calcext:value-type="float">
            <text:p>21.327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3806" calcext:value-type="float">
            <text:p>23.3806</text:p>
          </table:table-cell>
          <table:table-cell office:value-type="float" office:value="20.2695" calcext:value-type="float">
            <text:p>20.269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7549" calcext:value-type="float">
            <text:p>23.7549</text:p>
          </table:table-cell>
          <table:table-cell office:value-type="float" office:value="29.8425" calcext:value-type="float">
            <text:p>29.842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744" calcext:value-type="float">
            <text:p>25.744</text:p>
          </table:table-cell>
          <table:table-cell office:value-type="float" office:value="20.0557" calcext:value-type="float">
            <text:p>20.055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0202" calcext:value-type="float">
            <text:p>26.0202</text:p>
          </table:table-cell>
          <table:table-cell office:value-type="float" office:value="20.1052" calcext:value-type="float">
            <text:p>20.105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9941" calcext:value-type="float">
            <text:p>23.9941</text:p>
          </table:table-cell>
          <table:table-cell office:value-type="float" office:value="29.8978" calcext:value-type="float">
            <text:p>29.897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5327" calcext:value-type="float">
            <text:p>23.5327</text:p>
          </table:table-cell>
          <table:table-cell office:value-type="float" office:value="20.2202" calcext:value-type="float">
            <text:p>20.220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1921" calcext:value-type="float">
            <text:p>26.1921</text:p>
          </table:table-cell>
          <table:table-cell office:value-type="float" office:value="29.8558" calcext:value-type="float">
            <text:p>29.85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5351" calcext:value-type="float">
            <text:p>27.5351</text:p>
          </table:table-cell>
          <table:table-cell office:value-type="float" office:value="29.3097" calcext:value-type="float">
            <text:p>29.309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9892" calcext:value-type="float">
            <text:p>29.9892</text:p>
          </table:table-cell>
          <table:table-cell office:value-type="float" office:value="25.3292" calcext:value-type="float">
            <text:p>25.329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6725" calcext:value-type="float">
            <text:p>28.6725</text:p>
          </table:table-cell>
          <table:table-cell office:value-type="float" office:value="21.607" calcext:value-type="float">
            <text:p>21.60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9764" calcext:value-type="float">
            <text:p>22.9764</text:p>
          </table:table-cell>
          <table:table-cell office:value-type="float" office:value="29.5722" calcext:value-type="float">
            <text:p>29.572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8733" calcext:value-type="float">
            <text:p>29.8733</text:p>
          </table:table-cell>
          <table:table-cell office:value-type="float" office:value="26.1186" calcext:value-type="float">
            <text:p>26.118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869" calcext:value-type="float">
            <text:p>25.869</text:p>
          </table:table-cell>
          <table:table-cell office:value-type="float" office:value="20.0761" calcext:value-type="float">
            <text:p>20.076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0232" calcext:value-type="float">
            <text:p>23.0232</text:p>
          </table:table-cell>
          <table:table-cell office:value-type="float" office:value="20.4074" calcext:value-type="float">
            <text:p>20.407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9541" calcext:value-type="float">
            <text:p>20.9541</text:p>
          </table:table-cell>
          <table:table-cell office:value-type="float" office:value="22.0623" calcext:value-type="float">
            <text:p>22.062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8134" calcext:value-type="float">
            <text:p>29.8134</text:p>
          </table:table-cell>
          <table:table-cell office:value-type="float" office:value="23.6467" calcext:value-type="float">
            <text:p>23.646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493" calcext:value-type="float">
            <text:p>22.5493</text:p>
          </table:table-cell>
          <table:table-cell office:value-type="float" office:value="29.3582" calcext:value-type="float">
            <text:p>29.358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9222" calcext:value-type="float">
            <text:p>29.9222</text:p>
          </table:table-cell>
          <table:table-cell office:value-type="float" office:value="24.1214" calcext:value-type="float">
            <text:p>24.121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7421" calcext:value-type="float">
            <text:p>29.7421</text:p>
          </table:table-cell>
          <table:table-cell office:value-type="float" office:value="26.5852" calcext:value-type="float">
            <text:p>26.585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0343" calcext:value-type="float">
            <text:p>28.0343</text:p>
          </table:table-cell>
          <table:table-cell office:value-type="float" office:value="28.974" calcext:value-type="float">
            <text:p>28.97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6887" calcext:value-type="float">
            <text:p>22.6887</text:p>
          </table:table-cell>
          <table:table-cell office:value-type="float" office:value="20.5663" calcext:value-type="float">
            <text:p>20.566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994" calcext:value-type="float">
            <text:p>22.5994</text:p>
          </table:table-cell>
          <table:table-cell office:value-type="float" office:value="29.386" calcext:value-type="float">
            <text:p>29.38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9097" calcext:value-type="float">
            <text:p>25.9097</text:p>
          </table:table-cell>
          <table:table-cell office:value-type="float" office:value="20.0835" calcext:value-type="float">
            <text:p>20.083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5205" calcext:value-type="float">
            <text:p>23.5205</text:p>
          </table:table-cell>
          <table:table-cell office:value-type="float" office:value="29.7761" calcext:value-type="float">
            <text:p>29.776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3394" calcext:value-type="float">
            <text:p>22.3394</text:p>
          </table:table-cell>
          <table:table-cell office:value-type="float" office:value="20.7667" calcext:value-type="float">
            <text:p>20.766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7231" calcext:value-type="float">
            <text:p>29.7231</text:p>
          </table:table-cell>
          <table:table-cell office:value-type="float" office:value="23.3592" calcext:value-type="float">
            <text:p>23.359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1034" calcext:value-type="float">
            <text:p>25.1034</text:p>
          </table:table-cell>
          <table:table-cell office:value-type="float" office:value="20.0011" calcext:value-type="float">
            <text:p>20.001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9227" calcext:value-type="float">
            <text:p>28.9227</text:p>
          </table:table-cell>
          <table:table-cell office:value-type="float" office:value="21.8996" calcext:value-type="float">
            <text:p>21.899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0056" calcext:value-type="float">
            <text:p>22.0056</text:p>
          </table:table-cell>
          <table:table-cell office:value-type="float" office:value="20.9958" calcext:value-type="float">
            <text:p>20.99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441" calcext:value-type="float">
            <text:p>22.5441</text:p>
          </table:table-cell>
          <table:table-cell office:value-type="float" office:value="20.6447" calcext:value-type="float">
            <text:p>20.644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3.1162" calcext:value-type="float">
            <text:p>-33.1162</text:p>
          </table:table-cell>
          <table:table-cell office:value-type="float" office:value="33.1096" calcext:value-type="float">
            <text:p>33.109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6.8912" calcext:value-type="float">
            <text:p>-16.8912</text:p>
          </table:table-cell>
          <table:table-cell office:value-type="float" office:value="-90.1667" calcext:value-type="float">
            <text:p>-90.16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9.7287" calcext:value-type="float">
            <text:p>-29.7287</text:p>
          </table:table-cell>
          <table:table-cell office:value-type="float" office:value="94.6834" calcext:value-type="float">
            <text:p>94.6834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.961" calcext:value-type="float">
            <text:p>49.961</text:p>
          </table:table-cell>
          <table:table-cell office:value-type="float" office:value="-58.2593" calcext:value-type="float">
            <text:p>-58.259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1354" calcext:value-type="float">
            <text:p>-45.1354</text:p>
          </table:table-cell>
          <table:table-cell office:value-type="float" office:value="-24.9776" calcext:value-type="float">
            <text:p>-24.97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.47514" calcext:value-type="float">
            <text:p>-4.47514</text:p>
          </table:table-cell>
          <table:table-cell office:value-type="float" office:value="42.4077" calcext:value-type="float">
            <text:p>42.407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.3534" calcext:value-type="float">
            <text:p>49.3534</text:p>
          </table:table-cell>
          <table:table-cell office:value-type="float" office:value="19.9611" calcext:value-type="float">
            <text:p>19.961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6.6329" calcext:value-type="float">
            <text:p>-66.6329</text:p>
          </table:table-cell>
          <table:table-cell office:value-type="float" office:value="-39.1663" calcext:value-type="float">
            <text:p>-39.16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.958" calcext:value-type="float">
            <text:p>66.958</text:p>
          </table:table-cell>
          <table:table-cell office:value-type="float" office:value="9.27035" calcext:value-type="float">
            <text:p>9.2703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4.2633" calcext:value-type="float">
            <text:p>-14.2633</text:p>
          </table:table-cell>
          <table:table-cell office:value-type="float" office:value="-35.2048" calcext:value-type="float">
            <text:p>-35.20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8.967" calcext:value-type="float">
            <text:p>-58.967</text:p>
          </table:table-cell>
          <table:table-cell office:value-type="float" office:value="-55.8467" calcext:value-type="float">
            <text:p>-55.84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9212" calcext:value-type="float">
            <text:p>16.9212</text:p>
          </table:table-cell>
          <table:table-cell office:value-type="float" office:value="-25.4125" calcext:value-type="float">
            <text:p>-25.412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34261" calcext:value-type="float">
            <text:p>-6.34261</text:p>
          </table:table-cell>
          <table:table-cell office:value-type="float" office:value="68.1189" calcext:value-type="float">
            <text:p>68.118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8.2361" calcext:value-type="float">
            <text:p>-28.2361</text:p>
          </table:table-cell>
          <table:table-cell office:value-type="float" office:value="32.798" calcext:value-type="float">
            <text:p>32.79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.1713" calcext:value-type="float">
            <text:p>91.1713</text:p>
          </table:table-cell>
          <table:table-cell office:value-type="float" office:value="-44.4122" calcext:value-type="float">
            <text:p>-44.412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9534" calcext:value-type="float">
            <text:p>-40.9534</text:p>
          </table:table-cell>
          <table:table-cell office:value-type="float" office:value="-33.6535" calcext:value-type="float">
            <text:p>-33.65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.9433" calcext:value-type="float">
            <text:p>59.9433</text:p>
          </table:table-cell>
          <table:table-cell office:value-type="float" office:value="56.1225" calcext:value-type="float">
            <text:p>56.122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.0307" calcext:value-type="float">
            <text:p>59.0307</text:p>
          </table:table-cell>
          <table:table-cell office:value-type="float" office:value="-8.40658" calcext:value-type="float">
            <text:p>-8.406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.2634" calcext:value-type="float">
            <text:p>72.2634</text:p>
          </table:table-cell>
          <table:table-cell office:value-type="float" office:value="56.6434" calcext:value-type="float">
            <text:p>56.643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.2577" calcext:value-type="float">
            <text:p>79.2577</text:p>
          </table:table-cell>
          <table:table-cell office:value-type="float" office:value="29.6541" calcext:value-type="float">
            <text:p>29.654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0.159" calcext:value-type="float">
            <text:p>-20.159</text:p>
          </table:table-cell>
          <table:table-cell office:value-type="float" office:value="73.4952" calcext:value-type="float">
            <text:p>73.495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7.9449" calcext:value-type="float">
            <text:p>-67.9449</text:p>
          </table:table-cell>
          <table:table-cell office:value-type="float" office:value="-96.607" calcext:value-type="float">
            <text:p>-96.6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.715" calcext:value-type="float">
            <text:p>76.715</text:p>
          </table:table-cell>
          <table:table-cell office:value-type="float" office:value="-14.196" calcext:value-type="float">
            <text:p>-14.19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.8606" calcext:value-type="float">
            <text:p>48.8606</text:p>
          </table:table-cell>
          <table:table-cell office:value-type="float" office:value="-6.27077" calcext:value-type="float">
            <text:p>-6.2707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9.3027" calcext:value-type="float">
            <text:p>-89.3027</text:p>
          </table:table-cell>
          <table:table-cell office:value-type="float" office:value="-21.3798" calcext:value-type="float">
            <text:p>-21.37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.7405" calcext:value-type="float">
            <text:p>87.7405</text:p>
          </table:table-cell>
          <table:table-cell office:value-type="float" office:value="40.494" calcext:value-type="float">
            <text:p>40.49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9729" calcext:value-type="float">
            <text:p>33.9729</text:p>
          </table:table-cell>
          <table:table-cell office:value-type="float" office:value="-35.6759" calcext:value-type="float">
            <text:p>-35.675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.8298" calcext:value-type="float">
            <text:p>35.8298</text:p>
          </table:table-cell>
          <table:table-cell office:value-type="float" office:value="-94.6153" calcext:value-type="float">
            <text:p>-94.615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4.2563" calcext:value-type="float">
            <text:p>-74.2563</text:p>
          </table:table-cell>
          <table:table-cell office:value-type="float" office:value="-19.4714" calcext:value-type="float">
            <text:p>-19.47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90239" calcext:value-type="float">
            <text:p>3.90239</text:p>
          </table:table-cell>
          <table:table-cell office:value-type="float" office:value="59.0677" calcext:value-type="float">
            <text:p>59.067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2.9476" calcext:value-type="float">
            <text:p>-52.9476</text:p>
          </table:table-cell>
          <table:table-cell office:value-type="float" office:value="1.43453" calcext:value-type="float">
            <text:p>1.434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8787" calcext:value-type="float">
            <text:p>-44.8787</text:p>
          </table:table-cell>
          <table:table-cell office:value-type="float" office:value="-40.3877" calcext:value-type="float">
            <text:p>-40.38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9.5578" calcext:value-type="float">
            <text:p>-29.5578</text:p>
          </table:table-cell>
          <table:table-cell office:value-type="float" office:value="45.7195" calcext:value-type="float">
            <text:p>45.719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.9921" calcext:value-type="float">
            <text:p>41.9921</text:p>
          </table:table-cell>
          <table:table-cell office:value-type="float" office:value="-75.8236" calcext:value-type="float">
            <text:p>-75.823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9.7425" calcext:value-type="float">
            <text:p>-19.7425</text:p>
          </table:table-cell>
          <table:table-cell office:value-type="float" office:value="-92.3876" calcext:value-type="float">
            <text:p>-92.38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9.0026" calcext:value-type="float">
            <text:p>-59.0026</text:p>
          </table:table-cell>
          <table:table-cell office:value-type="float" office:value="-38.2872" calcext:value-type="float">
            <text:p>-38.28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.4089" calcext:value-type="float">
            <text:p>44.4089</text:p>
          </table:table-cell>
          <table:table-cell office:value-type="float" office:value="69.2746" calcext:value-type="float">
            <text:p>69.274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07" calcext:value-type="float">
            <text:p>19.507</text:p>
          </table:table-cell>
          <table:table-cell office:value-type="float" office:value="-84.1323" calcext:value-type="float">
            <text:p>-84.132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3.3943" calcext:value-type="float">
            <text:p>-73.3943</text:p>
          </table:table-cell>
          <table:table-cell office:value-type="float" office:value="-58.636" calcext:value-type="float">
            <text:p>-58.6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8357" calcext:value-type="float">
            <text:p>-44.8357</text:p>
          </table:table-cell>
          <table:table-cell office:value-type="float" office:value="88.6329" calcext:value-type="float">
            <text:p>88.632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5565" calcext:value-type="float">
            <text:p>-35.5565</text:p>
          </table:table-cell>
          <table:table-cell office:value-type="float" office:value="16.8182" calcext:value-type="float">
            <text:p>16.818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0.5279" calcext:value-type="float">
            <text:p>-60.5279</text:p>
          </table:table-cell>
          <table:table-cell office:value-type="float" office:value="80.1653" calcext:value-type="float">
            <text:p>80.165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2106" calcext:value-type="float">
            <text:p>7.42106</text:p>
          </table:table-cell>
          <table:table-cell office:value-type="float" office:value="8.09768" calcext:value-type="float">
            <text:p>8.0976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8.0224" calcext:value-type="float">
            <text:p>-78.0224</text:p>
          </table:table-cell>
          <table:table-cell office:value-type="float" office:value="88.7437" calcext:value-type="float">
            <text:p>88.743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.3395" calcext:value-type="float">
            <text:p>30.3395</text:p>
          </table:table-cell>
          <table:table-cell office:value-type="float" office:value="-10.1773" calcext:value-type="float">
            <text:p>-10.177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.938" calcext:value-type="float">
            <text:p>36.938</text:p>
          </table:table-cell>
          <table:table-cell office:value-type="float" office:value="24.6039" calcext:value-type="float">
            <text:p>24.603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.1767" calcext:value-type="float">
            <text:p>62.1767</text:p>
          </table:table-cell>
          <table:table-cell office:value-type="float" office:value="-80.9023" calcext:value-type="float">
            <text:p>-80.902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.8158" calcext:value-type="float">
            <text:p>89.8158</text:p>
          </table:table-cell>
          <table:table-cell office:value-type="float" office:value="7.75246" calcext:value-type="float">
            <text:p>7.7524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.7182" calcext:value-type="float">
            <text:p>43.7182</text:p>
          </table:table-cell>
          <table:table-cell office:value-type="float" office:value="-89.4768" calcext:value-type="float">
            <text:p>-89.476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0.2465" calcext:value-type="float">
            <text:p>-20.2465</text:p>
          </table:table-cell>
          <table:table-cell office:value-type="float" office:value="61.9781" calcext:value-type="float">
            <text:p>61.978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19:28:46.3645405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31T18:17:32.922809287</meta:creation-date>
    <dc:date>2020-02-03T22:07:04.304739273</dc:date>
    <meta:editing-duration>PT5H21M22S</meta:editing-duration>
    <meta:editing-cycles>13</meta:editing-cycles>
    <meta:generator>LibreOffice/6.3.4.2$Linux_X86_64 LibreOffice_project/30$Build-2</meta:generator>
    <meta:document-statistic meta:table-count="3" meta:cell-count="2780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minimum="-20" chart:max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239cm" svg:height="17.009cm" xlink:href=".." xlink:type="simple" chart:class="chart:bubble" chart:style-name="ch1">
        <chart:legend chart:legend-position="end" svg:x="28.849cm" svg:y="8.205cm" style:legend-expansion="high" chart:style-name="ch2"/>
        <chart:plot-area chart:style-name="ch3" table:cell-range-address="Example1.A2:Example1.B152 Example1.E1:Example1.E152 Example1.D2:Example1.D152" chart:data-source-has-labels="row" svg:x="0.604cm" svg:y="0.34cm" svg:width="27.641cm" svg:height="16.329cm">
          <chartooo:coordinate-region svg:x="0.842cm" svg:y="0.539cm" svg:width="27.216cm" svg:height="15.9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xample1.E2:Example1.E152" chart:label-cell-address="Example1.E1:Example1.E1" chart:class="chart:bubble">
            <chart:domain table:cell-range-address="Example1.B2:Example1.B152"/>
            <chart:domain table:cell-range-address="Example1.A2:Example1.A152"/>
            <chart:data-point chart:repeated="69"/>
            <chart:data-point chart:style-name="ch8"/>
            <chart:data-point chart:repeated="16"/>
            <chart:data-point chart:style-name="ch8"/>
            <chart:data-point chart:repeated="64"/>
            <loext:propertry-mapping loext:property="FillColor" loext:cell-range-address="Example1.D2:Example1.D1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size</text:p>
                <draw:g>
                  <svg:desc>Example1.E1:Example1.E1</svg:desc>
                </draw:g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265">
                <text:p>0.26265</text:p>
                <draw:g>
                  <svg:desc>Example1.A2:Example1.A152</svg:desc>
                </draw:g>
              </table:table-cell>
              <table:table-cell office:value-type="float" office:value="-0.425458">
                <text:p>-0.425458</text:p>
                <draw:g>
                  <svg:desc>Example1.B2:Example1.B152</svg:desc>
                </draw:g>
              </table:table-cell>
              <table:table-cell office:value-type="float" office:value="1">
                <text:p>1</text:p>
                <draw:g>
                  <svg:desc>Example1.E2:Example1.E152</svg:desc>
                </draw:g>
              </table:table-cell>
              <table:table-cell office:value-type="float" office:value="16711680">
                <text:p>16711680</text:p>
                <draw:g>
                  <svg:desc>Example1.D2:Example1.D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18198">
                <text:p>-0.218198</text:p>
              </table:table-cell>
              <table:table-cell office:value-type="float" office:value="-0.449877">
                <text:p>-0.44987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64963">
                <text:p>-0.364963</text:p>
              </table:table-cell>
              <table:table-cell office:value-type="float" office:value="-0.341763">
                <text:p>-0.34176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2276">
                <text:p>0.102276</text:p>
              </table:table-cell>
              <table:table-cell office:value-type="float" office:value="0.489428">
                <text:p>0.48942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5443">
                <text:p>0.285443</text:p>
              </table:table-cell>
              <table:table-cell office:value-type="float" office:value="0.410515">
                <text:p>0.41051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1249">
                <text:p>0.191249</text:p>
              </table:table-cell>
              <table:table-cell office:value-type="float" office:value="0.461978">
                <text:p>0.46197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0253">
                <text:p>0.180253</text:p>
              </table:table-cell>
              <table:table-cell office:value-type="float" office:value="-0.466378">
                <text:p>-0.46637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25571">
                <text:p>-0.225571</text:p>
              </table:table-cell>
              <table:table-cell office:value-type="float" office:value="-0.446226">
                <text:p>-0.44622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53147">
                <text:p>-0.253147</text:p>
              </table:table-cell>
              <table:table-cell office:value-type="float" office:value="0.43118">
                <text:p>0.4311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8944">
                <text:p>0.288944</text:p>
              </table:table-cell>
              <table:table-cell office:value-type="float" office:value="-0.408058">
                <text:p>-0.40805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44965">
                <text:p>0.00444965</text:p>
              </table:table-cell>
              <table:table-cell office:value-type="float" office:value="0.49998">
                <text:p>0.4999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806969">
                <text:p>-0.0806969</text:p>
              </table:table-cell>
              <table:table-cell office:value-type="float" office:value="0.493445">
                <text:p>0.49344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10919">
                <text:p>0.0710919</text:p>
              </table:table-cell>
              <table:table-cell office:value-type="float" office:value="-0.49492">
                <text:p>-0.4949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28478">
                <text:p>-0.328478</text:p>
              </table:table-cell>
              <table:table-cell office:value-type="float" office:value="-0.376964">
                <text:p>-0.37696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1549">
                <text:p>-0.11549</text:p>
              </table:table-cell>
              <table:table-cell office:value-type="float" office:value="0.486479">
                <text:p>0.48647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230261">
                <text:p>-0.230261</text:p>
              </table:table-cell>
              <table:table-cell office:value-type="float" office:value="-0.443824">
                <text:p>-0.44382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63153">
                <text:p>-0.363153</text:p>
              </table:table-cell>
              <table:table-cell office:value-type="float" office:value="-0.343686">
                <text:p>-0.34368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29399">
                <text:p>0.0729399</text:p>
              </table:table-cell>
              <table:table-cell office:value-type="float" office:value="0.494651">
                <text:p>0.49465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5999">
                <text:p>0.305999</text:p>
              </table:table-cell>
              <table:table-cell office:value-type="float" office:value="-0.39543">
                <text:p>-0.3954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08344">
                <text:p>-0.108344</text:p>
              </table:table-cell>
              <table:table-cell office:value-type="float" office:value="-0.48812">
                <text:p>-0.4881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0922">
                <text:p>0.410922</text:p>
              </table:table-cell>
              <table:table-cell office:value-type="float" office:value="0.284857">
                <text:p>0.28485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502109">
                <text:p>-0.00502109</text:p>
              </table:table-cell>
              <table:table-cell office:value-type="float" office:value="0.499975">
                <text:p>0.49997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60468">
                <text:p>-0.160468</text:p>
              </table:table-cell>
              <table:table-cell office:value-type="float" office:value="0.47355">
                <text:p>0.4735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924583">
                <text:p>-0.0924583</text:p>
              </table:table-cell>
              <table:table-cell office:value-type="float" office:value="-0.491377">
                <text:p>-0.49137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13527">
                <text:p>-0.213527</text:p>
              </table:table-cell>
              <table:table-cell office:value-type="float" office:value="0.452113">
                <text:p>0.45211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17951">
                <text:p>0.417951</text:p>
              </table:table-cell>
              <table:table-cell office:value-type="float" office:value="-0.274439">
                <text:p>-0.27443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41836">
                <text:p>-0.041836</text:p>
              </table:table-cell>
              <table:table-cell office:value-type="float" office:value="0.498247">
                <text:p>0.49824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385619">
                <text:p>-0.385619</text:p>
              </table:table-cell>
              <table:table-cell office:value-type="float" office:value="0.318274">
                <text:p>0.31827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64982">
                <text:p>0.464982</text:p>
              </table:table-cell>
              <table:table-cell office:value-type="float" office:value="0.183825">
                <text:p>0.18382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2203">
                <text:p>0.152203</text:p>
              </table:table-cell>
              <table:table-cell office:value-type="float" office:value="-0.476271">
                <text:p>-0.47627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61559">
                <text:p>0.461559</text:p>
              </table:table-cell>
              <table:table-cell office:value-type="float" office:value="0.192258">
                <text:p>0.19225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38319">
                <text:p>0.0638319</text:p>
              </table:table-cell>
              <table:table-cell office:value-type="float" office:value="0.495909">
                <text:p>0.49590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80853">
                <text:p>0.280853</text:p>
              </table:table-cell>
              <table:table-cell office:value-type="float" office:value="0.413668">
                <text:p>0.41366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413151">
                <text:p>-0.413151</text:p>
              </table:table-cell>
              <table:table-cell office:value-type="float" office:value="0.281614">
                <text:p>0.28161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71784">
                <text:p>0.0571784</text:p>
              </table:table-cell>
              <table:table-cell office:value-type="float" office:value="0.49672">
                <text:p>0.4967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22943">
                <text:p>0.222943</text:p>
              </table:table-cell>
              <table:table-cell office:value-type="float" office:value="-0.447545">
                <text:p>-0.44754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95814">
                <text:p>0.195814</text:p>
              </table:table-cell>
              <table:table-cell office:value-type="float" office:value="0.460062">
                <text:p>0.46006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4071">
                <text:p>0.384071</text:p>
              </table:table-cell>
              <table:table-cell office:value-type="float" office:value="0.32014">
                <text:p>0.3201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50372">
                <text:p>-0.150372</text:p>
              </table:table-cell>
              <table:table-cell office:value-type="float" office:value="0.476852">
                <text:p>0.47685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89385">
                <text:p>-0.489385</text:p>
              </table:table-cell>
              <table:table-cell office:value-type="float" office:value="-0.10248">
                <text:p>-0.1024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0656">
                <text:p>0.200656</text:p>
              </table:table-cell>
              <table:table-cell office:value-type="float" office:value="-0.457971">
                <text:p>-0.45797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97135">
                <text:p>-0.197135</text:p>
              </table:table-cell>
              <table:table-cell office:value-type="float" office:value="-0.459497">
                <text:p>-0.45949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0039">
                <text:p>0.120039</text:p>
              </table:table-cell>
              <table:table-cell office:value-type="float" office:value="-0.485377">
                <text:p>-0.48537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7091">
                <text:p>0.257091</text:p>
              </table:table-cell>
              <table:table-cell office:value-type="float" office:value="0.428841">
                <text:p>0.42884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98126">
                <text:p>0.398126</text:p>
              </table:table-cell>
              <table:table-cell office:value-type="float" office:value="0.302483">
                <text:p>0.30248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02951">
                <text:p>0.0902951</text:p>
              </table:table-cell>
              <table:table-cell office:value-type="float" office:value="0.491779">
                <text:p>0.49177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21974">
                <text:p>-0.321974</text:p>
              </table:table-cell>
              <table:table-cell office:value-type="float" office:value="0.382534">
                <text:p>0.38253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553061">
                <text:p>-0.0553061</text:p>
              </table:table-cell>
              <table:table-cell office:value-type="float" office:value="-0.496932">
                <text:p>-0.49693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1629">
                <text:p>-0.11629</text:p>
              </table:table-cell>
              <table:table-cell office:value-type="float" office:value="-0.486289">
                <text:p>-0.48628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483446">
                <text:p>-0.483446</text:p>
              </table:table-cell>
              <table:table-cell office:value-type="float" office:value="0.127592">
                <text:p>0.12759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7.05865">
                <text:p>-7.05865</text:p>
              </table:table-cell>
              <table:table-cell office:value-type="float" office:value="-7.08346">
                <text:p>-7.0834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0717">
                <text:p>-1.0717</text:p>
              </table:table-cell>
              <table:table-cell office:value-type="float" office:value="9.94241">
                <text:p>9.9424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12466">
                <text:p>6.12466</text:p>
              </table:table-cell>
              <table:table-cell office:value-type="float" office:value="7.90497">
                <text:p>7.9049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02199">
                <text:p>8.02199</text:p>
              </table:table-cell>
              <table:table-cell office:value-type="float" office:value="-5.97056">
                <text:p>-5.9705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.32752">
                <text:p>-6.32752</text:p>
              </table:table-cell>
              <table:table-cell office:value-type="float" office:value="7.74355">
                <text:p>7.7435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35613">
                <text:p>6.35613</text:p>
              </table:table-cell>
              <table:table-cell office:value-type="float" office:value="-7.72008">
                <text:p>-7.7200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38054">
                <text:p>9.38054</text:p>
              </table:table-cell>
              <table:table-cell office:value-type="float" office:value="3.46489">
                <text:p>3.4648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26526">
                <text:p>-4.26526</text:p>
              </table:table-cell>
              <table:table-cell office:value-type="float" office:value="-9.04475">
                <text:p>-9.0447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.17843">
                <text:p>-6.17843</text:p>
              </table:table-cell>
              <table:table-cell office:value-type="float" office:value="-7.86302">
                <text:p>-7.8630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14881">
                <text:p>4.14881</text:p>
              </table:table-cell>
              <table:table-cell office:value-type="float" office:value="-9.09876">
                <text:p>-9.0987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6739">
                <text:p>1.6739</text:p>
              </table:table-cell>
              <table:table-cell office:value-type="float" office:value="-9.85891">
                <text:p>-9.8589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94531">
                <text:p>5.94531</text:p>
              </table:table-cell>
              <table:table-cell office:value-type="float" office:value="8.04073">
                <text:p>8.0407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21603">
                <text:p>9.21603</text:p>
              </table:table-cell>
              <table:table-cell office:value-type="float" office:value="-3.88133">
                <text:p>-3.8813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47909">
                <text:p>-3.47909</text:p>
              </table:table-cell>
              <table:table-cell office:value-type="float" office:value="9.37528">
                <text:p>9.3752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19024">
                <text:p>5.19024</text:p>
              </table:table-cell>
              <table:table-cell office:value-type="float" office:value="-8.54759">
                <text:p>-8.5475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13058">
                <text:p>9.13058</text:p>
              </table:table-cell>
              <table:table-cell office:value-type="float" office:value="4.0783">
                <text:p>4.078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468">
                <text:p>0.27468</text:p>
              </table:table-cell>
              <table:table-cell office:value-type="float" office:value="9.99623">
                <text:p>9.9962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90512">
                <text:p>5.90512</text:p>
              </table:table-cell>
              <table:table-cell office:value-type="float" office:value="8.07029">
                <text:p>8.0702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92337">
                <text:p>-1.92337</text:p>
              </table:table-cell>
              <table:table-cell office:value-type="float" office:value="9.81329">
                <text:p>9.8132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9.89548">
                <text:p>-9.89548</text:p>
              </table:table-cell>
              <table:table-cell office:value-type="float" office:value="1.44205">
                <text:p>1.4420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78738">
                <text:p>0.978738</text:p>
              </table:table-cell>
              <table:table-cell office:value-type="float" office:value="-9.95199">
                <text:p>-9.9519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8.68171">
                <text:p>-8.68171</text:p>
              </table:table-cell>
              <table:table-cell office:value-type="float" office:value="-4.96265">
                <text:p>-4.9626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577988">
                <text:p>-0.577988</text:p>
              </table:table-cell>
              <table:table-cell office:value-type="float" office:value="-9.98328">
                <text:p>-9.9832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89738">
                <text:p>1.89738</text:p>
              </table:table-cell>
              <table:table-cell office:value-type="float" office:value="-9.81835">
                <text:p>-9.8183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.9083">
                <text:p>-5.9083</text:p>
              </table:table-cell>
              <table:table-cell office:value-type="float" office:value="-8.06796">
                <text:p>-8.0679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92923">
                <text:p>3.92923</text:p>
              </table:table-cell>
              <table:table-cell office:value-type="float" office:value="9.19572">
                <text:p>9.1957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89767">
                <text:p>4.89767</text:p>
              </table:table-cell>
              <table:table-cell office:value-type="float" office:value="8.71853">
                <text:p>8.7185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.88782">
                <text:p>-3.88782</text:p>
              </table:table-cell>
              <table:table-cell office:value-type="float" office:value="9.2133">
                <text:p>9.213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13594">
                <text:p>7.13594</text:p>
              </table:table-cell>
              <table:table-cell office:value-type="float" office:value="-7.0056">
                <text:p>-7.005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9.61737">
                <text:p>-9.61737</text:p>
              </table:table-cell>
              <table:table-cell office:value-type="float" office:value="-2.73975">
                <text:p>-2.7397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7.40113">
                <text:p>-7.40113</text:p>
              </table:table-cell>
              <table:table-cell office:value-type="float" office:value="-6.72483">
                <text:p>-6.7248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9087">
                <text:p>1.09087</text:p>
              </table:table-cell>
              <table:table-cell office:value-type="float" office:value="-9.94032">
                <text:p>-9.9403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.35904">
                <text:p>-6.35904</text:p>
              </table:table-cell>
              <table:table-cell office:value-type="float" office:value="7.71768">
                <text:p>7.7176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30001">
                <text:p>2.30001</text:p>
              </table:table-cell>
              <table:table-cell office:value-type="float" office:value="-9.7319">
                <text:p>-9.731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05693">
                <text:p>0.0205693</text:p>
              </table:table-cell>
              <table:table-cell office:value-type="float" office:value="9.99998">
                <text:p>9.9999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3821">
                <text:p>6.3821</text:p>
              </table:table-cell>
              <table:table-cell office:value-type="float" office:value="7.69862">
                <text:p>7.6986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.20459">
                <text:p>-9.20459</text:p>
              </table:table-cell>
              <table:table-cell office:value-type="float" office:value="3.90839">
                <text:p>3.9083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424">
                <text:p>1.4424</text:p>
              </table:table-cell>
              <table:table-cell office:value-type="float" office:value="-9.89543">
                <text:p>-9.8954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65748">
                <text:p>8.65748</text:p>
              </table:table-cell>
              <table:table-cell office:value-type="float" office:value="-5.0048">
                <text:p>-5.004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39334">
                <text:p>5.39334</text:p>
              </table:table-cell>
              <table:table-cell office:value-type="float" office:value="8.42092">
                <text:p>8.4209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78626">
                <text:p>1.78626</text:p>
              </table:table-cell>
              <table:table-cell office:value-type="float" office:value="-9.83917">
                <text:p>-9.8391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056">
                <text:p>3.0056</text:p>
              </table:table-cell>
              <table:table-cell office:value-type="float" office:value="9.53763">
                <text:p>9.5376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70891">
                <text:p>0.870891</text:p>
              </table:table-cell>
              <table:table-cell office:value-type="float" office:value="-9.96201">
                <text:p>-9.9620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34106">
                <text:p>5.34106</text:p>
              </table:table-cell>
              <table:table-cell office:value-type="float" office:value="-8.45418">
                <text:p>-8.4541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31449">
                <text:p>4.31449</text:p>
              </table:table-cell>
              <table:table-cell office:value-type="float" office:value="-9.02137">
                <text:p>-9.0213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81442">
                <text:p>-0.181442</text:p>
              </table:table-cell>
              <table:table-cell office:value-type="float" office:value="-9.99835">
                <text:p>-9.9983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1252">
                <text:p>7.1252</text:p>
              </table:table-cell>
              <table:table-cell office:value-type="float" office:value="7.01652">
                <text:p>7.0165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8.44328">
                <text:p>-8.44328</text:p>
              </table:table-cell>
              <table:table-cell office:value-type="float" office:value="-5.35826">
                <text:p>-5.3582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73695">
                <text:p>-1.73695</text:p>
              </table:table-cell>
              <table:table-cell office:value-type="float" office:value="-9.84799">
                <text:p>-9.8479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5.19778">
                <text:p>-5.19778</text:p>
              </table:table-cell>
              <table:table-cell office:value-type="float" office:value="-8.54301">
                <text:p>-8.5430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.0802">
                <text:p>22.0802</text:p>
              </table:table-cell>
              <table:table-cell office:value-type="float" office:value="22.266">
                <text:p>22.26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.6304">
                <text:p>24.6304</text:p>
              </table:table-cell>
              <table:table-cell office:value-type="float" office:value="21.0171">
                <text:p>21.017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.7172">
                <text:p>23.7172</text:p>
              </table:table-cell>
              <table:table-cell office:value-type="float" office:value="21.2113">
                <text:p>21.211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1205">
                <text:p>21.1205</text:p>
              </table:table-cell>
              <table:table-cell office:value-type="float" office:value="25.9743">
                <text:p>25.974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1928">
                <text:p>21.1928</text:p>
              </table:table-cell>
              <table:table-cell office:value-type="float" office:value="26.2268">
                <text:p>26.226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.4714">
                <text:p>22.4714</text:p>
              </table:table-cell>
              <table:table-cell office:value-type="float" office:value="21.9006">
                <text:p>21.900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.2294">
                <text:p>25.2294</text:p>
              </table:table-cell>
              <table:table-cell office:value-type="float" office:value="21.0066">
                <text:p>21.006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.7088">
                <text:p>24.7088</text:p>
              </table:table-cell>
              <table:table-cell office:value-type="float" office:value="28.9894">
                <text:p>28.989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.5798">
                <text:p>23.5798</text:p>
              </table:table-cell>
              <table:table-cell office:value-type="float" office:value="21.2606">
                <text:p>21.260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2167">
                <text:p>21.2167</text:p>
              </table:table-cell>
              <table:table-cell office:value-type="float" office:value="26.2987">
                <text:p>26.298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.4555">
                <text:p>24.4555</text:p>
              </table:table-cell>
              <table:table-cell office:value-type="float" office:value="21.0372">
                <text:p>21.037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.1122">
                <text:p>21.1122</text:p>
              </table:table-cell>
              <table:table-cell office:value-type="float" office:value="25.9406">
                <text:p>25.940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.3267">
                <text:p>25.3267</text:p>
              </table:table-cell>
              <table:table-cell office:value-type="float" office:value="28.9866">
                <text:p>28.986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.5957">
                <text:p>23.5957</text:p>
              </table:table-cell>
              <table:table-cell office:value-type="float" office:value="21.2546">
                <text:p>21.254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.7755">
                <text:p>24.7755</text:p>
              </table:table-cell>
              <table:table-cell office:value-type="float" office:value="21.0063">
                <text:p>21.006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.1448">
                <text:p>28.1448</text:p>
              </table:table-cell>
              <table:table-cell office:value-type="float" office:value="22.5281">
                <text:p>22.528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.558">
                <text:p>21.558</text:p>
              </table:table-cell>
              <table:table-cell office:value-type="float" office:value="27.0378">
                <text:p>27.037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.2852">
                <text:p>24.2852</text:p>
              </table:table-cell>
              <table:table-cell office:value-type="float" office:value="21.0644">
                <text:p>21.064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.3585">
                <text:p>28.3585</text:p>
              </table:table-cell>
              <table:table-cell office:value-type="float" office:value="22.8274">
                <text:p>22.827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.6645">
                <text:p>21.6645</text:p>
              </table:table-cell>
              <table:table-cell office:value-type="float" office:value="22.7922">
                <text:p>22.792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.2211">
                <text:p>27.2211</text:p>
              </table:table-cell>
              <table:table-cell office:value-type="float" office:value="21.6733">
                <text:p>21.673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.3094">
                <text:p>25.3094</text:p>
              </table:table-cell>
              <table:table-cell office:value-type="float" office:value="21.012">
                <text:p>21.01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.0659">
                <text:p>26.0659</text:p>
              </table:table-cell>
              <table:table-cell office:value-type="float" office:value="21.1446">
                <text:p>21.144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4862">
                <text:p>23.4862</text:p>
              </table:table-cell>
              <table:table-cell office:value-type="float" office:value="21.2975">
                <text:p>21.297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.6253">
                <text:p>28.6253</text:p>
              </table:table-cell>
              <table:table-cell office:value-type="float" office:value="26.6904">
                <text:p>26.690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.6435">
                <text:p>24.6435</text:p>
              </table:table-cell>
              <table:table-cell office:value-type="float" office:value="21.0159">
                <text:p>21.015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.5388">
                <text:p>26.5388</text:p>
              </table:table-cell>
              <table:table-cell office:value-type="float" office:value="28.6921">
                <text:p>28.692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.9926">
                <text:p>26.9926</text:p>
              </table:table-cell>
              <table:table-cell office:value-type="float" office:value="28.4684">
                <text:p>28.468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.5809">
                <text:p>28.5809</text:p>
              </table:table-cell>
              <table:table-cell office:value-type="float" office:value="23.2175">
                <text:p>23.217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.3494">
                <text:p>25.3494</text:p>
              </table:table-cell>
              <table:table-cell office:value-type="float" office:value="28.9847">
                <text:p>28.984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.7979">
                <text:p>21.7979</text:p>
              </table:table-cell>
              <table:table-cell office:value-type="float" office:value="22.6028">
                <text:p>22.602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4688">
                <text:p>21.4688</text:p>
              </table:table-cell>
              <table:table-cell office:value-type="float" office:value="23.121">
                <text:p>23.12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.3074">
                <text:p>24.3074</text:p>
              </table:table-cell>
              <table:table-cell office:value-type="float" office:value="28.9396">
                <text:p>28.939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.5178">
                <text:p>25.5178</text:p>
              </table:table-cell>
              <table:table-cell office:value-type="float" office:value="21.0337">
                <text:p>21.033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.9522">
                <text:p>25.9522</text:p>
              </table:table-cell>
              <table:table-cell office:value-type="float" office:value="28.885">
                <text:p>28.88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3882">
                <text:p>22.3882</text:p>
              </table:table-cell>
              <table:table-cell office:value-type="float" office:value="28.0296">
                <text:p>28.029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.8667">
                <text:p>22.8667</text:p>
              </table:table-cell>
              <table:table-cell office:value-type="float" office:value="21.6164">
                <text:p>21.616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.8428">
                <text:p>25.8428</text:p>
              </table:table-cell>
              <table:table-cell office:value-type="float" office:value="28.9102">
                <text:p>28.910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.4236">
                <text:p>28.4236</text:p>
              </table:table-cell>
              <table:table-cell office:value-type="float" office:value="22.9314">
                <text:p>22.931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.3086">
                <text:p>25.3086</text:p>
              </table:table-cell>
              <table:table-cell office:value-type="float" office:value="28.9881">
                <text:p>28.988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.8485">
                <text:p>25.8485</text:p>
              </table:table-cell>
              <table:table-cell office:value-type="float" office:value="28.909">
                <text:p>28.90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.5806">
                <text:p>22.5806</text:p>
              </table:table-cell>
              <table:table-cell office:value-type="float" office:value="21.8147">
                <text:p>21.814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.4445">
                <text:p>23.4445</text:p>
              </table:table-cell>
              <table:table-cell office:value-type="float" office:value="28.6852">
                <text:p>28.685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.393">
                <text:p>24.393</text:p>
              </table:table-cell>
              <table:table-cell office:value-type="float" office:value="28.9537">
                <text:p>28.953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.1738">
                <text:p>25.1738</text:p>
              </table:table-cell>
              <table:table-cell office:value-type="float" office:value="21.0038">
                <text:p>21.003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.7343">
                <text:p>28.7343</text:p>
              </table:table-cell>
              <table:table-cell office:value-type="float" office:value="26.4336">
                <text:p>26.433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.1376">
                <text:p>26.1376</text:p>
              </table:table-cell>
              <table:table-cell office:value-type="float" office:value="28.8348">
                <text:p>28.834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.4427">
                <text:p>24.4427</text:p>
              </table:table-cell>
              <table:table-cell office:value-type="float" office:value="21.039">
                <text:p>21.03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.9976">
                <text:p>27.9976</text:p>
              </table:table-cell>
              <table:table-cell office:value-type="float" office:value="22.3515">
                <text:p>22.351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.0368">
                <text:p>25.0368</text:p>
              </table:table-cell>
              <table:table-cell office:value-type="float" office:value="21.0002">
                <text:p>21.000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minimum="-110" chart:maximum="1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975cm" svg:height="18.548cm" xlink:href=".." xlink:type="simple" chart:class="chart:bubble" chart:style-name="ch1">
        <chart:legend chart:legend-position="end" svg:x="31.585cm" svg:y="8.975cm" style:legend-expansion="high" chart:style-name="ch2"/>
        <chart:plot-area chart:style-name="ch3" table:cell-range-address="StarSky.A2:StarSky.B202 StarSky.E1:StarSky.E202 StarSky.D2:StarSky.D202" chart:data-source-has-labels="row" svg:x="0.659cm" svg:y="0.37cm" svg:width="30.267cm" svg:height="17.808cm">
          <chartooo:coordinate-region svg:x="0.99cm" svg:y="0.37cm" svg:width="29.936cm" svg:height="17.6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arSky.E2:StarSky.E202" chart:label-cell-address="StarSky.E1:StarSky.E1" chart:class="chart:bubble">
            <chart:domain table:cell-range-address="StarSky.B2:StarSky.B202"/>
            <chart:domain table:cell-range-address="StarSky.A2:StarSky.A202"/>
            <chart:data-point chart:repeated="201"/>
            <loext:propertry-mapping loext:property="FillColor" loext:cell-range-address="StarSky.D2:StarSky.D2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size</text:p>
                <draw:g>
                  <svg:desc>StarSky.E1:StarSky.E1</svg:desc>
                </draw:g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5.6343">
                <text:p>-75.6343</text:p>
                <draw:g>
                  <svg:desc>StarSky.A2:StarSky.A202</svg:desc>
                </draw:g>
              </table:table-cell>
              <table:table-cell office:value-type="float" office:value="-30.054">
                <text:p>-30.054</text:p>
                <draw:g>
                  <svg:desc>StarSky.B2:StarSky.B202</svg:desc>
                </draw:g>
              </table:table-cell>
              <table:table-cell office:value-type="float" office:value="1">
                <text:p>1</text:p>
                <draw:g>
                  <svg:desc>StarSky.E2:StarSky.E202</svg:desc>
                </draw:g>
              </table:table-cell>
              <table:table-cell office:value-type="float" office:value="16711680">
                <text:p>16711680</text:p>
                <draw:g>
                  <svg:desc>StarSky.D2:StarSky.D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8.5967">
                <text:p>-88.5967</text:p>
              </table:table-cell>
              <table:table-cell office:value-type="float" office:value="-4.21491">
                <text:p>-4.2149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.7318">
                <text:p>42.7318</text:p>
              </table:table-cell>
              <table:table-cell office:value-type="float" office:value="4.72559">
                <text:p>4.7255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.7832">
                <text:p>54.7832</text:p>
              </table:table-cell>
              <table:table-cell office:value-type="float" office:value="52.1888">
                <text:p>52.188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6.7704">
                <text:p>-16.7704</text:p>
              </table:table-cell>
              <table:table-cell office:value-type="float" office:value="44.2336">
                <text:p>44.233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8686">
                <text:p>15.8686</text:p>
              </table:table-cell>
              <table:table-cell office:value-type="float" office:value="83.08">
                <text:p>83.0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.0358">
                <text:p>98.0358</text:p>
              </table:table-cell>
              <table:table-cell office:value-type="float" office:value="78.4924">
                <text:p>78.492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3821">
                <text:p>37.3821</text:p>
              </table:table-cell>
              <table:table-cell office:value-type="float" office:value="-21.9477">
                <text:p>-21.947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.8309">
                <text:p>75.8309</text:p>
              </table:table-cell>
              <table:table-cell office:value-type="float" office:value="-38.7403">
                <text:p>-38.740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.3218">
                <text:p>69.3218</text:p>
              </table:table-cell>
              <table:table-cell office:value-type="float" office:value="-52.1246">
                <text:p>-52.124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4.4136">
                <text:p>-24.4136</text:p>
              </table:table-cell>
              <table:table-cell office:value-type="float" office:value="43.5368">
                <text:p>43.536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0005">
                <text:p>22.0005</text:p>
              </table:table-cell>
              <table:table-cell office:value-type="float" office:value="-27.4708">
                <text:p>-27.470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7.6456">
                <text:p>-97.6456</text:p>
              </table:table-cell>
              <table:table-cell office:value-type="float" office:value="-40.0361">
                <text:p>-40.036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2.0622">
                <text:p>-92.0622</text:p>
              </table:table-cell>
              <table:table-cell office:value-type="float" office:value="-44.4207">
                <text:p>-44.420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8.3925">
                <text:p>-58.3925</text:p>
              </table:table-cell>
              <table:table-cell office:value-type="float" office:value="-44.6745">
                <text:p>-44.674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5.7971">
                <text:p>-45.7971</text:p>
              </table:table-cell>
              <table:table-cell office:value-type="float" office:value="-74.6223">
                <text:p>-74.622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.0829">
                <text:p>60.0829</text:p>
              </table:table-cell>
              <table:table-cell office:value-type="float" office:value="-36.623">
                <text:p>-36.62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5.2343">
                <text:p>-55.2343</text:p>
              </table:table-cell>
              <table:table-cell office:value-type="float" office:value="22.2682">
                <text:p>22.268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.7843">
                <text:p>72.7843</text:p>
              </table:table-cell>
              <table:table-cell office:value-type="float" office:value="12.3683">
                <text:p>12.368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.6477">
                <text:p>53.6477</text:p>
              </table:table-cell>
              <table:table-cell office:value-type="float" office:value="64.7338">
                <text:p>64.733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9.0985">
                <text:p>-69.0985</text:p>
              </table:table-cell>
              <table:table-cell office:value-type="float" office:value="-3.97628">
                <text:p>-3.9762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3518">
                <text:p>42.3518</text:p>
              </table:table-cell>
              <table:table-cell office:value-type="float" office:value="-6.35938">
                <text:p>-6.3593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381">
                <text:p>11.5381</text:p>
              </table:table-cell>
              <table:table-cell office:value-type="float" office:value="81.9717">
                <text:p>81.971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5821">
                <text:p>22.5821</text:p>
              </table:table-cell>
              <table:table-cell office:value-type="float" office:value="-91.6367">
                <text:p>-91.636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.25241">
                <text:p>-3.25241</text:p>
              </table:table-cell>
              <table:table-cell office:value-type="float" office:value="-77.9206">
                <text:p>-77.920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.4948">
                <text:p>53.4948</text:p>
              </table:table-cell>
              <table:table-cell office:value-type="float" office:value="-36.9009">
                <text:p>-36.900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.5717">
                <text:p>43.5717</text:p>
              </table:table-cell>
              <table:table-cell office:value-type="float" office:value="88.0037">
                <text:p>88.003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6.7839">
                <text:p>-46.7839</text:p>
              </table:table-cell>
              <table:table-cell office:value-type="float" office:value="6.39777">
                <text:p>6.3977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.327">
                <text:p>54.327</text:p>
              </table:table-cell>
              <table:table-cell office:value-type="float" office:value="69.729">
                <text:p>69.72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.8853">
                <text:p>53.8853</text:p>
              </table:table-cell>
              <table:table-cell office:value-type="float" office:value="-81.182">
                <text:p>-81.18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1.6007">
                <text:p>-81.6007</text:p>
              </table:table-cell>
              <table:table-cell office:value-type="float" office:value="77.583">
                <text:p>77.58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84.3477">
                <text:p>-84.3477</text:p>
              </table:table-cell>
              <table:table-cell office:value-type="float" office:value="35.0341">
                <text:p>35.034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4.962">
                <text:p>-64.962</text:p>
              </table:table-cell>
              <table:table-cell office:value-type="float" office:value="-71.256">
                <text:p>-71.25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6.9492">
                <text:p>-96.9492</text:p>
              </table:table-cell>
              <table:table-cell office:value-type="float" office:value="48.9232">
                <text:p>48.923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4.656">
                <text:p>84.656</text:p>
              </table:table-cell>
              <table:table-cell office:value-type="float" office:value="-68.5775">
                <text:p>-68.577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7.3009">
                <text:p>-97.3009</text:p>
              </table:table-cell>
              <table:table-cell office:value-type="float" office:value="-77.9574">
                <text:p>-77.957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.72027">
                <text:p>-8.72027</text:p>
              </table:table-cell>
              <table:table-cell office:value-type="float" office:value="75.9481">
                <text:p>75.948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4.9639">
                <text:p>64.9639</text:p>
              </table:table-cell>
              <table:table-cell office:value-type="float" office:value="-46.5123">
                <text:p>-46.512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.0027">
                <text:p>69.0027</text:p>
              </table:table-cell>
              <table:table-cell office:value-type="float" office:value="-18.4754">
                <text:p>-18.475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.1721">
                <text:p>80.1721</text:p>
              </table:table-cell>
              <table:table-cell office:value-type="float" office:value="-6.31489">
                <text:p>-6.3148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1168">
                <text:p>19.1168</text:p>
              </table:table-cell>
              <table:table-cell office:value-type="float" office:value="63.4558">
                <text:p>63.455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5.8429">
                <text:p>-55.8429</text:p>
              </table:table-cell>
              <table:table-cell office:value-type="float" office:value="-4.07381">
                <text:p>-4.0738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.5872">
                <text:p>67.5872</text:p>
              </table:table-cell>
              <table:table-cell office:value-type="float" office:value="82.2795">
                <text:p>82.279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4.4333">
                <text:p>-34.4333</text:p>
              </table:table-cell>
              <table:table-cell office:value-type="float" office:value="64.1781">
                <text:p>64.178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95.3798">
                <text:p>-95.3798</text:p>
              </table:table-cell>
              <table:table-cell office:value-type="float" office:value="-10.2547">
                <text:p>-10.254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3.077">
                <text:p>93.077</text:p>
              </table:table-cell>
              <table:table-cell office:value-type="float" office:value="65.684">
                <text:p>65.68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.8314">
                <text:p>51.8314</text:p>
              </table:table-cell>
              <table:table-cell office:value-type="float" office:value="-10.3185">
                <text:p>-10.318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1.2447">
                <text:p>-31.2447</text:p>
              </table:table-cell>
              <table:table-cell office:value-type="float" office:value="35.6582">
                <text:p>35.658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90857">
                <text:p>6.90857</text:p>
              </table:table-cell>
              <table:table-cell office:value-type="float" office:value="-3.16338">
                <text:p>-3.1633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.5711">
                <text:p>41.5711</text:p>
              </table:table-cell>
              <table:table-cell office:value-type="float" office:value="31.7047">
                <text:p>31.704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.8844">
                <text:p>-50.8844</text:p>
              </table:table-cell>
              <table:table-cell office:value-type="float" office:value="89.4095">
                <text:p>89.409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0.7497">
                <text:p>-20.7497</text:p>
              </table:table-cell>
              <table:table-cell office:value-type="float" office:value="50.8262">
                <text:p>50.826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51.0454">
                <text:p>-51.0454</text:p>
              </table:table-cell>
              <table:table-cell office:value-type="float" office:value="88.5709">
                <text:p>88.570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4.6803">
                <text:p>-64.6803</text:p>
              </table:table-cell>
              <table:table-cell office:value-type="float" office:value="42.313">
                <text:p>42.31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1.5219">
                <text:p>-51.5219</text:p>
              </table:table-cell>
              <table:table-cell office:value-type="float" office:value="3.21572">
                <text:p>3.2157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4.073">
                <text:p>94.073</text:p>
              </table:table-cell>
              <table:table-cell office:value-type="float" office:value="85.4145">
                <text:p>85.414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0.6313">
                <text:p>-60.6313</text:p>
              </table:table-cell>
              <table:table-cell office:value-type="float" office:value="28.7435">
                <text:p>28.743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53.7064">
                <text:p>-53.7064</text:p>
              </table:table-cell>
              <table:table-cell office:value-type="float" office:value="2.252">
                <text:p>2.25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.8685">
                <text:p>51.8685</text:p>
              </table:table-cell>
              <table:table-cell office:value-type="float" office:value="-71.9299">
                <text:p>-71.929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.30999">
                <text:p>-6.30999</text:p>
              </table:table-cell>
              <table:table-cell office:value-type="float" office:value="10.4581">
                <text:p>10.458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6.6101">
                <text:p>-96.6101</text:p>
              </table:table-cell>
              <table:table-cell office:value-type="float" office:value="66.2837">
                <text:p>66.283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83.3451">
                <text:p>-83.3451</text:p>
              </table:table-cell>
              <table:table-cell office:value-type="float" office:value="17.4156">
                <text:p>17.415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.7235">
                <text:p>76.7235</text:p>
              </table:table-cell>
              <table:table-cell office:value-type="float" office:value="-3.70717">
                <text:p>-3.7071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.2073">
                <text:p>30.2073</text:p>
              </table:table-cell>
              <table:table-cell office:value-type="float" office:value="-0.303495">
                <text:p>-0.30349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3.5481">
                <text:p>93.5481</text:p>
              </table:table-cell>
              <table:table-cell office:value-type="float" office:value="13.6366">
                <text:p>13.636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8.3316">
                <text:p>78.3316</text:p>
              </table:table-cell>
              <table:table-cell office:value-type="float" office:value="97.8421">
                <text:p>97.842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.8572">
                <text:p>21.8572</text:p>
              </table:table-cell>
              <table:table-cell office:value-type="float" office:value="59.4241">
                <text:p>59.424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6.5526">
                <text:p>-56.5526</text:p>
              </table:table-cell>
              <table:table-cell office:value-type="float" office:value="-19.4578">
                <text:p>-19.457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8.0564">
                <text:p>-38.0564</text:p>
              </table:table-cell>
              <table:table-cell office:value-type="float" office:value="12.4632">
                <text:p>12.463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.3292">
                <text:p>84.3292</text:p>
              </table:table-cell>
              <table:table-cell office:value-type="float" office:value="-79.4087">
                <text:p>-79.408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99.9209">
                <text:p>-99.9209</text:p>
              </table:table-cell>
              <table:table-cell office:value-type="float" office:value="-63.0009">
                <text:p>-63.000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.3407">
                <text:p>32.3407</text:p>
              </table:table-cell>
              <table:table-cell office:value-type="float" office:value="45.3128">
                <text:p>45.312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.2487">
                <text:p>41.2487</text:p>
              </table:table-cell>
              <table:table-cell office:value-type="float" office:value="5.70782">
                <text:p>5.7078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.16477">
                <text:p>-3.16477</text:p>
              </table:table-cell>
              <table:table-cell office:value-type="float" office:value="-9.29461">
                <text:p>-9.2946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8.0003">
                <text:p>-78.0003</text:p>
              </table:table-cell>
              <table:table-cell office:value-type="float" office:value="-14.657">
                <text:p>-14.65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.8079">
                <text:p>32.8079</text:p>
              </table:table-cell>
              <table:table-cell office:value-type="float" office:value="20.317">
                <text:p>20.31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0.4892">
                <text:p>-20.4892</text:p>
              </table:table-cell>
              <table:table-cell office:value-type="float" office:value="62.262">
                <text:p>62.26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8.238">
                <text:p>-38.238</text:p>
              </table:table-cell>
              <table:table-cell office:value-type="float" office:value="75.4289">
                <text:p>75.428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76.3487">
                <text:p>-76.3487</text:p>
              </table:table-cell>
              <table:table-cell office:value-type="float" office:value="87.9595">
                <text:p>87.959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0.6669">
                <text:p>-60.6669</text:p>
              </table:table-cell>
              <table:table-cell office:value-type="float" office:value="-59.8272">
                <text:p>-59.827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3.4712">
                <text:p>-13.4712</text:p>
              </table:table-cell>
              <table:table-cell office:value-type="float" office:value="91.6177">
                <text:p>91.617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5.169">
                <text:p>-95.169</text:p>
              </table:table-cell>
              <table:table-cell office:value-type="float" office:value="68.748">
                <text:p>68.74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1.9831">
                <text:p>-61.9831</text:p>
              </table:table-cell>
              <table:table-cell office:value-type="float" office:value="17.6036">
                <text:p>17.603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4122">
                <text:p>16.4122</text:p>
              </table:table-cell>
              <table:table-cell office:value-type="float" office:value="87.9636">
                <text:p>87.963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9.8823">
                <text:p>79.8823</text:p>
              </table:table-cell>
              <table:table-cell office:value-type="float" office:value="-14.0651">
                <text:p>-14.065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61248">
                <text:p>5.61248</text:p>
              </table:table-cell>
              <table:table-cell office:value-type="float" office:value="-47.543">
                <text:p>-47.54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5.8053">
                <text:p>55.8053</text:p>
              </table:table-cell>
              <table:table-cell office:value-type="float" office:value="50.1859">
                <text:p>50.185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4.4439">
                <text:p>-14.4439</text:p>
              </table:table-cell>
              <table:table-cell office:value-type="float" office:value="33.8425">
                <text:p>33.842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3.7461">
                <text:p>63.7461</text:p>
              </table:table-cell>
              <table:table-cell office:value-type="float" office:value="-37.3244">
                <text:p>-37.324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.2809">
                <text:p>-11.2809</text:p>
              </table:table-cell>
              <table:table-cell office:value-type="float" office:value="-11.4814">
                <text:p>-11.481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.1757">
                <text:p>30.1757</text:p>
              </table:table-cell>
              <table:table-cell office:value-type="float" office:value="82.9237">
                <text:p>82.923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2.2103">
                <text:p>-42.2103</text:p>
              </table:table-cell>
              <table:table-cell office:value-type="float" office:value="84.8413">
                <text:p>84.841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0.3682">
                <text:p>-70.3682</text:p>
              </table:table-cell>
              <table:table-cell office:value-type="float" office:value="-26.9307">
                <text:p>-26.930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9.18843">
                <text:p>-9.18843</text:p>
              </table:table-cell>
              <table:table-cell office:value-type="float" office:value="-22.7622">
                <text:p>-22.762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56.2859">
                <text:p>-56.2859</text:p>
              </table:table-cell>
              <table:table-cell office:value-type="float" office:value="64.3856">
                <text:p>64.385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.8446">
                <text:p>75.8446</text:p>
              </table:table-cell>
              <table:table-cell office:value-type="float" office:value="-32.5332">
                <text:p>-32.533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5.8266">
                <text:p>75.8266</text:p>
              </table:table-cell>
              <table:table-cell office:value-type="float" office:value="3.71033">
                <text:p>3.7103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90368">
                <text:p>4.90368</text:p>
              </table:table-cell>
              <table:table-cell office:value-type="float" office:value="91.9323">
                <text:p>91.932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3.4988">
                <text:p>53.4988</text:p>
              </table:table-cell>
              <table:table-cell office:value-type="float" office:value="-58.3132">
                <text:p>-58.313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.8865">
                <text:p>99.8865</text:p>
              </table:table-cell>
              <table:table-cell office:value-type="float" office:value="79.6218">
                <text:p>79.621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7.3747">
                <text:p>-27.3747</text:p>
              </table:table-cell>
              <table:table-cell office:value-type="float" office:value="-27.124">
                <text:p>-27.12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4.3673">
                <text:p>74.3673</text:p>
              </table:table-cell>
              <table:table-cell office:value-type="float" office:value="-72.6209">
                <text:p>-72.620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1.7646">
                <text:p>71.7646</text:p>
              </table:table-cell>
              <table:table-cell office:value-type="float" office:value="-55.8889">
                <text:p>-55.888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8.5243">
                <text:p>-48.5243</text:p>
              </table:table-cell>
              <table:table-cell office:value-type="float" office:value="67.4084">
                <text:p>67.408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1.8157">
                <text:p>71.8157</text:p>
              </table:table-cell>
              <table:table-cell office:value-type="float" office:value="2.25903">
                <text:p>2.2590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5.8043">
                <text:p>-55.8043</text:p>
              </table:table-cell>
              <table:table-cell office:value-type="float" office:value="-93.3446">
                <text:p>-93.344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5.5741">
                <text:p>55.5741</text:p>
              </table:table-cell>
              <table:table-cell office:value-type="float" office:value="37.7057">
                <text:p>37.705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96.4">
                <text:p>-96.4</text:p>
              </table:table-cell>
              <table:table-cell office:value-type="float" office:value="-74.2876">
                <text:p>-74.287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2.9876">
                <text:p>72.9876</text:p>
              </table:table-cell>
              <table:table-cell office:value-type="float" office:value="-39.1868">
                <text:p>-39.186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67.2046">
                <text:p>-67.2046</text:p>
              </table:table-cell>
              <table:table-cell office:value-type="float" office:value="6.3187">
                <text:p>6.318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.4009">
                <text:p>77.4009</text:p>
              </table:table-cell>
              <table:table-cell office:value-type="float" office:value="-17.5477">
                <text:p>-17.547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8553">
                <text:p>22.8553</text:p>
              </table:table-cell>
              <table:table-cell office:value-type="float" office:value="-4.01976">
                <text:p>-4.0197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3.5137">
                <text:p>63.5137</text:p>
              </table:table-cell>
              <table:table-cell office:value-type="float" office:value="-96.9889">
                <text:p>-96.988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9.3581">
                <text:p>49.3581</text:p>
              </table:table-cell>
              <table:table-cell office:value-type="float" office:value="52.5176">
                <text:p>52.517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58.356">
                <text:p>-58.356</text:p>
              </table:table-cell>
              <table:table-cell office:value-type="float" office:value="-46.7481">
                <text:p>-46.748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87.1637">
                <text:p>-87.1637</text:p>
              </table:table-cell>
              <table:table-cell office:value-type="float" office:value="90.0614">
                <text:p>90.061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2.3813">
                <text:p>62.3813</text:p>
              </table:table-cell>
              <table:table-cell office:value-type="float" office:value="28.8582">
                <text:p>28.858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5.8304">
                <text:p>-85.8304</text:p>
              </table:table-cell>
              <table:table-cell office:value-type="float" office:value="26.1691">
                <text:p>26.169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9.862">
                <text:p>69.862</text:p>
              </table:table-cell>
              <table:table-cell office:value-type="float" office:value="-59.4031">
                <text:p>-59.403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8.9567">
                <text:p>-68.9567</text:p>
              </table:table-cell>
              <table:table-cell office:value-type="float" office:value="49.6359">
                <text:p>49.635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7.7157">
                <text:p>57.7157</text:p>
              </table:table-cell>
              <table:table-cell office:value-type="float" office:value="-75.7976">
                <text:p>-75.797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63.3225">
                <text:p>-63.3225</text:p>
              </table:table-cell>
              <table:table-cell office:value-type="float" office:value="-59.5941">
                <text:p>-59.594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1.4448">
                <text:p>-71.4448</text:p>
              </table:table-cell>
              <table:table-cell office:value-type="float" office:value="61.2166">
                <text:p>61.216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87804">
                <text:p>6.87804</text:p>
              </table:table-cell>
              <table:table-cell office:value-type="float" office:value="-2.40767">
                <text:p>-2.4076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8.7064">
                <text:p>48.7064</text:p>
              </table:table-cell>
              <table:table-cell office:value-type="float" office:value="71.2884">
                <text:p>71.288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54278">
                <text:p>6.54278</text:p>
              </table:table-cell>
              <table:table-cell office:value-type="float" office:value="26.7464">
                <text:p>26.746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382">
                <text:p>12.6382</text:p>
              </table:table-cell>
              <table:table-cell office:value-type="float" office:value="80.5877">
                <text:p>80.587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48.1317">
                <text:p>-48.1317</text:p>
              </table:table-cell>
              <table:table-cell office:value-type="float" office:value="7.05197">
                <text:p>7.0519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55.4427">
                <text:p>-55.4427</text:p>
              </table:table-cell>
              <table:table-cell office:value-type="float" office:value="19.8239">
                <text:p>19.823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68.1598">
                <text:p>-68.1598</text:p>
              </table:table-cell>
              <table:table-cell office:value-type="float" office:value="26.6402">
                <text:p>26.640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35.6582">
                <text:p>-35.6582</text:p>
              </table:table-cell>
              <table:table-cell office:value-type="float" office:value="-57.8886">
                <text:p>-57.888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.6291">
                <text:p>25.6291</text:p>
              </table:table-cell>
              <table:table-cell office:value-type="float" office:value="51.1315">
                <text:p>51.131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8.5333">
                <text:p>-48.5333</text:p>
              </table:table-cell>
              <table:table-cell office:value-type="float" office:value="-63.1828">
                <text:p>-63.182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98.1927">
                <text:p>-98.1927</text:p>
              </table:table-cell>
              <table:table-cell office:value-type="float" office:value="29.4687">
                <text:p>29.468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96.2708">
                <text:p>-96.2708</text:p>
              </table:table-cell>
              <table:table-cell office:value-type="float" office:value="-49.2677">
                <text:p>-49.267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.7294">
                <text:p>39.7294</text:p>
              </table:table-cell>
              <table:table-cell office:value-type="float" office:value="-6.88339">
                <text:p>-6.8833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1.2321">
                <text:p>-31.2321</text:p>
              </table:table-cell>
              <table:table-cell office:value-type="float" office:value="-91.7083">
                <text:p>-91.708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3.6635">
                <text:p>63.6635</text:p>
              </table:table-cell>
              <table:table-cell office:value-type="float" office:value="35.6197">
                <text:p>35.619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7.4903">
                <text:p>97.4903</text:p>
              </table:table-cell>
              <table:table-cell office:value-type="float" office:value="-6.05514">
                <text:p>-6.0551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7.0994">
                <text:p>-47.0994</text:p>
              </table:table-cell>
              <table:table-cell office:value-type="float" office:value="88.6869">
                <text:p>88.686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87.8532">
                <text:p>-87.8532</text:p>
              </table:table-cell>
              <table:table-cell office:value-type="float" office:value="74.0318">
                <text:p>74.031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73.249">
                <text:p>-73.249</text:p>
              </table:table-cell>
              <table:table-cell office:value-type="float" office:value="-58.3028">
                <text:p>-58.302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8.8013">
                <text:p>-48.8013</text:p>
              </table:table-cell>
              <table:table-cell office:value-type="float" office:value="-51.4172">
                <text:p>-51.417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86.0808">
                <text:p>-86.0808</text:p>
              </table:table-cell>
              <table:table-cell office:value-type="float" office:value="-50.1261">
                <text:p>-50.126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40.9736">
                <text:p>-40.9736</text:p>
              </table:table-cell>
              <table:table-cell office:value-type="float" office:value="55.1867">
                <text:p>55.186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51.2489">
                <text:p>-51.2489</text:p>
              </table:table-cell>
              <table:table-cell office:value-type="float" office:value="-37.4811">
                <text:p>-37.481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3.1113">
                <text:p>-23.1113</text:p>
              </table:table-cell>
              <table:table-cell office:value-type="float" office:value="13.5875">
                <text:p>13.587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3.0247">
                <text:p>-23.0247</text:p>
              </table:table-cell>
              <table:table-cell office:value-type="float" office:value="85.7664">
                <text:p>85.766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5.2111">
                <text:p>-35.2111</text:p>
              </table:table-cell>
              <table:table-cell office:value-type="float" office:value="84.7019">
                <text:p>84.701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8.5095">
                <text:p>78.5095</text:p>
              </table:table-cell>
              <table:table-cell office:value-type="float" office:value="-43.3994">
                <text:p>-43.399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50.6063">
                <text:p>-50.6063</text:p>
              </table:table-cell>
              <table:table-cell office:value-type="float" office:value="51.3839">
                <text:p>51.383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9.6878">
                <text:p>99.6878</text:p>
              </table:table-cell>
              <table:table-cell office:value-type="float" office:value="-73.7248">
                <text:p>-73.724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36.4917">
                <text:p>-36.4917</text:p>
              </table:table-cell>
              <table:table-cell office:value-type="float" office:value="-7.94873">
                <text:p>-7.9487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.6513">
                <text:p>45.6513</text:p>
              </table:table-cell>
              <table:table-cell office:value-type="float" office:value="46.3461">
                <text:p>46.346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2.6293">
                <text:p>52.6293</text:p>
              </table:table-cell>
              <table:table-cell office:value-type="float" office:value="88.2223">
                <text:p>88.222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1.3784">
                <text:p>61.3784</text:p>
              </table:table-cell>
              <table:table-cell office:value-type="float" office:value="-8.9226">
                <text:p>-8.922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76.0765">
                <text:p>-76.0765</text:p>
              </table:table-cell>
              <table:table-cell office:value-type="float" office:value="-75.7966">
                <text:p>-75.796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0.9802">
                <text:p>-30.9802</text:p>
              </table:table-cell>
              <table:table-cell office:value-type="float" office:value="-86.0607">
                <text:p>-86.060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84.906">
                <text:p>-84.906</text:p>
              </table:table-cell>
              <table:table-cell office:value-type="float" office:value="-89.0393">
                <text:p>-89.039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.0888">
                <text:p>59.0888</text:p>
              </table:table-cell>
              <table:table-cell office:value-type="float" office:value="-22.3039">
                <text:p>-22.303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95.5848">
                <text:p>-95.5848</text:p>
              </table:table-cell>
              <table:table-cell office:value-type="float" office:value="81.707">
                <text:p>81.70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.2205">
                <text:p>46.2205</text:p>
              </table:table-cell>
              <table:table-cell office:value-type="float" office:value="-1.62202">
                <text:p>-1.6220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41.0353">
                <text:p>-41.0353</text:p>
              </table:table-cell>
              <table:table-cell office:value-type="float" office:value="40.3124">
                <text:p>40.312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70.3245">
                <text:p>-70.3245</text:p>
              </table:table-cell>
              <table:table-cell office:value-type="float" office:value="-42.3465">
                <text:p>-42.346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2.6322">
                <text:p>62.6322</text:p>
              </table:table-cell>
              <table:table-cell office:value-type="float" office:value="-24.367">
                <text:p>-24.36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9.8638">
                <text:p>59.8638</text:p>
              </table:table-cell>
              <table:table-cell office:value-type="float" office:value="-97.173">
                <text:p>-97.17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92.5026">
                <text:p>-92.5026</text:p>
              </table:table-cell>
              <table:table-cell office:value-type="float" office:value="-31.4318">
                <text:p>-31.431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.0398">
                <text:p>25.0398</text:p>
              </table:table-cell>
              <table:table-cell office:value-type="float" office:value="-6.80521">
                <text:p>-6.8052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.9564">
                <text:p>38.9564</text:p>
              </table:table-cell>
              <table:table-cell office:value-type="float" office:value="65.8432">
                <text:p>65.843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4.4224">
                <text:p>-24.4224</text:p>
              </table:table-cell>
              <table:table-cell office:value-type="float" office:value="33.5476">
                <text:p>33.547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87825">
                <text:p>-1.87825</text:p>
              </table:table-cell>
              <table:table-cell office:value-type="float" office:value="2.6188">
                <text:p>2.618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.5655">
                <text:p>13.5655</text:p>
              </table:table-cell>
              <table:table-cell office:value-type="float" office:value="80.138">
                <text:p>80.13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.6441">
                <text:p>-3.6441</text:p>
              </table:table-cell>
              <table:table-cell office:value-type="float" office:value="-73.7083">
                <text:p>-73.708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83.1135">
                <text:p>-83.1135</text:p>
              </table:table-cell>
              <table:table-cell office:value-type="float" office:value="89.5775">
                <text:p>89.577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81.0855">
                <text:p>-81.0855</text:p>
              </table:table-cell>
              <table:table-cell office:value-type="float" office:value="76.0216">
                <text:p>76.021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6.41696">
                <text:p>-6.41696</text:p>
              </table:table-cell>
              <table:table-cell office:value-type="float" office:value="18.9748">
                <text:p>18.974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96.944">
                <text:p>-96.944</text:p>
              </table:table-cell>
              <table:table-cell office:value-type="float" office:value="47.7807">
                <text:p>47.780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8.9965">
                <text:p>48.9965</text:p>
              </table:table-cell>
              <table:table-cell office:value-type="float" office:value="-59.8763">
                <text:p>-59.876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96.0648">
                <text:p>-96.0648</text:p>
              </table:table-cell>
              <table:table-cell office:value-type="float" office:value="95.0661">
                <text:p>95.066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9.9136">
                <text:p>-19.9136</text:p>
              </table:table-cell>
              <table:table-cell office:value-type="float" office:value="-67.3655">
                <text:p>-67.365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.1322">
                <text:p>38.1322</text:p>
              </table:table-cell>
              <table:table-cell office:value-type="float" office:value="19.0111">
                <text:p>19.011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1.2925">
                <text:p>-11.2925</text:p>
              </table:table-cell>
              <table:table-cell office:value-type="float" office:value="40.8916">
                <text:p>40.891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86.2688">
                <text:p>-86.2688</text:p>
              </table:table-cell>
              <table:table-cell office:value-type="float" office:value="63.7594">
                <text:p>63.759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97.9729">
                <text:p>-97.9729</text:p>
              </table:table-cell>
              <table:table-cell office:value-type="float" office:value="-98.6316">
                <text:p>-98.631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.1198">
                <text:p>84.1198</text:p>
              </table:table-cell>
              <table:table-cell office:value-type="float" office:value="-98.7832">
                <text:p>-98.783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85.3297">
                <text:p>-85.3297</text:p>
              </table:table-cell>
              <table:table-cell office:value-type="float" office:value="25.7693">
                <text:p>25.769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97.4517">
                <text:p>-97.4517</text:p>
              </table:table-cell>
              <table:table-cell office:value-type="float" office:value="17.0347">
                <text:p>17.034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37673">
                <text:p>-1.37673</text:p>
              </table:table-cell>
              <table:table-cell office:value-type="float" office:value="33.6488">
                <text:p>33.648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7.51312">
                <text:p>-7.51312</text:p>
              </table:table-cell>
              <table:table-cell office:value-type="float" office:value="5.96654">
                <text:p>5.9665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2.5068">
                <text:p>32.5068</text:p>
              </table:table-cell>
              <table:table-cell office:value-type="float" office:value="47.8211">
                <text:p>47.821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4.3454">
                <text:p>-34.3454</text:p>
              </table:table-cell>
              <table:table-cell office:value-type="float" office:value="-63.5758">
                <text:p>-63.575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.531">
                <text:p>49.531</text:p>
              </table:table-cell>
              <table:table-cell office:value-type="float" office:value="91.8561">
                <text:p>91.856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4.5376">
                <text:p>84.5376</text:p>
              </table:table-cell>
              <table:table-cell office:value-type="float" office:value="54.3429">
                <text:p>54.342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2.03141">
                <text:p>-2.03141</text:p>
              </table:table-cell>
              <table:table-cell office:value-type="float" office:value="42.2034">
                <text:p>42.203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.34741">
                <text:p>-1.34741</text:p>
              </table:table-cell>
              <table:table-cell office:value-type="float" office:value="96.9382">
                <text:p>96.938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.94832">
                <text:p>-2.94832</text:p>
              </table:table-cell>
              <table:table-cell office:value-type="float" office:value="54.6552">
                <text:p>54.655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7.8147">
                <text:p>-17.8147</text:p>
              </table:table-cell>
              <table:table-cell office:value-type="float" office:value="-40.0525">
                <text:p>-40.052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5.9262">
                <text:p>35.9262</text:p>
              </table:table-cell>
              <table:table-cell office:value-type="float" office:value="-46.9728">
                <text:p>-46.972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.8313">
                <text:p>40.8313</text:p>
              </table:table-cell>
              <table:table-cell office:value-type="float" office:value="-81.4462">
                <text:p>-81.446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6.43539">
                <text:p>-6.43539</text:p>
              </table:table-cell>
              <table:table-cell office:value-type="float" office:value="-21.8222">
                <text:p>-21.822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minimum="-150" chart:maximum="1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234cm" svg:height="20.831cm" xlink:href=".." xlink:type="simple" chart:class="chart:bubble" chart:style-name="ch1">
        <chart:legend chart:legend-position="end" svg:x="28.844cm" svg:y="10.116cm" style:legend-expansion="high" chart:style-name="ch2"/>
        <chart:plot-area chart:style-name="ch3" table:cell-range-address="Лист3.A2:Лист3.B352 Лист3.E1:Лист3.E352 Лист3.D2:Лист3.D352" chart:data-source-has-labels="row" svg:x="0.604cm" svg:y="0.416cm" svg:width="27.636cm" svg:height="19.999cm">
          <chartooo:coordinate-region svg:x="0.935cm" svg:y="0.615cm" svg:width="27.024cm" svg:height="19.6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3.E2:Лист3.E352" chart:label-cell-address="Лист3.E1:Лист3.E1" chart:class="chart:bubble">
            <chart:domain table:cell-range-address="Лист3.B2:Лист3.B352"/>
            <chart:domain table:cell-range-address="Лист3.A2:Лист3.A352"/>
            <chart:data-point chart:repeated="351"/>
            <loext:propertry-mapping loext:property="FillColor" loext:cell-range-address="Лист3.D2:Лист3.D3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size</text:p>
                <draw:g>
                  <svg:desc>Лист3.E1:Лист3.E1</svg:desc>
                </draw:g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7988">
                <text:p>0.187988</text:p>
                <draw:g>
                  <svg:desc>Лист3.A2:Лист3.A352</svg:desc>
                </draw:g>
              </table:table-cell>
              <table:table-cell office:value-type="float" office:value="0.982171">
                <text:p>0.982171</text:p>
                <draw:g>
                  <svg:desc>Лист3.B2:Лист3.B352</svg:desc>
                </draw:g>
              </table:table-cell>
              <table:table-cell office:value-type="float" office:value="1">
                <text:p>1</text:p>
                <draw:g>
                  <svg:desc>Лист3.E2:Лист3.E352</svg:desc>
                </draw:g>
              </table:table-cell>
              <table:table-cell office:value-type="float" office:value="16711680">
                <text:p>16711680</text:p>
                <draw:g>
                  <svg:desc>Лист3.D2:Лист3.D3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05668">
                <text:p>-0.405668</text:p>
              </table:table-cell>
              <table:table-cell office:value-type="float" office:value="-0.91402">
                <text:p>-0.9140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45769">
                <text:p>-0.745769</text:p>
              </table:table-cell>
              <table:table-cell office:value-type="float" office:value="-0.666204">
                <text:p>-0.66620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02372">
                <text:p>-0.702372</text:p>
              </table:table-cell>
              <table:table-cell office:value-type="float" office:value="0.71181">
                <text:p>0.7118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734638">
                <text:p>-0.734638</text:p>
              </table:table-cell>
              <table:table-cell office:value-type="float" office:value="-0.678459">
                <text:p>-0.67845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9469">
                <text:p>0.119469</text:p>
              </table:table-cell>
              <table:table-cell office:value-type="float" office:value="-0.992838">
                <text:p>-0.99283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66682">
                <text:p>0.666682</text:p>
              </table:table-cell>
              <table:table-cell office:value-type="float" office:value="0.745342">
                <text:p>0.74534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767684">
                <text:p>-0.767684</text:p>
              </table:table-cell>
              <table:table-cell office:value-type="float" office:value="-0.640828">
                <text:p>-0.64082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89819">
                <text:p>-0.489819</text:p>
              </table:table-cell>
              <table:table-cell office:value-type="float" office:value="0.871824">
                <text:p>0.87182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30534">
                <text:p>-0.230534</text:p>
              </table:table-cell>
              <table:table-cell office:value-type="float" office:value="0.973064">
                <text:p>0.97306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5139">
                <text:p>0.705139</text:p>
              </table:table-cell>
              <table:table-cell office:value-type="float" office:value="0.70907">
                <text:p>0.7090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8889">
                <text:p>0.838889</text:p>
              </table:table-cell>
              <table:table-cell office:value-type="float" office:value="0.544303">
                <text:p>0.54430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68572">
                <text:p>-0.368572</text:p>
              </table:table-cell>
              <table:table-cell office:value-type="float" office:value="-0.929599">
                <text:p>-0.92959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9233">
                <text:p>-0.89233</text:p>
              </table:table-cell>
              <table:table-cell office:value-type="float" office:value="-0.451383">
                <text:p>-0.45138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88188">
                <text:p>-0.388188</text:p>
              </table:table-cell>
              <table:table-cell office:value-type="float" office:value="0.92158">
                <text:p>0.9215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93425">
                <text:p>0.893425</text:p>
              </table:table-cell>
              <table:table-cell office:value-type="float" office:value="0.449212">
                <text:p>0.44921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02542">
                <text:p>-0.802542</text:p>
              </table:table-cell>
              <table:table-cell office:value-type="float" office:value="-0.596596">
                <text:p>-0.59659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19243">
                <text:p>0.719243</text:p>
              </table:table-cell>
              <table:table-cell office:value-type="float" office:value="-0.694759">
                <text:p>-0.69475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26652">
                <text:p>-0.726652</text:p>
              </table:table-cell>
              <table:table-cell office:value-type="float" office:value="-0.687005">
                <text:p>-0.68700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9098">
                <text:p>0.959098</text:p>
              </table:table-cell>
              <table:table-cell office:value-type="float" office:value="0.283074">
                <text:p>0.28307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922594">
                <text:p>-0.0922594</text:p>
              </table:table-cell>
              <table:table-cell office:value-type="float" office:value="0.995735">
                <text:p>0.99573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40037">
                <text:p>0.940037</text:p>
              </table:table-cell>
              <table:table-cell office:value-type="float" office:value="-0.341074">
                <text:p>-0.34107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88531">
                <text:p>0.588531</text:p>
              </table:table-cell>
              <table:table-cell office:value-type="float" office:value="0.808475">
                <text:p>0.80847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289041">
                <text:p>-0.289041</text:p>
              </table:table-cell>
              <table:table-cell office:value-type="float" office:value="-0.957317">
                <text:p>-0.95731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573968">
                <text:p>-0.573968</text:p>
              </table:table-cell>
              <table:table-cell office:value-type="float" office:value="-0.818878">
                <text:p>-0.81887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15743">
                <text:p>0.615743</text:p>
              </table:table-cell>
              <table:table-cell office:value-type="float" office:value="-0.787947">
                <text:p>-0.78794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03239">
                <text:p>-0.203239</text:p>
              </table:table-cell>
              <table:table-cell office:value-type="float" office:value="-0.979129">
                <text:p>-0.97912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04044">
                <text:p>0.404044</text:p>
              </table:table-cell>
              <table:table-cell office:value-type="float" office:value="0.914739">
                <text:p>0.91473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592459">
                <text:p>-0.592459</text:p>
              </table:table-cell>
              <table:table-cell office:value-type="float" office:value="0.805601">
                <text:p>0.80560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51415">
                <text:p>-0.751415</text:p>
              </table:table-cell>
              <table:table-cell office:value-type="float" office:value="-0.65983">
                <text:p>-0.6598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582922">
                <text:p>-0.582922</text:p>
              </table:table-cell>
              <table:table-cell office:value-type="float" office:value="-0.812528">
                <text:p>-0.81252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06715">
                <text:p>0.706715</text:p>
              </table:table-cell>
              <table:table-cell office:value-type="float" office:value="-0.707499">
                <text:p>-0.70749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464589">
                <text:p>-0.464589</text:p>
              </table:table-cell>
              <table:table-cell office:value-type="float" office:value="-0.885527">
                <text:p>-0.88552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19306">
                <text:p>0.719306</text:p>
              </table:table-cell>
              <table:table-cell office:value-type="float" office:value="0.694694">
                <text:p>0.69469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731762">
                <text:p>-0.731762</text:p>
              </table:table-cell>
              <table:table-cell office:value-type="float" office:value="0.681561">
                <text:p>0.68156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523533">
                <text:p>-0.523533</text:p>
              </table:table-cell>
              <table:table-cell office:value-type="float" office:value="-0.852005">
                <text:p>-0.85200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96411">
                <text:p>-0.196411</text:p>
              </table:table-cell>
              <table:table-cell office:value-type="float" office:value="-0.980522">
                <text:p>-0.98052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37025">
                <text:p>-0.337025</text:p>
              </table:table-cell>
              <table:table-cell office:value-type="float" office:value="0.941496">
                <text:p>0.94149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2587">
                <text:p>0.372587</text:p>
              </table:table-cell>
              <table:table-cell office:value-type="float" office:value="0.927997">
                <text:p>0.92799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70914">
                <text:p>0.0270914</text:p>
              </table:table-cell>
              <table:table-cell office:value-type="float" office:value="0.999633">
                <text:p>0.99963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4515">
                <text:p>-0.14515</text:p>
              </table:table-cell>
              <table:table-cell office:value-type="float" office:value="0.98941">
                <text:p>0.9894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379081">
                <text:p>-0.379081</text:p>
              </table:table-cell>
              <table:table-cell office:value-type="float" office:value="-0.925363">
                <text:p>-0.92536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400503">
                <text:p>-0.0400503</text:p>
              </table:table-cell>
              <table:table-cell office:value-type="float" office:value="0.999198">
                <text:p>0.99919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372">
                <text:p>-0.4372</text:p>
              </table:table-cell>
              <table:table-cell office:value-type="float" office:value="-0.899365">
                <text:p>-0.89936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14298">
                <text:p>0.814298</text:p>
              </table:table-cell>
              <table:table-cell office:value-type="float" office:value="0.580447">
                <text:p>0.58044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678734">
                <text:p>-0.678734</text:p>
              </table:table-cell>
              <table:table-cell office:value-type="float" office:value="-0.734385">
                <text:p>-0.73438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23969">
                <text:p>0.723969</text:p>
              </table:table-cell>
              <table:table-cell office:value-type="float" office:value="0.689832">
                <text:p>0.68983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218686">
                <text:p>-0.218686</text:p>
              </table:table-cell>
              <table:table-cell office:value-type="float" office:value="0.975795">
                <text:p>0.97579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44029">
                <text:p>-0.44029</text:p>
              </table:table-cell>
              <table:table-cell office:value-type="float" office:value="-0.897856">
                <text:p>-0.89785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24212">
                <text:p>-0.124212</text:p>
              </table:table-cell>
              <table:table-cell office:value-type="float" office:value="0.992256">
                <text:p>0.99225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5263">
                <text:p>5.15263</text:p>
              </table:table-cell>
              <table:table-cell office:value-type="float" office:value="14.0872">
                <text:p>14.087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.6457">
                <text:p>-10.6457</text:p>
              </table:table-cell>
              <table:table-cell office:value-type="float" office:value="10.5674">
                <text:p>10.567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1.1006">
                <text:p>-11.1006</text:p>
              </table:table-cell>
              <table:table-cell office:value-type="float" office:value="-10.0884">
                <text:p>-10.088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709258">
                <text:p>-0.709258</text:p>
              </table:table-cell>
              <table:table-cell office:value-type="float" office:value="-14.9832">
                <text:p>-14.983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74563">
                <text:p>5.74563</text:p>
              </table:table-cell>
              <table:table-cell office:value-type="float" office:value="-13.856">
                <text:p>-13.85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.63574">
                <text:p>-8.63574</text:p>
              </table:table-cell>
              <table:table-cell office:value-type="float" office:value="-12.2647">
                <text:p>-12.264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.14886">
                <text:p>-3.14886</text:p>
              </table:table-cell>
              <table:table-cell office:value-type="float" office:value="-14.6658">
                <text:p>-14.665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1.5173">
                <text:p>-11.5173</text:p>
              </table:table-cell>
              <table:table-cell office:value-type="float" office:value="9.60996">
                <text:p>9.6099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82509">
                <text:p>-1.82509</text:p>
              </table:table-cell>
              <table:table-cell office:value-type="float" office:value="-14.8886">
                <text:p>-14.888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0359">
                <text:p>12.0359</text:p>
              </table:table-cell>
              <table:table-cell office:value-type="float" office:value="8.95199">
                <text:p>8.9519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5804">
                <text:p>5.5804</text:p>
              </table:table-cell>
              <table:table-cell office:value-type="float" office:value="-13.9233">
                <text:p>-13.923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8.81351">
                <text:p>-8.81351</text:p>
              </table:table-cell>
              <table:table-cell office:value-type="float" office:value="-12.1376">
                <text:p>-12.137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33506">
                <text:p>0.433506</text:p>
              </table:table-cell>
              <table:table-cell office:value-type="float" office:value="-14.9937">
                <text:p>-14.993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.91123">
                <text:p>-5.91123</text:p>
              </table:table-cell>
              <table:table-cell office:value-type="float" office:value="-13.7861">
                <text:p>-13.786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8327">
                <text:p>7.8327</text:p>
              </table:table-cell>
              <table:table-cell office:value-type="float" office:value="12.7925">
                <text:p>12.792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34253">
                <text:p>7.34253</text:p>
              </table:table-cell>
              <table:table-cell office:value-type="float" office:value="13.08">
                <text:p>13.0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8.75193">
                <text:p>-8.75193</text:p>
              </table:table-cell>
              <table:table-cell office:value-type="float" office:value="12.1821">
                <text:p>12.182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7461">
                <text:p>12.7461</text:p>
              </table:table-cell>
              <table:table-cell office:value-type="float" office:value="7.90811">
                <text:p>7.9081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8173">
                <text:p>4.8173</text:p>
              </table:table-cell>
              <table:table-cell office:value-type="float" office:value="-14.2054">
                <text:p>-14.205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7.20657">
                <text:p>-7.20657</text:p>
              </table:table-cell>
              <table:table-cell office:value-type="float" office:value="-13.1554">
                <text:p>-13.155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.05021">
                <text:p>-6.05021</text:p>
              </table:table-cell>
              <table:table-cell office:value-type="float" office:value="13.7257">
                <text:p>13.725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4.6605">
                <text:p>-14.6605</text:p>
              </table:table-cell>
              <table:table-cell office:value-type="float" office:value="3.17334">
                <text:p>3.1733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06121">
                <text:p>6.06121</text:p>
              </table:table-cell>
              <table:table-cell office:value-type="float" office:value="13.7209">
                <text:p>13.720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.6681">
                <text:p>13.6681</text:p>
              </table:table-cell>
              <table:table-cell office:value-type="float" office:value="6.17913">
                <text:p>6.1791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65581">
                <text:p>6.65581</text:p>
              </table:table-cell>
              <table:table-cell office:value-type="float" office:value="13.4425">
                <text:p>13.442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61452">
                <text:p>-2.61452</text:p>
              </table:table-cell>
              <table:table-cell office:value-type="float" office:value="14.7704">
                <text:p>14.770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.65545">
                <text:p>-5.65545</text:p>
              </table:table-cell>
              <table:table-cell office:value-type="float" office:value="13.893">
                <text:p>13.89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7429">
                <text:p>2.17429</text:p>
              </table:table-cell>
              <table:table-cell office:value-type="float" office:value="14.8416">
                <text:p>14.841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38582">
                <text:p>2.38582</text:p>
              </table:table-cell>
              <table:table-cell office:value-type="float" office:value="14.809">
                <text:p>14.80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77051">
                <text:p>8.77051</text:p>
              </table:table-cell>
              <table:table-cell office:value-type="float" office:value="-12.1687">
                <text:p>-12.168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271">
                <text:p>5.271</text:p>
              </table:table-cell>
              <table:table-cell office:value-type="float" office:value="-14.0434">
                <text:p>-14.043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.17482">
                <text:p>-6.17482</text:p>
              </table:table-cell>
              <table:table-cell office:value-type="float" office:value="-13.6701">
                <text:p>-13.670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7.52435">
                <text:p>-7.52435</text:p>
              </table:table-cell>
              <table:table-cell office:value-type="float" office:value="12.9763">
                <text:p>12.976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6388">
                <text:p>0.56388</text:p>
              </table:table-cell>
              <table:table-cell office:value-type="float" office:value="14.9894">
                <text:p>14.989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24043">
                <text:p>3.24043</text:p>
              </table:table-cell>
              <table:table-cell office:value-type="float" office:value="-14.6458">
                <text:p>-14.645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4.4556">
                <text:p>-14.4556</text:p>
              </table:table-cell>
              <table:table-cell office:value-type="float" office:value="4.00453">
                <text:p>4.0045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.68087">
                <text:p>-9.68087</text:p>
              </table:table-cell>
              <table:table-cell office:value-type="float" office:value="11.4578">
                <text:p>11.457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96055">
                <text:p>4.96055</text:p>
              </table:table-cell>
              <table:table-cell office:value-type="float" office:value="14.156">
                <text:p>14.15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.33193">
                <text:p>-2.33193</text:p>
              </table:table-cell>
              <table:table-cell office:value-type="float" office:value="-14.8176">
                <text:p>-14.817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4.1588">
                <text:p>-14.1588</text:p>
              </table:table-cell>
              <table:table-cell office:value-type="float" office:value="4.9527">
                <text:p>4.952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8.92883">
                <text:p>-8.92883</text:p>
              </table:table-cell>
              <table:table-cell office:value-type="float" office:value="-12.0531">
                <text:p>-12.053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1.0359">
                <text:p>-11.0359</text:p>
              </table:table-cell>
              <table:table-cell office:value-type="float" office:value="10.1592">
                <text:p>10.159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.63933">
                <text:p>-2.63933</text:p>
              </table:table-cell>
              <table:table-cell office:value-type="float" office:value="-14.766">
                <text:p>-14.76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27539">
                <text:p>0.627539</text:p>
              </table:table-cell>
              <table:table-cell office:value-type="float" office:value="-14.9869">
                <text:p>-14.986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4.88341">
                <text:p>-4.88341</text:p>
              </table:table-cell>
              <table:table-cell office:value-type="float" office:value="14.1828">
                <text:p>14.182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8.75365">
                <text:p>-8.75365</text:p>
              </table:table-cell>
              <table:table-cell office:value-type="float" office:value="12.1809">
                <text:p>12.180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67983">
                <text:p>0.767983</text:p>
              </table:table-cell>
              <table:table-cell office:value-type="float" office:value="-14.9803">
                <text:p>-14.980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4.2591">
                <text:p>-14.2591</text:p>
              </table:table-cell>
              <table:table-cell office:value-type="float" office:value="4.65592">
                <text:p>4.6559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575">
                <text:p>6.575</text:p>
              </table:table-cell>
              <table:table-cell office:value-type="float" office:value="13.4822">
                <text:p>13.482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.6908">
                <text:p>13.6908</text:p>
              </table:table-cell>
              <table:table-cell office:value-type="float" office:value="6.1287">
                <text:p>6.128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.2472">
                <text:p>26.2472</text:p>
              </table:table-cell>
              <table:table-cell office:value-type="float" office:value="29.842">
                <text:p>29.84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.3099">
                <text:p>24.3099</text:p>
              </table:table-cell>
              <table:table-cell office:value-type="float" office:value="20.0479">
                <text:p>20.047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9932">
                <text:p>21.9932</text:p>
              </table:table-cell>
              <table:table-cell office:value-type="float" office:value="28.9949">
                <text:p>28.994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.7398">
                <text:p>25.7398</text:p>
              </table:table-cell>
              <table:table-cell office:value-type="float" office:value="29.945">
                <text:p>29.94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.7844">
                <text:p>25.7844</text:p>
              </table:table-cell>
              <table:table-cell office:value-type="float" office:value="20.0619">
                <text:p>20.061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.8363">
                <text:p>26.8363</text:p>
              </table:table-cell>
              <table:table-cell office:value-type="float" office:value="20.3494">
                <text:p>20.349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.4726">
                <text:p>24.4726</text:p>
              </table:table-cell>
              <table:table-cell office:value-type="float" office:value="20.0279">
                <text:p>20.027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.1432">
                <text:p>26.1432</text:p>
              </table:table-cell>
              <table:table-cell office:value-type="float" office:value="20.1324">
                <text:p>20.132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.1628">
                <text:p>22.1628</text:p>
              </table:table-cell>
              <table:table-cell office:value-type="float" office:value="20.8829">
                <text:p>20.882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.5381">
                <text:p>27.5381</text:p>
              </table:table-cell>
              <table:table-cell office:value-type="float" office:value="20.6921">
                <text:p>20.692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.7721">
                <text:p>27.7721</text:p>
              </table:table-cell>
              <table:table-cell office:value-type="float" office:value="29.1612">
                <text:p>29.161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.9582">
                <text:p>28.9582</text:p>
              </table:table-cell>
              <table:table-cell office:value-type="float" office:value="21.9451">
                <text:p>21.945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.8454">
                <text:p>27.8454</text:p>
              </table:table-cell>
              <table:table-cell office:value-type="float" office:value="20.8886">
                <text:p>20.888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.5202">
                <text:p>28.5202</text:p>
              </table:table-cell>
              <table:table-cell office:value-type="float" office:value="21.4492">
                <text:p>21.449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8922">
                <text:p>22.8922</text:p>
              </table:table-cell>
              <table:table-cell office:value-type="float" office:value="20.466">
                <text:p>20.46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.8931">
                <text:p>28.8931</text:p>
              </table:table-cell>
              <table:table-cell office:value-type="float" office:value="21.8625">
                <text:p>21.862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.679">
                <text:p>25.679</text:p>
              </table:table-cell>
              <table:table-cell office:value-type="float" office:value="20.0463">
                <text:p>20.046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.4436">
                <text:p>21.4436</text:p>
              </table:table-cell>
              <table:table-cell office:value-type="float" office:value="21.4854">
                <text:p>21.485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.1324">
                <text:p>29.1324</text:p>
              </table:table-cell>
              <table:table-cell office:value-type="float" office:value="27.8148">
                <text:p>27.814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.607">
                <text:p>21.607</text:p>
              </table:table-cell>
              <table:table-cell office:value-type="float" office:value="21.3275">
                <text:p>21.327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.3806">
                <text:p>23.3806</text:p>
              </table:table-cell>
              <table:table-cell office:value-type="float" office:value="20.2695">
                <text:p>20.269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7549">
                <text:p>23.7549</text:p>
              </table:table-cell>
              <table:table-cell office:value-type="float" office:value="29.8425">
                <text:p>29.842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.744">
                <text:p>25.744</text:p>
              </table:table-cell>
              <table:table-cell office:value-type="float" office:value="20.0557">
                <text:p>20.055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.0202">
                <text:p>26.0202</text:p>
              </table:table-cell>
              <table:table-cell office:value-type="float" office:value="20.1052">
                <text:p>20.105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9941">
                <text:p>23.9941</text:p>
              </table:table-cell>
              <table:table-cell office:value-type="float" office:value="29.8978">
                <text:p>29.897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5327">
                <text:p>23.5327</text:p>
              </table:table-cell>
              <table:table-cell office:value-type="float" office:value="20.2202">
                <text:p>20.220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.1921">
                <text:p>26.1921</text:p>
              </table:table-cell>
              <table:table-cell office:value-type="float" office:value="29.8558">
                <text:p>29.855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.5351">
                <text:p>27.5351</text:p>
              </table:table-cell>
              <table:table-cell office:value-type="float" office:value="29.3097">
                <text:p>29.309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9.9892">
                <text:p>29.9892</text:p>
              </table:table-cell>
              <table:table-cell office:value-type="float" office:value="25.3292">
                <text:p>25.329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.6725">
                <text:p>28.6725</text:p>
              </table:table-cell>
              <table:table-cell office:value-type="float" office:value="21.607">
                <text:p>21.60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.9764">
                <text:p>22.9764</text:p>
              </table:table-cell>
              <table:table-cell office:value-type="float" office:value="29.5722">
                <text:p>29.572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.8733">
                <text:p>29.8733</text:p>
              </table:table-cell>
              <table:table-cell office:value-type="float" office:value="26.1186">
                <text:p>26.118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.869">
                <text:p>25.869</text:p>
              </table:table-cell>
              <table:table-cell office:value-type="float" office:value="20.0761">
                <text:p>20.076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.0232">
                <text:p>23.0232</text:p>
              </table:table-cell>
              <table:table-cell office:value-type="float" office:value="20.4074">
                <text:p>20.407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.9541">
                <text:p>20.9541</text:p>
              </table:table-cell>
              <table:table-cell office:value-type="float" office:value="22.0623">
                <text:p>22.062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8134">
                <text:p>29.8134</text:p>
              </table:table-cell>
              <table:table-cell office:value-type="float" office:value="23.6467">
                <text:p>23.646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.5493">
                <text:p>22.5493</text:p>
              </table:table-cell>
              <table:table-cell office:value-type="float" office:value="29.3582">
                <text:p>29.358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.9222">
                <text:p>29.9222</text:p>
              </table:table-cell>
              <table:table-cell office:value-type="float" office:value="24.1214">
                <text:p>24.121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.7421">
                <text:p>29.7421</text:p>
              </table:table-cell>
              <table:table-cell office:value-type="float" office:value="26.5852">
                <text:p>26.585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.0343">
                <text:p>28.0343</text:p>
              </table:table-cell>
              <table:table-cell office:value-type="float" office:value="28.974">
                <text:p>28.97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.6887">
                <text:p>22.6887</text:p>
              </table:table-cell>
              <table:table-cell office:value-type="float" office:value="20.5663">
                <text:p>20.566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.5994">
                <text:p>22.5994</text:p>
              </table:table-cell>
              <table:table-cell office:value-type="float" office:value="29.386">
                <text:p>29.38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.9097">
                <text:p>25.9097</text:p>
              </table:table-cell>
              <table:table-cell office:value-type="float" office:value="20.0835">
                <text:p>20.083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.5205">
                <text:p>23.5205</text:p>
              </table:table-cell>
              <table:table-cell office:value-type="float" office:value="29.7761">
                <text:p>29.776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.3394">
                <text:p>22.3394</text:p>
              </table:table-cell>
              <table:table-cell office:value-type="float" office:value="20.7667">
                <text:p>20.766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.7231">
                <text:p>29.7231</text:p>
              </table:table-cell>
              <table:table-cell office:value-type="float" office:value="23.3592">
                <text:p>23.359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1034">
                <text:p>25.1034</text:p>
              </table:table-cell>
              <table:table-cell office:value-type="float" office:value="20.0011">
                <text:p>20.001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.9227">
                <text:p>28.9227</text:p>
              </table:table-cell>
              <table:table-cell office:value-type="float" office:value="21.8996">
                <text:p>21.899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.0056">
                <text:p>22.0056</text:p>
              </table:table-cell>
              <table:table-cell office:value-type="float" office:value="20.9958">
                <text:p>20.995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.5441">
                <text:p>22.5441</text:p>
              </table:table-cell>
              <table:table-cell office:value-type="float" office:value="20.6447">
                <text:p>20.644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3.1162">
                <text:p>-33.1162</text:p>
              </table:table-cell>
              <table:table-cell office:value-type="float" office:value="33.1096">
                <text:p>33.109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6.8912">
                <text:p>-16.8912</text:p>
              </table:table-cell>
              <table:table-cell office:value-type="float" office:value="-90.1667">
                <text:p>-90.16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9.7287">
                <text:p>-29.7287</text:p>
              </table:table-cell>
              <table:table-cell office:value-type="float" office:value="94.6834">
                <text:p>94.683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9.961">
                <text:p>49.961</text:p>
              </table:table-cell>
              <table:table-cell office:value-type="float" office:value="-58.2593">
                <text:p>-58.259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45.1354">
                <text:p>-45.1354</text:p>
              </table:table-cell>
              <table:table-cell office:value-type="float" office:value="-24.9776">
                <text:p>-24.977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.47514">
                <text:p>-4.47514</text:p>
              </table:table-cell>
              <table:table-cell office:value-type="float" office:value="42.4077">
                <text:p>42.407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.3534">
                <text:p>49.3534</text:p>
              </table:table-cell>
              <table:table-cell office:value-type="float" office:value="19.9611">
                <text:p>19.961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66.6329">
                <text:p>-66.6329</text:p>
              </table:table-cell>
              <table:table-cell office:value-type="float" office:value="-39.1663">
                <text:p>-39.166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6.958">
                <text:p>66.958</text:p>
              </table:table-cell>
              <table:table-cell office:value-type="float" office:value="9.27035">
                <text:p>9.2703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4.2633">
                <text:p>-14.2633</text:p>
              </table:table-cell>
              <table:table-cell office:value-type="float" office:value="-35.2048">
                <text:p>-35.20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58.967">
                <text:p>-58.967</text:p>
              </table:table-cell>
              <table:table-cell office:value-type="float" office:value="-55.8467">
                <text:p>-55.84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9212">
                <text:p>16.9212</text:p>
              </table:table-cell>
              <table:table-cell office:value-type="float" office:value="-25.4125">
                <text:p>-25.412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6.34261">
                <text:p>-6.34261</text:p>
              </table:table-cell>
              <table:table-cell office:value-type="float" office:value="68.1189">
                <text:p>68.118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8.2361">
                <text:p>-28.2361</text:p>
              </table:table-cell>
              <table:table-cell office:value-type="float" office:value="32.798">
                <text:p>32.79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1.1713">
                <text:p>91.1713</text:p>
              </table:table-cell>
              <table:table-cell office:value-type="float" office:value="-44.4122">
                <text:p>-44.412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40.9534">
                <text:p>-40.9534</text:p>
              </table:table-cell>
              <table:table-cell office:value-type="float" office:value="-33.6535">
                <text:p>-33.65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9.9433">
                <text:p>59.9433</text:p>
              </table:table-cell>
              <table:table-cell office:value-type="float" office:value="56.1225">
                <text:p>56.122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9.0307">
                <text:p>59.0307</text:p>
              </table:table-cell>
              <table:table-cell office:value-type="float" office:value="-8.40658">
                <text:p>-8.4065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2.2634">
                <text:p>72.2634</text:p>
              </table:table-cell>
              <table:table-cell office:value-type="float" office:value="56.6434">
                <text:p>56.643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9.2577">
                <text:p>79.2577</text:p>
              </table:table-cell>
              <table:table-cell office:value-type="float" office:value="29.6541">
                <text:p>29.654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0.159">
                <text:p>-20.159</text:p>
              </table:table-cell>
              <table:table-cell office:value-type="float" office:value="73.4952">
                <text:p>73.495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67.9449">
                <text:p>-67.9449</text:p>
              </table:table-cell>
              <table:table-cell office:value-type="float" office:value="-96.607">
                <text:p>-96.6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6.715">
                <text:p>76.715</text:p>
              </table:table-cell>
              <table:table-cell office:value-type="float" office:value="-14.196">
                <text:p>-14.19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8.8606">
                <text:p>48.8606</text:p>
              </table:table-cell>
              <table:table-cell office:value-type="float" office:value="-6.27077">
                <text:p>-6.2707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89.3027">
                <text:p>-89.3027</text:p>
              </table:table-cell>
              <table:table-cell office:value-type="float" office:value="-21.3798">
                <text:p>-21.37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.7405">
                <text:p>87.7405</text:p>
              </table:table-cell>
              <table:table-cell office:value-type="float" office:value="40.494">
                <text:p>40.49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3.9729">
                <text:p>33.9729</text:p>
              </table:table-cell>
              <table:table-cell office:value-type="float" office:value="-35.6759">
                <text:p>-35.675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.8298">
                <text:p>35.8298</text:p>
              </table:table-cell>
              <table:table-cell office:value-type="float" office:value="-94.6153">
                <text:p>-94.615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74.2563">
                <text:p>-74.2563</text:p>
              </table:table-cell>
              <table:table-cell office:value-type="float" office:value="-19.4714">
                <text:p>-19.47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90239">
                <text:p>3.90239</text:p>
              </table:table-cell>
              <table:table-cell office:value-type="float" office:value="59.0677">
                <text:p>59.067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52.9476">
                <text:p>-52.9476</text:p>
              </table:table-cell>
              <table:table-cell office:value-type="float" office:value="1.43453">
                <text:p>1.434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44.8787">
                <text:p>-44.8787</text:p>
              </table:table-cell>
              <table:table-cell office:value-type="float" office:value="-40.3877">
                <text:p>-40.38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9.5578">
                <text:p>-29.5578</text:p>
              </table:table-cell>
              <table:table-cell office:value-type="float" office:value="45.7195">
                <text:p>45.719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1.9921">
                <text:p>41.9921</text:p>
              </table:table-cell>
              <table:table-cell office:value-type="float" office:value="-75.8236">
                <text:p>-75.823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9.7425">
                <text:p>-19.7425</text:p>
              </table:table-cell>
              <table:table-cell office:value-type="float" office:value="-92.3876">
                <text:p>-92.387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59.0026">
                <text:p>-59.0026</text:p>
              </table:table-cell>
              <table:table-cell office:value-type="float" office:value="-38.2872">
                <text:p>-38.287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4.4089">
                <text:p>44.4089</text:p>
              </table:table-cell>
              <table:table-cell office:value-type="float" office:value="69.2746">
                <text:p>69.274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.507">
                <text:p>19.507</text:p>
              </table:table-cell>
              <table:table-cell office:value-type="float" office:value="-84.1323">
                <text:p>-84.132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73.3943">
                <text:p>-73.3943</text:p>
              </table:table-cell>
              <table:table-cell office:value-type="float" office:value="-58.636">
                <text:p>-58.6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44.8357">
                <text:p>-44.8357</text:p>
              </table:table-cell>
              <table:table-cell office:value-type="float" office:value="88.6329">
                <text:p>88.632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5.5565">
                <text:p>-35.5565</text:p>
              </table:table-cell>
              <table:table-cell office:value-type="float" office:value="16.8182">
                <text:p>16.818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60.5279">
                <text:p>-60.5279</text:p>
              </table:table-cell>
              <table:table-cell office:value-type="float" office:value="80.1653">
                <text:p>80.165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42106">
                <text:p>7.42106</text:p>
              </table:table-cell>
              <table:table-cell office:value-type="float" office:value="8.09768">
                <text:p>8.0976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78.0224">
                <text:p>-78.0224</text:p>
              </table:table-cell>
              <table:table-cell office:value-type="float" office:value="88.7437">
                <text:p>88.743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.3395">
                <text:p>30.3395</text:p>
              </table:table-cell>
              <table:table-cell office:value-type="float" office:value="-10.1773">
                <text:p>-10.177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6.938">
                <text:p>36.938</text:p>
              </table:table-cell>
              <table:table-cell office:value-type="float" office:value="24.6039">
                <text:p>24.603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.1767">
                <text:p>62.1767</text:p>
              </table:table-cell>
              <table:table-cell office:value-type="float" office:value="-80.9023">
                <text:p>-80.902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9.8158">
                <text:p>89.8158</text:p>
              </table:table-cell>
              <table:table-cell office:value-type="float" office:value="7.75246">
                <text:p>7.7524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3.7182">
                <text:p>43.7182</text:p>
              </table:table-cell>
              <table:table-cell office:value-type="float" office:value="-89.4768">
                <text:p>-89.476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20.2465">
                <text:p>-20.2465</text:p>
              </table:table-cell>
              <table:table-cell office:value-type="float" office:value="61.9781">
                <text:p>61.978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